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28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7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5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1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8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6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8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1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06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0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0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7">
            <text:p>性別</text:p>
          </table:table-cell>
          <table:table-cell office:value-type="string" table:number-columns-spanned="1" table:number-rows-spanned="4" table:style-name="ce301">
            <text:p>總 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35"/>
          <table:table-cell table:number-columns-repeated="5" table:style-name="ce33"/>
          <table:table-cell table:number-columns-spanned="1" table:number-rows-spanned="3" table:style-name="ce298"/>
          <table:table-cell table:number-columns-spanned="1" table:number-rows-spanned="3" table:style-name="ce30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table:style-name="ce50"/>
          <table:table-cell table:style-name="ce48"/>
          <table:table-cell table:style-name="ce47"/>
          <table:table-cell table:number-columns-repeated="3" table:style-name="ce4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56"/>
          <table:table-cell table:style-name="ce57"/>
          <table:table-cell table:style-name="ce56"/>
          <table:table-cell table:number-columns-repeated="2" table:style-name="ce57"/>
          <table:table-cell table:style-name="ce58"/>
          <table:table-cell table:style-name="ce59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table:style-name="ce39"/>
          <table:table-cell table:style-name="ce62"/>
          <table:table-cell table:style-name="ce39"/>
          <table:table-cell table:number-columns-repeated="2" table:style-name="ce62"/>
          <table:table-cell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table:style-name="ce47"/>
          <table:table-cell table:style-name="ce64"/>
          <table:table-cell table:style-name="ce47"/>
          <table:table-cell table:number-columns-repeated="2" table:style-name="ce64"/>
          <table:table-cell table:style-name="ce48"/>
          <table:table-cell table:style-name="ce65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table:style-name="ce35"/>
          <table:table-cell table:number-columns-repeated="6" table:style-name="ce33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3年</text:p>
          </table:table-cell>
          <table:table-cell office:value-type="string" table:style-name="ce86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4年</text:p>
          </table:table-cell>
          <table:table-cell office:value-type="string" table:style-name="ce87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5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3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07年</text:p>
          </table:table-cell>
          <table:table-cell office:value-type="string" table:style-name="ce86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08年</text:p>
          </table:table-cell>
          <table:table-cell office:value-type="string" table:style-name="ce100">
            <text:p>計</text:p>
          </table:table-cell>
          <table:table-cell office:value-type="float" office:value="269048" table:style-name="ce92">
            <text:p><text:s text:c="3"/>269,048</text:p>
          </table:table-cell>
          <table:table-cell office:value-type="float" office:value="247832" table:style-name="ce92">
            <text:p><text:s text:c="3"/>247,832</text:p>
          </table:table-cell>
          <table:table-cell office:value-type="float" office:value="8329" table:style-name="ce92">
            <text:p><text:s text:c="3"/>8,329</text:p>
          </table:table-cell>
          <table:table-cell office:value-type="float" office:value="6698" table:style-name="ce92">
            <text:p><text:s text:c="3"/>6,698</text:p>
          </table:table-cell>
          <table:table-cell office:value-type="float" office:value="1631" table:style-name="ce92">
            <text:p><text:s text:c="3"/>1,631</text:p>
          </table:table-cell>
          <table:table-cell office:value-type="float" office:value="12887" table:style-name="ce92">
            <text:p><text:s text:c="3"/>12,887</text:p>
          </table:table-cell>
          <table:table-cell office:value-type="float" office:value="9007" table:style-name="ce92">
            <text:p><text:s text:c="3"/>9,007</text:p>
          </table:table-cell>
          <table:table-cell office:value-type="float" office:value="3880" table:style-name="ce92">
            <text:p><text:s text:c="3"/>3,880</text:p>
          </table:table-cell>
          <table:table-cell office:value-type="float" office:value="263170" table:style-name="ce92">
            <text:p><text:s text:c="3"/>263,170</text:p>
          </table:table-cell>
          <table:table-cell office:value-type="float" office:value="242113" table:style-name="ce92">
            <text:p><text:s text:c="3"/>242,113</text:p>
          </table:table-cell>
          <table:table-cell office:value-type="float" office:value="8317" table:style-name="ce92">
            <text:p><text:s text:c="3"/>8,317</text:p>
          </table:table-cell>
          <table:table-cell office:value-type="float" office:value="6696" table:style-name="ce92">
            <text:p><text:s text:c="3"/>6,696</text:p>
          </table:table-cell>
          <table:table-cell office:value-type="float" office:value="1621" table:style-name="ce92">
            <text:p><text:s text:c="3"/>1,621</text:p>
          </table:table-cell>
          <table:table-cell office:value-type="float" office:value="12740" table:style-name="ce92">
            <text:p><text:s text:c="3"/>12,740</text:p>
          </table:table-cell>
          <table:table-cell office:value-type="float" office:value="8998" table:style-name="ce92">
            <text:p><text:s text:c="3"/>8,998</text:p>
          </table:table-cell>
          <table:table-cell office:value-type="float" office:value="3742" table:style-name="ce92">
            <text:p><text:s text:c="3"/>3,742</text:p>
          </table:table-cell>
          <table:table-cell office:value-type="float" office:value="5878" table:style-name="ce93">
            <text:p><text:s text:c="3"/>5,878</text:p>
          </table:table-cell>
          <table:table-cell office:value-type="float" office:value="5719" table:style-name="ce92">
            <text:p><text:s text:c="3"/>5,71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47" table:style-name="ce92">
            <text:p><text:s text:c="3"/>147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38" table:style-name="ce94">
            <text:p><text:s text:c="3"/>13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749" table:style-name="ce92">
            <text:p><text:s text:c="3"/>1,749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747" table:style-name="ce92">
            <text:p><text:s text:c="3"/>1,747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8" table:style-name="ce94">
            <text:p><text:s text:c="3"/>11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6580" table:style-name="ce96">
            <text:p><text:s text:c="3"/>6,580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6570" table:style-name="ce96">
            <text:p><text:s text:c="3"/>6,570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4022" table:style-name="ce96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table:style-name="ce101"/>
          <table:table-cell table:number-columns-repeated="16357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17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22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09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table:style-name="ce107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4664" table:style-name="ce104">
            <text:p><text:s text:c="3"/>24,664</text:p>
          </table:table-cell>
          <table:table-cell office:value-type="float" office:value="22898" table:style-name="ce104">
            <text:p><text:s text:c="3"/>22,898</text:p>
          </table:table-cell>
          <table:table-cell office:value-type="float" office:value="683" table:style-name="ce104">
            <text:p><text:s text:c="3"/>683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0" table:style-name="ce104">
            <text:p><text:s text:c="3"/>110</text:p>
          </table:table-cell>
          <table:table-cell office:value-type="float" office:value="1083" table:style-name="ce104">
            <text:p><text:s text:c="3"/>1,083</text:p>
          </table:table-cell>
          <table:table-cell office:value-type="float" office:value="753" table:style-name="ce104">
            <text:p><text:s text:c="3"/>753</text:p>
          </table:table-cell>
          <table:table-cell office:value-type="float" office:value="330" table:style-name="ce104">
            <text:p><text:s text:c="3"/>330</text:p>
          </table:table-cell>
          <table:table-cell office:value-type="float" office:value="1548" table:style-name="ce105">
            <text:p><text:s text:c="3"/>1,548</text:p>
          </table:table-cell>
          <table:table-cell office:value-type="float" office:value="1523" table:style-name="ce106">
            <text:p><text:s text:c="3"/>1,5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8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6">
            <text:p><text:s text:c="3"/>12,347</text:p>
          </table:table-cell>
          <table:table-cell office:value-type="float" office:value="139" table:style-name="ce107">
            <text:p><text:s text:c="3"/>13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77" table:style-name="ce111">
            <text:p><text:s text:c="3"/>277</text:p>
          </table:table-cell>
          <table:table-cell office:value-type="float" office:value="12332" table:style-name="ce107">
            <text:p><text:s text:c="3"/>12,332</text:p>
          </table:table-cell>
          <table:table-cell office:value-type="float" office:value="11834" table:style-name="ce106">
            <text:p><text:s text:c="3"/>11,834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360" table:style-name="ce106">
            <text:p><text:s text:c="3"/>360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61" table:style-name="ce111">
            <text:p><text:s text:c="3"/>261</text:p>
          </table:table-cell>
          <table:table-cell office:value-type="float" office:value="530" table:style-name="ce105">
            <text:p><text:s text:c="3"/>530</text:p>
          </table:table-cell>
          <table:table-cell office:value-type="float" office:value="513" table:style-name="ce106">
            <text:p><text:s text:c="3"/>5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16" table:style-name="ce108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5">
            <text:p><text:s text:c="3"/>12,074</text:p>
          </table:table-cell>
          <table:table-cell office:value-type="float" office:value="547" table:style-name="ce114">
            <text:p><text:s text:c="3"/>547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29" table:style-name="ce115">
            <text:p><text:s text:c="3"/>729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114">
            <text:p><text:s text:c="3"/>12,332</text:p>
          </table:table-cell>
          <table:table-cell office:value-type="float" office:value="11064" table:style-name="ce115">
            <text:p><text:s text:c="3"/>11,064</text:p>
          </table:table-cell>
          <table:table-cell office:value-type="float" office:value="545" table:style-name="ce114">
            <text:p><text:s text:c="3"/>545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723" table:style-name="ce115">
            <text:p><text:s text:c="3"/>723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69" table:style-name="ce116">
            <text:p><text:s text:c="3"/>69</text:p>
          </table:table-cell>
          <table:table-cell office:value-type="float" office:value="1018" table:style-name="ce114">
            <text:p><text:s text:c="3"/>1,018</text:p>
          </table:table-cell>
          <table:table-cell office:value-type="float" office:value="1010" table:style-name="ce115">
            <text:p><text:s text:c="3"/>1,01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" table:style-name="ce117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652" table:style-name="ce118">
            <text:p><text:s text:c="3"/>22,652</text:p>
          </table:table-cell>
          <table:table-cell office:value-type="float" office:value="21004" table:style-name="ce119">
            <text:p><text:s text:c="3"/>21,004</text:p>
          </table:table-cell>
          <table:table-cell office:value-type="float" office:value="609" table:style-name="ce118">
            <text:p><text:s text:c="3"/>609</text:p>
          </table:table-cell>
          <table:table-cell office:value-type="float" office:value="504" table:style-name="ce118">
            <text:p><text:s text:c="3"/>504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039" table:style-name="ce119">
            <text:p><text:s text:c="3"/>1,039</text:p>
          </table:table-cell>
          <table:table-cell office:value-type="float" office:value="719" table:style-name="ce120">
            <text:p><text:s text:c="3"/>719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21620" table:style-name="ce118">
            <text:p><text:s text:c="3"/>21,620</text:p>
          </table:table-cell>
          <table:table-cell office:value-type="float" office:value="19991" table:style-name="ce119">
            <text:p><text:s text:c="3"/>19,991</text:p>
          </table:table-cell>
          <table:table-cell office:value-type="float" office:value="607" table:style-name="ce118">
            <text:p><text:s text:c="3"/>607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022" table:style-name="ce119">
            <text:p><text:s text:c="3"/>1,022</text:p>
          </table:table-cell>
          <table:table-cell office:value-type="float" office:value="717" table:style-name="ce118">
            <text:p><text:s text:c="3"/>717</text:p>
          </table:table-cell>
          <table:table-cell office:value-type="float" office:value="305" table:style-name="ce104">
            <text:p><text:s text:c="3"/>305</text:p>
          </table:table-cell>
          <table:table-cell office:value-type="float" office:value="1032" table:style-name="ce118">
            <text:p><text:s text:c="3"/>1,032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6">
            <text:p><text:s text:c="3"/>10,640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98" table:style-name="ce105">
            <text:p><text:s text:c="3"/>98</text:p>
          </table:table-cell>
          <table:table-cell office:value-type="float" office:value="253" table:style-name="ce111">
            <text:p><text:s text:c="3"/>253</text:p>
          </table:table-cell>
          <table:table-cell office:value-type="float" office:value="10810" table:style-name="ce107">
            <text:p><text:s text:c="3"/>10,810</text:p>
          </table:table-cell>
          <table:table-cell office:value-type="float" office:value="10353" table:style-name="ce106">
            <text:p><text:s text:c="3"/>10,353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41" table:style-name="ce111">
            <text:p><text:s text:c="3"/>241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2" table:style-name="ce121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542" table:style-name="ce114">
            <text:p><text:s text:c="3"/>11,542</text:p>
          </table:table-cell>
          <table:table-cell office:value-type="float" office:value="10364" table:style-name="ce115">
            <text:p><text:s text:c="3"/>10,364</text:p>
          </table:table-cell>
          <table:table-cell office:value-type="float" office:value="490" table:style-name="ce114">
            <text:p><text:s text:c="3"/>490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688" table:style-name="ce115">
            <text:p><text:s text:c="3"/>688</text:p>
          </table:table-cell>
          <table:table-cell office:value-type="float" office:value="621" table:style-name="ce122">
            <text:p><text:s text:c="3"/>62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810" table:style-name="ce114">
            <text:p><text:s text:c="3"/>10,810</text:p>
          </table:table-cell>
          <table:table-cell office:value-type="float" office:value="9638" table:style-name="ce115">
            <text:p><text:s text:c="3"/>9,638</text:p>
          </table:table-cell>
          <table:table-cell office:value-type="float" office:value="488" table:style-name="ce114">
            <text:p><text:s text:c="3"/>488</text:p>
          </table:table-cell>
          <table:table-cell office:value-type="float" office:value="425" table:style-name="ce114">
            <text:p><text:s text:c="3"/>425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684" table:style-name="ce115">
            <text:p><text:s text:c="3"/>684</text:p>
          </table:table-cell>
          <table:table-cell office:value-type="float" office:value="620" table:style-name="ce114">
            <text:p><text:s text:c="3"/>620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32" table:style-name="ce114">
            <text:p><text:s text:c="3"/>732</text:p>
          </table:table-cell>
          <table:table-cell office:value-type="float" office:value="726" table:style-name="ce115">
            <text:p><text:s text:c="3"/>72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" table:style-name="ce12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9">
            <text:p><text:s text:c="3"/>18,989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20196" table:style-name="ce118">
            <text:p><text:s text:c="3"/>20,196</text:p>
          </table:table-cell>
          <table:table-cell office:value-type="float" office:value="18348" table:style-name="ce119">
            <text:p><text:s text:c="3"/>18,348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08" table:style-name="ce119">
            <text:p><text:s text:c="3"/>1,108</text:p>
          </table:table-cell>
          <table:table-cell office:value-type="float" office:value="800" table:style-name="ce118">
            <text:p><text:s text:c="3"/>800</text:p>
          </table:table-cell>
          <table:table-cell office:value-type="float" office:value="308" table:style-name="ce104">
            <text:p><text:s text:c="3"/>308</text:p>
          </table:table-cell>
          <table:table-cell office:value-type="float" office:value="668" table:style-name="ce118">
            <text:p><text:s text:c="3"/>668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6">
            <text:p><text:s text:c="3"/>9,847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46" table:style-name="ce106">
            <text:p><text:s text:c="3"/>34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54" table:style-name="ce111">
            <text:p><text:s text:c="3"/>254</text:p>
          </table:table-cell>
          <table:table-cell office:value-type="float" office:value="10098" table:style-name="ce107">
            <text:p><text:s text:c="3"/>10,098</text:p>
          </table:table-cell>
          <table:table-cell office:value-type="float" office:value="9615" table:style-name="ce106">
            <text:p><text:s text:c="3"/>9,615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26" table:style-name="ce106">
            <text:p><text:s text:c="3"/>32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5">
            <text:p><text:s text:c="3"/>9,142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9" table:style-name="ce115">
            <text:p><text:s text:c="3"/>78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0098" table:style-name="ce114">
            <text:p><text:s text:c="3"/>10,098</text:p>
          </table:table-cell>
          <table:table-cell office:value-type="float" office:value="8733" table:style-name="ce115">
            <text:p><text:s text:c="3"/>8,733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2" table:style-name="ce115">
            <text:p><text:s text:c="3"/>782</text:p>
          </table:table-cell>
          <table:table-cell office:value-type="float" office:value="708" table:style-name="ce114">
            <text:p><text:s text:c="3"/>70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16" table:style-name="ce114">
            <text:p><text:s text:c="3"/>416</text:p>
          </table:table-cell>
          <table:table-cell office:value-type="float" office:value="409" table:style-name="ce115">
            <text:p><text:s text:c="3"/>40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" table:style-name="ce12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602" table:style-name="ce118">
            <text:p><text:s text:c="3"/>602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9836" table:style-name="ce118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601" table:style-name="ce118">
            <text:p><text:s text:c="3"/>601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687" table:style-name="ce118">
            <text:p><text:s text:c="3"/>687</text:p>
          </table:table-cell>
          <table:table-cell office:value-type="float" office:value="278" table:style-name="ce10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6">
            <text:p><text:s text:c="3"/>4,587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22" table:style-name="ce106">
            <text:p><text:s text:c="3"/>32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25" table:style-name="ce111">
            <text:p><text:s text:c="3"/>225</text:p>
          </table:table-cell>
          <table:table-cell office:value-type="float" office:value="4918" table:style-name="ce107">
            <text:p><text:s text:c="3"/>4,918</text:p>
          </table:table-cell>
          <table:table-cell office:value-type="float" office:value="4474" table:style-name="ce106">
            <text:p><text:s text:c="3"/>4,474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12" table:style-name="ce111">
            <text:p><text:s text:c="3"/>212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5">
            <text:p><text:s text:c="3"/>4,072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9" table:style-name="ce115">
            <text:p><text:s text:c="3"/>659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4918" table:style-name="ce114">
            <text:p><text:s text:c="3"/>4,918</text:p>
          </table:table-cell>
          <table:table-cell office:value-type="float" office:value="3796" table:style-name="ce115">
            <text:p><text:s text:c="3"/>3,796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7" table:style-name="ce115">
            <text:p><text:s text:c="3"/>65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278" table:style-name="ce114">
            <text:p><text:s text:c="3"/>278</text:p>
          </table:table-cell>
          <table:table-cell office:value-type="float" office:value="276" table:style-name="ce115">
            <text:p><text:s text:c="3"/>27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3312" table:style-name="ce104">
            <text:p><text:s text:c="3"/>23,312</text:p>
          </table:table-cell>
          <table:table-cell office:value-type="float" office:value="21541" table:style-name="ce104">
            <text:p><text:s text:c="3"/>21,541</text:p>
          </table:table-cell>
          <table:table-cell office:value-type="float" office:value="747" table:style-name="ce104">
            <text:p><text:s text:c="3"/>747</text:p>
          </table:table-cell>
          <table:table-cell office:value-type="float" office:value="581" table:style-name="ce104">
            <text:p><text:s text:c="3"/>581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024" table:style-name="ce104">
            <text:p><text:s text:c="3"/>1,024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22656" table:style-name="ce104">
            <text:p><text:s text:c="3"/>22,656</text:p>
          </table:table-cell>
          <table:table-cell office:value-type="float" office:value="20900" table:style-name="ce104">
            <text:p><text:s text:c="3"/>20,900</text:p>
          </table:table-cell>
          <table:table-cell office:value-type="float" office:value="743" table:style-name="ce104">
            <text:p><text:s text:c="3"/>743</text:p>
          </table:table-cell>
          <table:table-cell office:value-type="float" office:value="580" table:style-name="ce104">
            <text:p><text:s text:c="3"/>58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1013" table:style-name="ce104">
            <text:p><text:s text:c="3"/>1,013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656" table:style-name="ce105">
            <text:p><text:s text:c="3"/>656</text:p>
          </table:table-cell>
          <table:table-cell office:value-type="float" office:value="641" table:style-name="ce106">
            <text:p><text:s text:c="3"/>64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11" table:style-name="ce108">
            <text:p><text:s text:c="3"/>11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6">
            <text:p><text:s text:c="3"/>11,013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43" table:style-name="ce111">
            <text:p><text:s text:c="3"/>243</text:p>
          </table:table-cell>
          <table:table-cell office:value-type="float" office:value="11328" table:style-name="ce107">
            <text:p><text:s text:c="3"/>11,328</text:p>
          </table:table-cell>
          <table:table-cell office:value-type="float" office:value="10845" table:style-name="ce106">
            <text:p><text:s text:c="3"/>10,845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27" table:style-name="ce106">
            <text:p><text:s text:c="3"/>32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178" table:style-name="ce105">
            <text:p><text:s text:c="3"/>178</text:p>
          </table:table-cell>
          <table:table-cell office:value-type="float" office:value="168" table:style-name="ce106">
            <text:p><text:s text:c="3"/>16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8">
            <text:p><text:s text:c="3"/>10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806" table:style-name="ce114">
            <text:p><text:s text:c="3"/>11,806</text:p>
          </table:table-cell>
          <table:table-cell office:value-type="float" office:value="10528" table:style-name="ce115">
            <text:p><text:s text:c="3"/>10,528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502" table:style-name="ce114">
            <text:p><text:s text:c="3"/>5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687" table:style-name="ce115">
            <text:p><text:s text:c="3"/>687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11328" table:style-name="ce114">
            <text:p><text:s text:c="3"/>11,328</text:p>
          </table:table-cell>
          <table:table-cell office:value-type="float" office:value="10055" table:style-name="ce115">
            <text:p><text:s text:c="3"/>10,055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686" table:style-name="ce115">
            <text:p><text:s text:c="3"/>686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473" table:style-name="ce115">
            <text:p><text:s text:c="3"/>47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7">
            <text:p><text:s text:c="3"/>1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24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9">
            <text:p><text:s text:c="3"/>22,103</text:p>
          </table:table-cell>
          <table:table-cell office:value-type="float" office:value="805" table:style-name="ce118">
            <text:p><text:s text:c="3"/>80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92" table:style-name="ce119">
            <text:p><text:s text:c="3"/>1,092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319" table:style-name="ce104">
            <text:p><text:s text:c="3"/>319</text:p>
          </table:table-cell>
          <table:table-cell office:value-type="float" office:value="23530" table:style-name="ce118">
            <text:p><text:s text:c="3"/>23,530</text:p>
          </table:table-cell>
          <table:table-cell office:value-type="float" office:value="21655" table:style-name="ce119">
            <text:p><text:s text:c="3"/>21,655</text:p>
          </table:table-cell>
          <table:table-cell office:value-type="float" office:value="804" table:style-name="ce118">
            <text:p><text:s text:c="3"/>804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1071" table:style-name="ce119">
            <text:p><text:s text:c="3"/>1,071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1">
            <text:p><text:s text:c="3"/>21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6">
            <text:p><text:s text:c="3"/>11,387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103" table:style-name="ce105">
            <text:p><text:s text:c="3"/>103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1765" table:style-name="ce107">
            <text:p><text:s text:c="3"/>11,765</text:p>
          </table:table-cell>
          <table:table-cell office:value-type="float" office:value="11253" table:style-name="ce106">
            <text:p><text:s text:c="3"/>11,253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39" table:style-name="ce106">
            <text:p><text:s text:c="3"/>33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36" table:style-name="ce111">
            <text:p><text:s text:c="3"/>236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5">
            <text:p><text:s text:c="3"/>10,716</text:p>
          </table:table-cell>
          <table:table-cell office:value-type="float" office:value="632" table:style-name="ce114">
            <text:p><text:s text:c="3"/>63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33" table:style-name="ce115">
            <text:p><text:s text:c="3"/>733</text:p>
          </table:table-cell>
          <table:table-cell office:value-type="float" office:value="670" table:style-name="ce122">
            <text:p><text:s text:c="3"/>67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114">
            <text:p><text:s text:c="3"/>11,765</text:p>
          </table:table-cell>
          <table:table-cell office:value-type="float" office:value="10402" table:style-name="ce115">
            <text:p><text:s text:c="3"/>10,402</text:p>
          </table:table-cell>
          <table:table-cell office:value-type="float" office:value="631" table:style-name="ce114">
            <text:p><text:s text:c="3"/>631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32" table:style-name="ce115">
            <text:p><text:s text:c="3"/>732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316" table:style-name="ce114">
            <text:p><text:s text:c="3"/>316</text:p>
          </table:table-cell>
          <table:table-cell office:value-type="float" office:value="314" table:style-name="ce115">
            <text:p><text:s text:c="3"/>31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23">
            <text:p><text:s text:c="3"/>1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694" table:style-name="ce118">
            <text:p><text:s text:c="3"/>694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4528" table:style-name="ce118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693" table:style-name="ce118">
            <text:p><text:s text:c="3"/>69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49" table:style-name="ce104">
            <text:p><text:s text:c="3"/>349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1">
            <text:p><text:s text:c="3"/>16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6">
            <text:p><text:s text:c="3"/>11,868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2" table:style-name="ce111">
            <text:p><text:s text:c="3"/>282</text:p>
          </table:table-cell>
          <table:table-cell office:value-type="float" office:value="12264" table:style-name="ce107">
            <text:p><text:s text:c="3"/>12,264</text:p>
          </table:table-cell>
          <table:table-cell office:value-type="float" office:value="11750" table:style-name="ce106">
            <text:p><text:s text:c="3"/>11,750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58" table:style-name="ce106">
            <text:p><text:s text:c="3"/>3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68" table:style-name="ce111">
            <text:p><text:s text:c="3"/>268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0" table:style-name="ce106">
            <text:p>—</text:p>
          </table:table-cell>
          <table:table-cell office:value-type="float" office:value="14" table:style-name="ce121">
            <text:p><text:s text:c="3"/>14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5">
            <text:p><text:s text:c="3"/>11,349</text:p>
          </table:table-cell>
          <table:table-cell office:value-type="float" office:value="538" table:style-name="ce114">
            <text:p><text:s text:c="3"/>538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11" table:style-name="ce115">
            <text:p><text:s text:c="3"/>711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2264" table:style-name="ce114">
            <text:p><text:s text:c="3"/>12,264</text:p>
          </table:table-cell>
          <table:table-cell office:value-type="float" office:value="11018" table:style-name="ce115">
            <text:p><text:s text:c="3"/>11,018</text:p>
          </table:table-cell>
          <table:table-cell office:value-type="float" office:value="537" table:style-name="ce114">
            <text:p><text:s text:c="3"/>537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09" table:style-name="ce115">
            <text:p><text:s text:c="3"/>709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34" table:style-name="ce114">
            <text:p><text:s text:c="3"/>334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23">
            <text:p><text:s text:c="3"/>2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7862" table:style-name="ce118">
            <text:p><text:s text:c="3"/>27,862</text:p>
          </table:table-cell>
          <table:table-cell office:value-type="float" office:value="25870" table:style-name="ce119">
            <text:p><text:s text:c="3"/>25,870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91" table:style-name="ce119">
            <text:p><text:s text:c="3"/>1,191</text:p>
          </table:table-cell>
          <table:table-cell office:value-type="float" office:value="826" table:style-name="ce118">
            <text:p><text:s text:c="3"/>826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7230" table:style-name="ce118">
            <text:p><text:s text:c="3"/>27,230</text:p>
          </table:table-cell>
          <table:table-cell office:value-type="float" office:value="25255" table:style-name="ce119">
            <text:p><text:s text:c="3"/>25,255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24" table:style-name="ce118">
            <text:p><text:s text:c="3"/>824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2 月</text:p>
          </table:table-cell>
          <table:table-cell office:value-type="string" table:style-name="ce12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6">
            <text:p><text:s text:c="3"/>13,209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84" table:style-name="ce106">
            <text:p><text:s text:c="3"/>384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69" table:style-name="ce111">
            <text:p><text:s text:c="3"/>269</text:p>
          </table:table-cell>
          <table:table-cell office:value-type="float" office:value="13615" table:style-name="ce107">
            <text:p><text:s text:c="3"/>13,615</text:p>
          </table:table-cell>
          <table:table-cell office:value-type="float" office:value="13040" table:style-name="ce106">
            <text:p><text:s text:c="3"/>13,040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4065" table:style-name="ce114">
            <text:p><text:s text:c="3"/>14,065</text:p>
          </table:table-cell>
          <table:table-cell office:value-type="float" office:value="12661" table:style-name="ce115">
            <text:p><text:s text:c="3"/>12,661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7" table:style-name="ce115">
            <text:p><text:s text:c="3"/>807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13615" table:style-name="ce114">
            <text:p><text:s text:c="3"/>13,615</text:p>
          </table:table-cell>
          <table:table-cell office:value-type="float" office:value="12215" table:style-name="ce115">
            <text:p><text:s text:c="3"/>12,215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3" table:style-name="ce115">
            <text:p><text:s text:c="3"/>803</text:p>
          </table:table-cell>
          <table:table-cell office:value-type="float" office:value="709" table:style-name="ce114">
            <text:p><text:s text:c="3"/>709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50" table:style-name="ce114">
            <text:p><text:s text:c="3"/>450</text:p>
          </table:table-cell>
          <table:table-cell office:value-type="float" office:value="446" table:style-name="ce115">
            <text:p><text:s text:c="3"/>44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125"/>
        </table:table-row>
        <table:table-row table:style-name="ro7">
          <table:table-cell office:value-type="string" table:number-columns-spanned="1" table:number-rows-spanned="3" table:style-name="ce293">
            <text:p/>
            <text:p>109年</text:p>
            <text:p/>
          </table:table-cell>
          <table:table-cell office:value-type="string" table:style-name="ce127">
            <text:p>計</text:p>
          </table:table-cell>
          <table:table-cell office:value-type="float" office:value="243404" table:style-name="ce92">
            <text:p><text:s text:c="3"/>243,404</text:p>
          </table:table-cell>
          <table:table-cell office:value-type="float" office:value="232823" table:style-name="ce92">
            <text:p><text:s text:c="3"/>232,823</text:p>
          </table:table-cell>
          <table:table-cell office:value-type="float" office:value="3203" table:style-name="ce92">
            <text:p><text:s text:c="3"/>3,203</text:p>
          </table:table-cell>
          <table:table-cell office:value-type="float" office:value="2363" table:style-name="ce92">
            <text:p><text:s text:c="3"/>2,363</text:p>
          </table:table-cell>
          <table:table-cell office:value-type="float" office:value="840" table:style-name="ce92">
            <text:p><text:s text:c="3"/>840</text:p>
          </table:table-cell>
          <table:table-cell office:value-type="float" office:value="7378" table:style-name="ce92">
            <text:p><text:s text:c="3"/>7,378</text:p>
          </table:table-cell>
          <table:table-cell office:value-type="float" office:value="4395" table:style-name="ce92">
            <text:p><text:s text:c="3"/>4,395</text:p>
          </table:table-cell>
          <table:table-cell office:value-type="float" office:value="2983" table:style-name="ce92">
            <text:p><text:s text:c="3"/>2,983</text:p>
          </table:table-cell>
          <table:table-cell office:value-type="float" office:value="238630" table:style-name="ce92">
            <text:p><text:s text:c="3"/>238,630</text:p>
          </table:table-cell>
          <table:table-cell office:value-type="float" office:value="228177" table:style-name="ce92">
            <text:p><text:s text:c="3"/>228,177</text:p>
          </table:table-cell>
          <table:table-cell office:value-type="float" office:value="3192" table:style-name="ce92">
            <text:p><text:s text:c="3"/>3,192</text:p>
          </table:table-cell>
          <table:table-cell office:value-type="float" office:value="2360" table:style-name="ce92">
            <text:p><text:s text:c="3"/>2,360</text:p>
          </table:table-cell>
          <table:table-cell office:value-type="float" office:value="832" table:style-name="ce92">
            <text:p><text:s text:c="3"/>832</text:p>
          </table:table-cell>
          <table:table-cell office:value-type="float" office:value="7261" table:style-name="ce92">
            <text:p><text:s text:c="3"/>7,261</text:p>
          </table:table-cell>
          <table:table-cell office:value-type="float" office:value="4391" table:style-name="ce92">
            <text:p><text:s text:c="3"/>4,391</text:p>
          </table:table-cell>
          <table:table-cell office:value-type="float" office:value="2870" table:style-name="ce92">
            <text:p><text:s text:c="3"/>2,870</text:p>
          </table:table-cell>
          <table:table-cell office:value-type="float" office:value="4774" table:style-name="ce92">
            <text:p><text:s text:c="3"/>4,774</text:p>
          </table:table-cell>
          <table:table-cell office:value-type="float" office:value="4646" table:style-name="ce92">
            <text:p><text:s text:c="3"/>4,64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3" table:style-name="ce90">
            <text:p><text:s text:c="3"/>11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20663" table:style-name="ce92">
            <text:p><text:s text:c="3"/>120,663</text:p>
          </table:table-cell>
          <table:table-cell office:value-type="float" office:value="116954" table:style-name="ce92">
            <text:p><text:s text:c="3"/>116,954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957" table:style-name="ce92">
            <text:p><text:s text:c="3"/>2,957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2349" table:style-name="ce92">
            <text:p><text:s text:c="3"/>2,349</text:p>
          </table:table-cell>
          <table:table-cell office:value-type="float" office:value="119315" table:style-name="ce92">
            <text:p><text:s text:c="3"/>119,315</text:p>
          </table:table-cell>
          <table:table-cell office:value-type="float" office:value="115700" table:style-name="ce92">
            <text:p><text:s text:c="3"/>115,700</text:p>
          </table:table-cell>
          <table:table-cell office:value-type="float" office:value="748" table:style-name="ce92">
            <text:p><text:s text:c="3"/>748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1" table:style-name="ce92">
            <text:p><text:s text:c="3"/>421</text:p>
          </table:table-cell>
          <table:table-cell office:value-type="float" office:value="2867" table:style-name="ce92">
            <text:p><text:s text:c="3"/>2,867</text:p>
          </table:table-cell>
          <table:table-cell office:value-type="float" office:value="607" table:style-name="ce92">
            <text:p><text:s text:c="3"/>607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48" table:style-name="ce92">
            <text:p><text:s text:c="3"/>1,348</text:p>
          </table:table-cell>
          <table:table-cell office:value-type="float" office:value="1254" table:style-name="ce92">
            <text:p><text:s text:c="3"/>1,25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9" table:style-name="ce94">
            <text:p><text:s text:c="3"/>89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96">
            <text:p><text:s text:c="3"/>122,741</text:p>
          </table:table-cell>
          <table:table-cell office:value-type="float" office:value="115869" table:style-name="ce96">
            <text:p><text:s text:c="3"/>115,869</text:p>
          </table:table-cell>
          <table:table-cell office:value-type="float" office:value="2451" table:style-name="ce96">
            <text:p><text:s text:c="3"/>2,451</text:p>
          </table:table-cell>
          <table:table-cell office:value-type="float" office:value="2036" table:style-name="ce96">
            <text:p><text:s text:c="3"/>2,036</text:p>
          </table:table-cell>
          <table:table-cell office:value-type="float" office:value="415" table:style-name="ce96">
            <text:p><text:s text:c="3"/>415</text:p>
          </table:table-cell>
          <table:table-cell office:value-type="float" office:value="4421" table:style-name="ce96">
            <text:p><text:s text:c="3"/>4,421</text:p>
          </table:table-cell>
          <table:table-cell office:value-type="float" office:value="3787" table:style-name="ce96">
            <text:p><text:s text:c="3"/>3,787</text:p>
          </table:table-cell>
          <table:table-cell office:value-type="float" office:value="634" table:style-name="ce96">
            <text:p><text:s text:c="3"/>634</text:p>
          </table:table-cell>
          <table:table-cell office:value-type="float" office:value="119315" table:style-name="ce96">
            <text:p><text:s text:c="3"/>119,315</text:p>
          </table:table-cell>
          <table:table-cell office:value-type="float" office:value="112477" table:style-name="ce96">
            <text:p><text:s text:c="3"/>112,477</text:p>
          </table:table-cell>
          <table:table-cell office:value-type="float" office:value="2444" table:style-name="ce96">
            <text:p><text:s text:c="3"/>2,444</text:p>
          </table:table-cell>
          <table:table-cell office:value-type="float" office:value="2033" table:style-name="ce96">
            <text:p><text:s text:c="3"/>2,033</text:p>
          </table:table-cell>
          <table:table-cell office:value-type="float" office:value="411" table:style-name="ce96">
            <text:p><text:s text:c="3"/>411</text:p>
          </table:table-cell>
          <table:table-cell office:value-type="float" office:value="4394" table:style-name="ce96">
            <text:p><text:s text:c="3"/>4,394</text:p>
          </table:table-cell>
          <table:table-cell office:value-type="float" office:value="3784" table:style-name="ce96">
            <text:p><text:s text:c="3"/>3,784</text:p>
          </table:table-cell>
          <table:table-cell office:value-type="float" office:value="610" table:style-name="ce96">
            <text:p><text:s text:c="3"/>610</text:p>
          </table:table-cell>
          <table:table-cell office:value-type="float" office:value="3426" table:style-name="ce96">
            <text:p><text:s text:c="3"/>3,426</text:p>
          </table:table-cell>
          <table:table-cell office:value-type="float" office:value="3392" table:style-name="ce96">
            <text:p><text:s text:c="3"/>3,392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4" table:style-name="ce98">
            <text:p><text:s text:c="3"/>24</text:p>
          </table:table-cell>
          <table:table-cell table:style-name="ce128"/>
          <table:table-cell table:number-columns-repeated="16357"/>
        </table:table-row>
        <table:table-row table:style-name="ro7" table:visibility="collapse">
          <table:table-cell table:style-name="ce130"/>
          <table:table-cell office:value-type="string" table:style-name="ce131">
            <text:p>計</text:p>
          </table:table-cell>
          <table:table-cell office:value-type="float" office:value="25354" table:style-name="ce132">
            <text:p><text:s text:c="3"/>25,354</text:p>
          </table:table-cell>
          <table:table-cell office:value-type="float" office:value="23481" table:style-name="ce132">
            <text:p><text:s text:c="3"/>23,481</text:p>
          </table:table-cell>
          <table:table-cell office:value-type="float" office:value="937" table:style-name="ce132">
            <text:p><text:s text:c="3"/>937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74" table:style-name="ce132">
            <text:p><text:s text:c="3"/>374</text:p>
          </table:table-cell>
          <table:table-cell office:value-type="float" office:value="24946" table:style-name="ce132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408" table:style-name="ce132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3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2611" table:style-name="ce132">
            <text:p><text:s text:c="3"/>12,611</text:p>
          </table:table-cell>
          <table:table-cell office:value-type="float" office:value="12026" table:style-name="ce132">
            <text:p><text:s text:c="3"/>12,026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382" table:style-name="ce132">
            <text:p><text:s text:c="3"/>38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97" table:style-name="ce132">
            <text:p><text:s text:c="3"/>29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2743" table:style-name="ce132">
            <text:p><text:s text:c="3"/>12,743</text:p>
          </table:table-cell>
          <table:table-cell office:value-type="float" office:value="11455" table:style-name="ce132">
            <text:p><text:s text:c="3"/>11,455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270" table:style-name="ce132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2184" table:style-name="ce136">
            <text:p><text:s text:c="3"/>22,184</text:p>
          </table:table-cell>
          <table:table-cell office:value-type="float" office:value="20920" table:style-name="ce136">
            <text:p><text:s text:c="3"/>20,920</text:p>
          </table:table-cell>
          <table:table-cell office:value-type="float" office:value="309" table:style-name="ce136">
            <text:p><text:s text:c="3"/>309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5" table:style-name="ce136">
            <text:p><text:s text:c="3"/>85</text:p>
          </table:table-cell>
          <table:table-cell office:value-type="float" office:value="955" table:style-name="ce136">
            <text:p><text:s text:c="3"/>955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35" table:style-name="ce136">
            <text:p><text:s text:c="3"/>335</text:p>
          </table:table-cell>
          <table:table-cell office:value-type="float" office:value="21666" table:style-name="ce136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306" table:style-name="ce136">
            <text:p><text:s text:c="3"/>306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518" table:style-name="ce136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10983" table:style-name="ce132">
            <text:p><text:s text:c="3"/>10,983</text:p>
          </table:table-cell>
          <table:table-cell office:value-type="float" office:value="10545" table:style-name="ce132">
            <text:p><text:s text:c="3"/>10,545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66" table:style-name="ce132">
            <text:p><text:s text:c="3"/>366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1201" table:style-name="ce132">
            <text:p><text:s text:c="3"/>11,201</text:p>
          </table:table-cell>
          <table:table-cell office:value-type="float" office:value="10375" table:style-name="ce132">
            <text:p><text:s text:c="3"/>10,375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589" table:style-name="ce132">
            <text:p><text:s text:c="3"/>589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8756" table:style-name="ce136">
            <text:p><text:s text:c="3"/>18,756</text:p>
          </table:table-cell>
          <table:table-cell office:value-type="float" office:value="17708" table:style-name="ce136">
            <text:p><text:s text:c="3"/>17,708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82" table:style-name="ce136">
            <text:p><text:s text:c="3"/>882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8454" table:style-name="ce136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9327" table:style-name="ce132">
            <text:p><text:s text:c="3"/>9,327</text:p>
          </table:table-cell>
          <table:table-cell office:value-type="float" office:value="9015" table:style-name="ce132">
            <text:p><text:s text:c="3"/>9,0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9429" table:style-name="ce132">
            <text:p><text:s text:c="3"/>9,429</text:p>
          </table:table-cell>
          <table:table-cell office:value-type="float" office:value="8693" table:style-name="ce132">
            <text:p><text:s text:c="3"/>8,693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1" table:style-name="ce132">
            <text:p><text:s text:c="3"/>611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878" table:style-name="ce136">
            <text:p><text:s text:c="3"/>13,878</text:p>
          </table:table-cell>
          <table:table-cell office:value-type="float" office:value="13330" table:style-name="ce136">
            <text:p><text:s text:c="3"/>13,330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6" table:style-name="ce136">
            <text:p><text:s text:c="3"/>4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3614" table:style-name="ce136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136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6885" table:style-name="ce132">
            <text:p><text:s text:c="3"/>6,885</text:p>
          </table:table-cell>
          <table:table-cell office:value-type="float" office:value="6698" table:style-name="ce132">
            <text:p><text:s text:c="3"/>6,698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8" table:style-name="ce132">
            <text:p><text:s text:c="3"/>15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93" table:style-name="ce132">
            <text:p><text:s text:c="3"/>6,993</text:p>
          </table:table-cell>
          <table:table-cell office:value-type="float" office:value="6632" table:style-name="ce132">
            <text:p><text:s text:c="3"/>6,63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30740" table:style-name="ce136">
            <text:p><text:s text:c="3"/>30,740</text:p>
          </table:table-cell>
          <table:table-cell office:value-type="float" office:value="30215" table:style-name="ce136">
            <text:p><text:s text:c="3"/>30,215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110" table:style-name="ce136">
            <text:p><text:s text:c="3"/>110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379" table:style-name="ce136">
            <text:p><text:s text:c="3"/>379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159" table:style-name="ce136">
            <text:p><text:s text:c="3"/>159</text:p>
          </table:table-cell>
          <table:table-cell office:value-type="float" office:value="29936" table:style-name="ce136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136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5160" table:style-name="ce132">
            <text:p><text:s text:c="3"/>15,160</text:p>
          </table:table-cell>
          <table:table-cell office:value-type="float" office:value="14981" table:style-name="ce132">
            <text:p><text:s text:c="3"/>14,98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4" table:style-name="ce132">
            <text:p><text:s text:c="3"/>124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5580" table:style-name="ce132">
            <text:p><text:s text:c="3"/>15,580</text:p>
          </table:table-cell>
          <table:table-cell office:value-type="float" office:value="15234" table:style-name="ce132">
            <text:p><text:s text:c="3"/>15,234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19" table:style-name="ce132">
            <text:p><text:s text:c="3"/>119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132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778" table:style-name="ce136">
            <text:p><text:s text:c="3"/>13,778</text:p>
          </table:table-cell>
          <table:table-cell office:value-type="float" office:value="13266" table:style-name="ce136">
            <text:p><text:s text:c="3"/>13,266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80" table:style-name="ce136">
            <text:p><text:s text:c="3"/>380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67" table:style-name="ce136">
            <text:p><text:s text:c="3"/>167</text:p>
          </table:table-cell>
          <table:table-cell office:value-type="float" office:value="13490" table:style-name="ce136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136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6847" table:style-name="ce132">
            <text:p><text:s text:c="3"/>6,847</text:p>
          </table:table-cell>
          <table:table-cell office:value-type="float" office:value="6646" table:style-name="ce132">
            <text:p><text:s text:c="3"/>6,646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64" table:style-name="ce132">
            <text:p><text:s text:c="3"/>16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31" table:style-name="ce132">
            <text:p><text:s text:c="3"/>6,931</text:p>
          </table:table-cell>
          <table:table-cell office:value-type="float" office:value="6620" table:style-name="ce132">
            <text:p><text:s text:c="3"/>6,620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434" table:style-name="ce132">
            <text:p><text:s text:c="3"/>6,434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6648" table:style-name="ce136">
            <text:p><text:s text:c="3"/>16,648</text:p>
          </table:table-cell>
          <table:table-cell office:value-type="float" office:value="16089" table:style-name="ce136">
            <text:p><text:s text:c="3"/>16,089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35" table:style-name="ce136">
            <text:p><text:s text:c="3"/>435</text:p>
          </table:table-cell>
          <table:table-cell office:value-type="float" office:value="186" table:style-name="ce136">
            <text:p><text:s text:c="3"/>186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16340" table:style-name="ce136">
            <text:p><text:s text:c="3"/>16,340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21" table:style-name="ce136">
            <text:p><text:s text:c="3"/>421</text:p>
          </table:table-cell>
          <table:table-cell office:value-type="float" office:value="185" table:style-name="ce136">
            <text:p><text:s text:c="3"/>185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294" table:style-name="ce136">
            <text:p><text:s text:c="3"/>294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4" table:style-name="ce136">
            <text:p><text:s text:c="3"/>1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3" table:style-name="ce137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58" table:style-name="ce132">
            <text:p><text:s text:c="3"/>8,258</text:p>
          </table:table-cell>
          <table:table-cell office:value-type="float" office:value="7993" table:style-name="ce132">
            <text:p><text:s text:c="3"/>7,99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32" table:style-name="ce132">
            <text:p><text:s text:c="3"/>232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97" table:style-name="ce132">
            <text:p><text:s text:c="3"/>197</text:p>
          </table:table-cell>
          <table:table-cell office:value-type="float" office:value="8170" table:style-name="ce132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女</text:p>
          </table:table-cell>
          <table:table-cell office:value-type="float" office:value="8390" table:style-name="ce141">
            <text:p><text:s text:c="3"/>8,390</text:p>
          </table:table-cell>
          <table:table-cell office:value-type="float" office:value="8096" table:style-name="ce141">
            <text:p><text:s text:c="3"/>8,09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51" table:style-name="ce141">
            <text:p><text:s text:c="3"/>15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881" table:style-name="ce141">
            <text:p><text:s text:c="3"/>7,881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98" table:style-name="ce141">
            <text:p><text:s text:c="3"/>198</text:p>
          </table:table-cell>
          <table:table-cell office:value-type="float" office:value="150" table:style-name="ce141">
            <text:p><text:s text:c="3"/>150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215" table:style-name="ce141">
            <text:p><text:s text:c="3"/>21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2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3166" table:style-name="ce136">
            <text:p><text:s text:c="3"/>13,166</text:p>
          </table:table-cell>
          <table:table-cell office:value-type="float" office:value="12638" table:style-name="ce136">
            <text:p><text:s text:c="3"/>12,638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138" table:style-name="ce136">
            <text:p><text:s text:c="3"/>138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2844" table:style-name="ce104">
            <text:p><text:s text:c="3"/>12,844</text:p>
          </table:table-cell>
          <table:table-cell office:value-type="float" office:value="12330" table:style-name="ce136">
            <text:p><text:s text:c="3"/>12,330</text:p>
          </table:table-cell>
          <table:table-cell office:value-type="float" office:value="130" table:style-name="ce136">
            <text:p><text:s text:c="3"/>130</text:p>
          </table:table-cell>
          <table:table-cell office:value-type="float" office:value="83" table:style-name="ce136">
            <text:p><text:s text:c="3"/>83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84" table:style-name="ce136">
            <text:p><text:s text:c="3"/>384</text:p>
          </table:table-cell>
          <table:table-cell office:value-type="float" office:value="137" table:style-name="ce136">
            <text:p><text:s text:c="3"/>137</text:p>
          </table:table-cell>
          <table:table-cell office:value-type="float" office:value="247" table:style-name="ce136">
            <text:p><text:s text:c="3"/>247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32">
            <text:p><text:s text:c="3"/>6,550</text:p>
          </table:table-cell>
          <table:table-cell office:value-type="float" office:value="6296" table:style-name="ce132">
            <text:p><text:s text:c="3"/>6,296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6616" table:style-name="ce141">
            <text:p><text:s text:c="3"/>6,616</text:p>
          </table:table-cell>
          <table:table-cell office:value-type="float" office:value="6342" table:style-name="ce141">
            <text:p><text:s text:c="3"/>6,342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51" table:style-name="ce141">
            <text:p><text:s text:c="3"/>6,151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194" table:style-name="ce141">
            <text:p><text:s text:c="3"/>194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4484" table:style-name="ce136">
            <text:p><text:s text:c="3"/>14,484</text:p>
          </table:table-cell>
          <table:table-cell office:value-type="float" office:value="13938" table:style-name="ce136">
            <text:p><text:s text:c="3"/>13,938</text:p>
          </table:table-cell>
          <table:table-cell office:value-type="float" office:value="148" table:style-name="ce136">
            <text:p><text:s text:c="3"/>148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398" table:style-name="ce136">
            <text:p><text:s text:c="3"/>398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14126" table:style-name="ce104">
            <text:p><text:s text:c="3"/>14,126</text:p>
          </table:table-cell>
          <table:table-cell office:value-type="float" office:value="13590" table:style-name="ce136">
            <text:p><text:s text:c="3"/>13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78" table:style-name="ce136">
            <text:p><text:s text:c="3"/>7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92" table:style-name="ce136">
            <text:p><text:s text:c="3"/>392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39" table:style-name="ce136">
            <text:p><text:s text:c="3"/>239</text:p>
          </table:table-cell>
          <table:table-cell office:value-type="float" office:value="358" table:style-name="ce136">
            <text:p><text:s text:c="3"/>358</text:p>
          </table:table-cell>
          <table:table-cell office:value-type="float" office:value="348" table:style-name="ce136">
            <text:p><text:s text:c="3"/>348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32">
            <text:p><text:s text:c="3"/>7,155</text:p>
          </table:table-cell>
          <table:table-cell office:value-type="float" office:value="6877" table:style-name="ce132">
            <text:p><text:s text:c="3"/>6,877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7329" table:style-name="ce141">
            <text:p><text:s text:c="3"/>7,329</text:p>
          </table:table-cell>
          <table:table-cell office:value-type="float" office:value="7061" table:style-name="ce141">
            <text:p><text:s text:c="3"/>7,06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8" table:style-name="ce141">
            <text:p><text:s text:c="3"/>6,798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263" table:style-name="ce141">
            <text:p><text:s text:c="3"/>26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24768" table:style-name="ce136">
            <text:p><text:s text:c="3"/>24,768</text:p>
          </table:table-cell>
          <table:table-cell office:value-type="float" office:value="23926" table:style-name="ce136">
            <text:p><text:s text:c="3"/>23,926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9" table:style-name="ce136">
            <text:p><text:s text:c="3"/>619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24408" table:style-name="ce104">
            <text:p><text:s text:c="3"/>24,408</text:p>
          </table:table-cell>
          <table:table-cell office:value-type="float" office:value="23575" table:style-name="ce136">
            <text:p><text:s text:c="3"/>23,575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0" table:style-name="ce136">
            <text:p><text:s text:c="3"/>610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360" table:style-name="ce136">
            <text:p><text:s text:c="3"/>360</text:p>
          </table:table-cell>
          <table:table-cell office:value-type="float" office:value="351" table:style-name="ce136">
            <text:p><text:s text:c="3"/>35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32">
            <text:p><text:s text:c="3"/>12,304</text:p>
          </table:table-cell>
          <table:table-cell office:value-type="float" office:value="12005" table:style-name="ce132">
            <text:p><text:s text:c="3"/>12,005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04" table:style-name="ce107">
            <text:p><text:s text:c="3"/>12,204</text:p>
          </table:table-cell>
          <table:table-cell office:value-type="float" office:value="11912" table:style-name="ce132">
            <text:p><text:s text:c="3"/>11,912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2464" table:style-name="ce141">
            <text:p><text:s text:c="3"/>12,464</text:p>
          </table:table-cell>
          <table:table-cell office:value-type="float" office:value="11921" table:style-name="ce141">
            <text:p><text:s text:c="3"/>11,921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7" table:style-name="ce141">
            <text:p><text:s text:c="3"/>377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2204" table:style-name="ce114">
            <text:p><text:s text:c="3"/>12,204</text:p>
          </table:table-cell>
          <table:table-cell office:value-type="float" office:value="11663" table:style-name="ce141">
            <text:p><text:s text:c="3"/>11,663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5" table:style-name="ce141">
            <text:p><text:s text:c="3"/>375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60" table:style-name="ce141">
            <text:p><text:s text:c="3"/>260</text:p>
          </table:table-cell>
          <table:table-cell office:value-type="float" office:value="258" table:style-name="ce141">
            <text:p><text:s text:c="3"/>25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18372" table:style-name="ce132">
            <text:p><text:s text:c="3"/>18,372</text:p>
          </table:table-cell>
          <table:table-cell office:value-type="float" office:value="17219" table:style-name="ce132">
            <text:p><text:s text:c="3"/>17,219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3" table:style-name="ce132">
            <text:p><text:s text:c="3"/>793</text:p>
          </table:table-cell>
          <table:table-cell office:value-type="float" office:value="545" table:style-name="ce132">
            <text:p><text:s text:c="3"/>545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18046" table:style-name="ce111">
            <text:p><text:s text:c="3"/>18,046</text:p>
          </table:table-cell>
          <table:table-cell office:value-type="float" office:value="16903" table:style-name="ce132">
            <text:p><text:s text:c="3"/>16,903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83" table:style-name="ce132">
            <text:p><text:s text:c="3"/>783</text:p>
          </table:table-cell>
          <table:table-cell office:value-type="float" office:value="544" table:style-name="ce132">
            <text:p><text:s text:c="3"/>544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32">
            <text:p><text:s text:c="3"/>9,093</text:p>
          </table:table-cell>
          <table:table-cell office:value-type="float" office:value="8765" table:style-name="ce132">
            <text:p><text:s text:c="3"/>8,765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9">
          <table:table-cell table:style-name="ce109"/>
          <table:table-cell office:value-type="string" table:style-name="ce144">
            <text:p>女</text:p>
          </table:table-cell>
          <table:table-cell office:value-type="float" office:value="9279" table:style-name="ce141">
            <text:p><text:s text:c="3"/>9,279</text:p>
          </table:table-cell>
          <table:table-cell office:value-type="float" office:value="8454" table:style-name="ce141">
            <text:p><text:s text:c="3"/>8,454</text:p>
          </table:table-cell>
          <table:table-cell office:value-type="float" office:value="272" table:style-name="ce141">
            <text:p><text:s text:c="3"/>272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553" table:style-name="ce141">
            <text:p><text:s text:c="3"/>553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202" table:style-name="ce132">
            <text:p><text:s text:c="3"/>8,202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218" table:style-name="ce132">
            <text:p><text:s text:c="3"/>21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549" table:style-name="ce132">
            <text:p><text:s text:c="3"/>549</text:p>
          </table:table-cell>
          <table:table-cell office:value-type="float" office:value="500" table:style-name="ce132">
            <text:p><text:s text:c="3"/>50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52" table:style-name="ce132">
            <text:p><text:s text:c="3"/>25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31276" table:style-name="ce136">
            <text:p><text:s text:c="3"/>31,276</text:p>
          </table:table-cell>
          <table:table-cell office:value-type="float" office:value="30093" table:style-name="ce136">
            <text:p><text:s text:c="3"/>30,09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8" table:style-name="ce136">
            <text:p><text:s text:c="3"/>778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92" table:style-name="ce136">
            <text:p><text:s text:c="3"/>292</text:p>
          </table:table-cell>
          <table:table-cell office:value-type="float" office:value="30760" table:style-name="ce104">
            <text:p><text:s text:c="3"/>30,760</text:p>
          </table:table-cell>
          <table:table-cell office:value-type="float" office:value="29583" table:style-name="ce136">
            <text:p><text:s text:c="3"/>29,58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2" table:style-name="ce136">
            <text:p><text:s text:c="3"/>772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86" table:style-name="ce136">
            <text:p><text:s text:c="3"/>286</text:p>
          </table:table-cell>
          <table:table-cell office:value-type="float" office:value="516" table:style-name="ce136">
            <text:p><text:s text:c="3"/>516</text:p>
          </table:table-cell>
          <table:table-cell office:value-type="float" office:value="510" table:style-name="ce136">
            <text:p><text:s text:c="3"/>51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32">
            <text:p><text:s text:c="3"/>15,490</text:p>
          </table:table-cell>
          <table:table-cell office:value-type="float" office:value="15107" table:style-name="ce132">
            <text:p><text:s text:c="3"/>15,107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00" table:style-name="ce132">
            <text:p><text:s text:c="3"/>300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15380" table:style-name="ce107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5786" table:style-name="ce141">
            <text:p><text:s text:c="3"/>15,786</text:p>
          </table:table-cell>
          <table:table-cell office:value-type="float" office:value="14986" table:style-name="ce141">
            <text:p><text:s text:c="3"/>14,986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8" table:style-name="ce141">
            <text:p><text:s text:c="3"/>478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15380" table:style-name="ce114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406" table:style-name="ce141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10年</text:p>
            <text:p>截至11月止</text:p>
          </table:table-cell>
          <table:table-cell office:value-type="string" table:style-name="ce127">
            <text:p>計</text:p>
          </table:table-cell>
          <table:table-cell office:value-type="float" office:value="202950" table:style-name="ce92">
            <text:p><text:s text:c="3"/>202,950</text:p>
          </table:table-cell>
          <table:table-cell office:value-type="float" office:value="195575" table:style-name="ce92">
            <text:p><text:s text:c="3"/>195,575</text:p>
          </table:table-cell>
          <table:table-cell office:value-type="float" office:value="2585" table:style-name="ce92">
            <text:p><text:s text:c="3"/>2,585</text:p>
          </table:table-cell>
          <table:table-cell office:value-type="float" office:value="1843" table:style-name="ce92">
            <text:p><text:s text:c="3"/>1,8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4790" table:style-name="ce92">
            <text:p><text:s text:c="3"/>4,790</text:p>
          </table:table-cell>
          <table:table-cell office:value-type="float" office:value="2472" table:style-name="ce92">
            <text:p><text:s text:c="3"/>2,472</text:p>
          </table:table-cell>
          <table:table-cell office:value-type="float" office:value="2318" table:style-name="ce92">
            <text:p><text:s text:c="3"/>2,318</text:p>
          </table:table-cell>
          <table:table-cell office:value-type="float" office:value="199684" table:style-name="ce92">
            <text:p><text:s text:c="3"/>199,684</text:p>
          </table:table-cell>
          <table:table-cell office:value-type="float" office:value="192380" table:style-name="ce92">
            <text:p><text:s text:c="3"/>192,380</text:p>
          </table:table-cell>
          <table:table-cell office:value-type="float" office:value="2573" table:style-name="ce92">
            <text:p><text:s text:c="3"/>2,573</text:p>
          </table:table-cell>
          <table:table-cell office:value-type="float" office:value="1841" table:style-name="ce92">
            <text:p><text:s text:c="3"/>1,841</text:p>
          </table:table-cell>
          <table:table-cell office:value-type="float" office:value="732" table:style-name="ce92">
            <text:p><text:s text:c="3"/>732</text:p>
          </table:table-cell>
          <table:table-cell office:value-type="float" office:value="4731" table:style-name="ce92">
            <text:p><text:s text:c="3"/>4,731</text:p>
          </table:table-cell>
          <table:table-cell office:value-type="float" office:value="2466" table:style-name="ce92">
            <text:p><text:s text:c="3"/>2,466</text:p>
          </table:table-cell>
          <table:table-cell office:value-type="float" office:value="2265" table:style-name="ce92">
            <text:p><text:s text:c="3"/>2,265</text:p>
          </table:table-cell>
          <table:table-cell office:value-type="float" office:value="3266" table:style-name="ce92">
            <text:p><text:s text:c="3"/>3,266</text:p>
          </table:table-cell>
          <table:table-cell office:value-type="float" office:value="3195" table:style-name="ce92">
            <text:p><text:s text:c="3"/>3,195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59" table:style-name="ce92">
            <text:p><text:s text:c="3"/>59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3" table:style-name="ce94">
            <text:p><text:s text:c="3"/>5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00774" table:style-name="ce92">
            <text:p><text:s text:c="3"/>100,774</text:p>
          </table:table-cell>
          <table:table-cell office:value-type="float" office:value="97968" table:style-name="ce92">
            <text:p><text:s text:c="3"/>97,968</text:p>
          </table:table-cell>
          <table:table-cell office:value-type="float" office:value="619" table:style-name="ce92">
            <text:p><text:s text:c="3"/>619</text:p>
          </table:table-cell>
          <table:table-cell office:value-type="float" office:value="271" table:style-name="ce92">
            <text:p><text:s text:c="3"/>271</text:p>
          </table:table-cell>
          <table:table-cell office:value-type="float" office:value="348" table:style-name="ce92">
            <text:p><text:s text:c="3"/>348</text:p>
          </table:table-cell>
          <table:table-cell office:value-type="float" office:value="2187" table:style-name="ce92">
            <text:p><text:s text:c="3"/>2,187</text:p>
          </table:table-cell>
          <table:table-cell office:value-type="float" office:value="381" table:style-name="ce92">
            <text:p><text:s text:c="3"/>381</text:p>
          </table:table-cell>
          <table:table-cell office:value-type="float" office:value="1806" table:style-name="ce92">
            <text:p><text:s text:c="3"/>1,806</text:p>
          </table:table-cell>
          <table:table-cell office:value-type="float" office:value="99842" table:style-name="ce92">
            <text:p><text:s text:c="3"/>99,842</text:p>
          </table:table-cell>
          <table:table-cell office:value-type="float" office:value="97083" table:style-name="ce92">
            <text:p><text:s text:c="3"/>97,083</text:p>
          </table:table-cell>
          <table:table-cell office:value-type="float" office:value="613" table:style-name="ce92">
            <text:p><text:s text:c="3"/>613</text:p>
          </table:table-cell>
          <table:table-cell office:value-type="float" office:value="271" table:style-name="ce92">
            <text:p><text:s text:c="3"/>271</text:p>
          </table:table-cell>
          <table:table-cell office:value-type="float" office:value="342" table:style-name="ce92">
            <text:p><text:s text:c="3"/>342</text:p>
          </table:table-cell>
          <table:table-cell office:value-type="float" office:value="2146" table:style-name="ce92">
            <text:p><text:s text:c="3"/>2,146</text:p>
          </table:table-cell>
          <table:table-cell office:value-type="float" office:value="381" table:style-name="ce92">
            <text:p><text:s text:c="3"/>381</text:p>
          </table:table-cell>
          <table:table-cell office:value-type="float" office:value="1765" table:style-name="ce92">
            <text:p><text:s text:c="3"/>1,765</text:p>
          </table:table-cell>
          <table:table-cell office:value-type="float" office:value="932" table:style-name="ce92">
            <text:p><text:s text:c="3"/>932</text:p>
          </table:table-cell>
          <table:table-cell office:value-type="float" office:value="885" table:style-name="ce92">
            <text:p><text:s text:c="3"/>885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0" table:style-name="ce92">
            <text:p>—</text:p>
          </table:table-cell>
          <table:table-cell office:value-type="float" office:value="41" table:style-name="ce94">
            <text:p><text:s text:c="3"/>41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02176" table:style-name="ce96">
            <text:p><text:s text:c="3"/>102,176</text:p>
          </table:table-cell>
          <table:table-cell office:value-type="float" office:value="97607" table:style-name="ce96">
            <text:p><text:s text:c="3"/>97,607</text:p>
          </table:table-cell>
          <table:table-cell office:value-type="float" office:value="1966" table:style-name="ce96">
            <text:p><text:s text:c="3"/>1,966</text:p>
          </table:table-cell>
          <table:table-cell office:value-type="float" office:value="1572" table:style-name="ce96">
            <text:p><text:s text:c="3"/>1,572</text:p>
          </table:table-cell>
          <table:table-cell office:value-type="float" office:value="394" table:style-name="ce96">
            <text:p><text:s text:c="3"/>394</text:p>
          </table:table-cell>
          <table:table-cell office:value-type="float" office:value="2603" table:style-name="ce96">
            <text:p><text:s text:c="3"/>2,603</text:p>
          </table:table-cell>
          <table:table-cell office:value-type="float" office:value="2091" table:style-name="ce96">
            <text:p><text:s text:c="3"/>2,091</text:p>
          </table:table-cell>
          <table:table-cell office:value-type="float" office:value="512" table:style-name="ce96">
            <text:p><text:s text:c="3"/>512</text:p>
          </table:table-cell>
          <table:table-cell office:value-type="float" office:value="99842" table:style-name="ce96">
            <text:p><text:s text:c="3"/>99,842</text:p>
          </table:table-cell>
          <table:table-cell office:value-type="float" office:value="95297" table:style-name="ce96">
            <text:p><text:s text:c="3"/>95,297</text:p>
          </table:table-cell>
          <table:table-cell office:value-type="float" office:value="1960" table:style-name="ce96">
            <text:p><text:s text:c="3"/>1,960</text:p>
          </table:table-cell>
          <table:table-cell office:value-type="float" office:value="1570" table:style-name="ce96">
            <text:p><text:s text:c="3"/>1,570</text:p>
          </table:table-cell>
          <table:table-cell office:value-type="float" office:value="390" table:style-name="ce96">
            <text:p><text:s text:c="3"/>390</text:p>
          </table:table-cell>
          <table:table-cell office:value-type="float" office:value="2585" table:style-name="ce96">
            <text:p><text:s text:c="3"/>2,585</text:p>
          </table:table-cell>
          <table:table-cell office:value-type="float" office:value="2085" table:style-name="ce96">
            <text:p><text:s text:c="3"/>2,085</text:p>
          </table:table-cell>
          <table:table-cell office:value-type="float" office:value="500" table:style-name="ce96">
            <text:p><text:s text:c="3"/>500</text:p>
          </table:table-cell>
          <table:table-cell office:value-type="float" office:value="2334" table:style-name="ce96">
            <text:p><text:s text:c="3"/>2,334</text:p>
          </table:table-cell>
          <table:table-cell office:value-type="float" office:value="2310" table:style-name="ce96">
            <text:p><text:s text:c="3"/>2,310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18" table:style-name="ce96">
            <text:p><text:s text:c="3"/>18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12" table:style-name="ce98">
            <text:p><text:s text:c="3"/>12</text:p>
          </table:table-cell>
          <table:table-cell table:style-name="ce128"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計</text:p>
          </table:table-cell>
          <table:table-cell office:value-type="float" office:value="21238" table:style-name="ce132">
            <text:p><text:s text:c="3"/>21,238</text:p>
          </table:table-cell>
          <table:table-cell office:value-type="float" office:value="20421" table:style-name="ce132">
            <text:p><text:s text:c="3"/>20,421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81" table:style-name="ce132">
            <text:p><text:s text:c="3"/>481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0972" table:style-name="ce132">
            <text:p><text:s text:c="3"/>20,972</text:p>
          </table:table-cell>
          <table:table-cell office:value-type="float" office:value="20168" table:style-name="ce132">
            <text:p><text:s text:c="3"/>20,168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0570" table:style-name="ce132">
            <text:p><text:s text:c="3"/>10,570</text:p>
          </table:table-cell>
          <table:table-cell office:value-type="float" office:value="10301" table:style-name="ce132">
            <text:p><text:s text:c="3"/>10,30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9" table:style-name="ce132">
            <text:p><text:s text:c="3"/>159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4" table:style-name="ce13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668" table:style-name="ce132">
            <text:p><text:s text:c="3"/>10,668</text:p>
          </table:table-cell>
          <table:table-cell office:value-type="float" office:value="10120" table:style-name="ce132">
            <text:p><text:s text:c="3"/>10,120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73" table:style-name="ce132">
            <text:p><text:s text:c="3"/>273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51" table:style-name="ce132">
            <text:p><text:s text:c="3"/>51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9942" table:style-name="ce132">
            <text:p><text:s text:c="3"/>9,942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178" table:style-name="ce132">
            <text:p><text:s text:c="3"/>1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420" table:style-name="ce136">
            <text:p><text:s text:c="3"/>15,420</text:p>
          </table:table-cell>
          <table:table-cell office:value-type="float" office:value="14642" table:style-name="ce136">
            <text:p><text:s text:c="3"/>14,642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5162" table:style-name="ce136">
            <text:p><text:s text:c="3"/>15,162</text:p>
          </table:table-cell>
          <table:table-cell office:value-type="float" office:value="14390" table:style-name="ce136">
            <text:p><text:s text:c="3"/>14,39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77" table:style-name="ce136">
            <text:p><text:s text:c="3"/>477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2" table:style-name="ce136">
            <text:p><text:s text:c="3"/>25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7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7663" table:style-name="ce132">
            <text:p><text:s text:c="3"/>7,663</text:p>
          </table:table-cell>
          <table:table-cell office:value-type="float" office:value="7358" table:style-name="ce132">
            <text:p><text:s text:c="3"/>7,358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5" table:style-name="ce132">
            <text:p><text:s text:c="3"/>24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757" table:style-name="ce132">
            <text:p><text:s text:c="3"/>7,757</text:p>
          </table:table-cell>
          <table:table-cell office:value-type="float" office:value="7284" table:style-name="ce132">
            <text:p><text:s text:c="3"/>7,284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110" table:style-name="ce132">
            <text:p><text:s text:c="3"/>7,110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0852" table:style-name="ce136">
            <text:p><text:s text:c="3"/>20,852</text:p>
          </table:table-cell>
          <table:table-cell office:value-type="float" office:value="19952" table:style-name="ce136">
            <text:p><text:s text:c="3"/>19,952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98" table:style-name="ce136">
            <text:p><text:s text:c="3"/>598</text:p>
          </table:table-cell>
          <table:table-cell office:value-type="float" office:value="314" table:style-name="ce136">
            <text:p><text:s text:c="3"/>314</text:p>
          </table:table-cell>
          <table:table-cell office:value-type="float" office:value="284" table:style-name="ce136">
            <text:p><text:s text:c="3"/>284</text:p>
          </table:table-cell>
          <table:table-cell office:value-type="float" office:value="20548" table:style-name="ce136">
            <text:p><text:s text:c="3"/>20,548</text:p>
          </table:table-cell>
          <table:table-cell office:value-type="float" office:value="19656" table:style-name="ce136">
            <text:p><text:s text:c="3"/>19,656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92" table:style-name="ce136">
            <text:p><text:s text:c="3"/>592</text:p>
          </table:table-cell>
          <table:table-cell office:value-type="float" office:value="313" table:style-name="ce136">
            <text:p><text:s text:c="3"/>313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304" table:style-name="ce136">
            <text:p><text:s text:c="3"/>304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10376" table:style-name="ce132">
            <text:p><text:s text:c="3"/>10,376</text:p>
          </table:table-cell>
          <table:table-cell office:value-type="float" office:value="10023" table:style-name="ce132">
            <text:p><text:s text:c="3"/>10,023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476" table:style-name="ce132">
            <text:p><text:s text:c="3"/>10,476</text:p>
          </table:table-cell>
          <table:table-cell office:value-type="float" office:value="9929" table:style-name="ce132">
            <text:p><text:s text:c="3"/>9,92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7" table:style-name="ce132">
            <text:p><text:s text:c="3"/>327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730" table:style-name="ce132">
            <text:p><text:s text:c="3"/>9,730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4" table:style-name="ce132">
            <text:p><text:s text:c="3"/>324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094" table:style-name="ce136">
            <text:p><text:s text:c="3"/>15,094</text:p>
          </table:table-cell>
          <table:table-cell office:value-type="float" office:value="14313" table:style-name="ce136">
            <text:p><text:s text:c="3"/>14,31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14832" table:style-name="ce136">
            <text:p><text:s text:c="3"/>14,832</text:p>
          </table:table-cell>
          <table:table-cell office:value-type="float" office:value="14058" table:style-name="ce136">
            <text:p><text:s text:c="3"/>14,05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262" table:style-name="ce136">
            <text:p><text:s text:c="3"/>262</text:p>
          </table:table-cell>
          <table:table-cell office:value-type="float" office:value="255" table:style-name="ce136">
            <text:p><text:s text:c="3"/>25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7510" table:style-name="ce132">
            <text:p><text:s text:c="3"/>7,510</text:p>
          </table:table-cell>
          <table:table-cell office:value-type="float" office:value="7236" table:style-name="ce132">
            <text:p><text:s text:c="3"/>7,23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584" table:style-name="ce132">
            <text:p><text:s text:c="3"/>7,584</text:p>
          </table:table-cell>
          <table:table-cell office:value-type="float" office:value="7077" table:style-name="ce132">
            <text:p><text:s text:c="3"/>7,077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6912" table:style-name="ce132">
            <text:p><text:s text:c="3"/>6,912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5" table:style-name="ce132">
            <text:p><text:s text:c="3"/>295</text:p>
          </table:table-cell>
          <table:table-cell office:value-type="float" office:value="247" table:style-name="ce132">
            <text:p><text:s text:c="3"/>24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165" table:style-name="ce132">
            <text:p><text:s text:c="3"/>16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5268" table:style-name="ce136">
            <text:p><text:s text:c="3"/>25,268</text:p>
          </table:table-cell>
          <table:table-cell office:value-type="float" office:value="24459" table:style-name="ce136">
            <text:p><text:s text:c="3"/>24,459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07" table:style-name="ce136">
            <text:p><text:s text:c="3"/>507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26" table:style-name="ce136">
            <text:p><text:s text:c="3"/>226</text:p>
          </table:table-cell>
          <table:table-cell office:value-type="float" office:value="24814" table:style-name="ce136">
            <text:p><text:s text:c="3"/>24,814</text:p>
          </table:table-cell>
          <table:table-cell office:value-type="float" office:value="24015" table:style-name="ce136">
            <text:p><text:s text:c="3"/>24,015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498" table:style-name="ce136">
            <text:p><text:s text:c="3"/>498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17" table:style-name="ce136">
            <text:p><text:s text:c="3"/>217</text:p>
          </table:table-cell>
          <table:table-cell office:value-type="float" office:value="454" table:style-name="ce136">
            <text:p><text:s text:c="3"/>454</text:p>
          </table:table-cell>
          <table:table-cell office:value-type="float" office:value="444" table:style-name="ce136">
            <text:p><text:s text:c="3"/>44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2533" table:style-name="ce132">
            <text:p><text:s text:c="3"/>12,533</text:p>
          </table:table-cell>
          <table:table-cell office:value-type="float" office:value="12247" table:style-name="ce132">
            <text:p><text:s text:c="3"/>12,247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0" table:style-name="ce132">
            <text:p><text:s text:c="3"/>180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73" table:style-name="ce132">
            <text:p><text:s text:c="3"/>173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2735" table:style-name="ce141">
            <text:p><text:s text:c="3"/>12,735</text:p>
          </table:table-cell>
          <table:table-cell office:value-type="float" office:value="12212" table:style-name="ce141">
            <text:p><text:s text:c="3"/>12,212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0" table:style-name="ce141">
            <text:p><text:s text:c="3"/>29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1886" table:style-name="ce132">
            <text:p><text:s text:c="3"/>11,886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88" table:style-name="ce132">
            <text:p><text:s text:c="3"/>288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28" table:style-name="ce132">
            <text:p><text:s text:c="3"/>328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954" table:style-name="ce136">
            <text:p><text:s text:c="3"/>15,954</text:p>
          </table:table-cell>
          <table:table-cell office:value-type="float" office:value="15376" table:style-name="ce136">
            <text:p><text:s text:c="3"/>15,376</text:p>
          </table:table-cell>
          <table:table-cell office:value-type="float" office:value="168" table:style-name="ce136">
            <text:p><text:s text:c="3"/>168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4" table:style-name="ce136">
            <text:p><text:s text:c="3"/>74</text:p>
          </table:table-cell>
          <table:table-cell office:value-type="float" office:value="410" table:style-name="ce136">
            <text:p><text:s text:c="3"/>410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15676" table:style-name="ce136">
            <text:p><text:s text:c="3"/>15,676</text:p>
          </table:table-cell>
          <table:table-cell office:value-type="float" office:value="15102" table:style-name="ce136">
            <text:p><text:s text:c="3"/>15,102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408" table:style-name="ce136">
            <text:p><text:s text:c="3"/>408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198" table:style-name="ce136">
            <text:p><text:s text:c="3"/>19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74" table:style-name="ce136">
            <text:p><text:s text:c="3"/>27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7694" table:style-name="ce132">
            <text:p><text:s text:c="3"/>7,694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4" table:style-name="ce132">
            <text:p><text:s text:c="3"/>144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8042" table:style-name="ce141">
            <text:p><text:s text:c="3"/>8,042</text:p>
          </table:table-cell>
          <table:table-cell office:value-type="float" office:value="7682" table:style-name="ce141">
            <text:p><text:s text:c="3"/>7,682</text:p>
          </table:table-cell>
          <table:table-cell office:value-type="float" office:value="121" table:style-name="ce141">
            <text:p><text:s text:c="3"/>12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56" table:style-name="ce141">
            <text:p><text:s text:c="3"/>56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479" table:style-name="ce132">
            <text:p><text:s text:c="3"/>7,479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04" table:style-name="ce132">
            <text:p><text:s text:c="3"/>204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6550" table:style-name="ce136">
            <text:p><text:s text:c="3"/>16,550</text:p>
          </table:table-cell>
          <table:table-cell office:value-type="float" office:value="16036" table:style-name="ce136">
            <text:p><text:s text:c="3"/>16,03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62" table:style-name="ce136">
            <text:p><text:s text:c="3"/>362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16306" table:style-name="ce136">
            <text:p><text:s text:c="3"/>16,306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59" table:style-name="ce136">
            <text:p><text:s text:c="3"/>359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0" table:style-name="ce136">
            <text:p><text:s text:c="3"/>190</text:p>
          </table:table-cell>
          <table:table-cell office:value-type="float" office:value="244" table:style-name="ce136">
            <text:p><text:s text:c="3"/>244</text:p>
          </table:table-cell>
          <table:table-cell office:value-type="float" office:value="241" table:style-name="ce136">
            <text:p><text:s text:c="3"/>24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23" table:style-name="ce132">
            <text:p><text:s text:c="3"/>8,223</text:p>
          </table:table-cell>
          <table:table-cell office:value-type="float" office:value="7991" table:style-name="ce132">
            <text:p><text:s text:c="3"/>7,991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153" table:style-name="ce13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48" table:style-name="ce132">
            <text:p><text:s text:c="3"/>148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40">
            <text:p>女</text:p>
          </table:table-cell>
          <table:table-cell office:value-type="float" office:value="8327" table:style-name="ce141">
            <text:p><text:s text:c="3"/>8,327</text:p>
          </table:table-cell>
          <table:table-cell office:value-type="float" office:value="8045" table:style-name="ce141">
            <text:p><text:s text:c="3"/>8,045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9" table:style-name="ce141">
            <text:p><text:s text:c="3"/>179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8153" table:style-name="ce141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8546" table:style-name="ce136">
            <text:p><text:s text:c="3"/>8,546</text:p>
          </table:table-cell>
          <table:table-cell office:value-type="float" office:value="8196" table:style-name="ce136">
            <text:p><text:s text:c="3"/>8,196</text:p>
          </table:table-cell>
          <table:table-cell office:value-type="float" office:value="102" table:style-name="ce136">
            <text:p><text:s text:c="3"/>102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248" table:style-name="ce136">
            <text:p><text:s text:c="3"/>248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8324" table:style-name="ce104">
            <text:p><text:s text:c="3"/>8,324</text:p>
          </table:table-cell>
          <table:table-cell office:value-type="float" office:value="7981" table:style-name="ce136">
            <text:p><text:s text:c="3"/>7,981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49" table:style-name="ce136">
            <text:p><text:s text:c="3"/>149</text:p>
          </table:table-cell>
          <table:table-cell office:value-type="float" office:value="222" table:style-name="ce136">
            <text:p><text:s text:c="3"/>222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32">
            <text:p><text:s text:c="3"/>4,208</text:p>
          </table:table-cell>
          <table:table-cell office:value-type="float" office:value="4048" table:style-name="ce132">
            <text:p><text:s text:c="3"/>4,048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4338" table:style-name="ce141">
            <text:p><text:s text:c="3"/>4,338</text:p>
          </table:table-cell>
          <table:table-cell office:value-type="float" office:value="4148" table:style-name="ce141">
            <text:p><text:s text:c="3"/>4,148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16" table:style-name="ce141">
            <text:p><text:s text:c="3"/>11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0054" table:style-name="ce136">
            <text:p><text:s text:c="3"/>20,054</text:p>
          </table:table-cell>
          <table:table-cell office:value-type="float" office:value="19590" table:style-name="ce136">
            <text:p><text:s text:c="3"/>19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19716" table:style-name="ce104">
            <text:p><text:s text:c="3"/>19,716</text:p>
          </table:table-cell>
          <table:table-cell office:value-type="float" office:value="19252" table:style-name="ce136">
            <text:p><text:s text:c="3"/>19,252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32">
            <text:p><text:s text:c="3"/>9,932</text:p>
          </table:table-cell>
          <table:table-cell office:value-type="float" office:value="9744" table:style-name="ce132">
            <text:p><text:s text:c="3"/>9,744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10122" table:style-name="ce141">
            <text:p><text:s text:c="3"/>10,122</text:p>
          </table:table-cell>
          <table:table-cell office:value-type="float" office:value="9846" table:style-name="ce141">
            <text:p><text:s text:c="3"/>9,846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2612" table:style-name="ce136">
            <text:p><text:s text:c="3"/>22,612</text:p>
          </table:table-cell>
          <table:table-cell office:value-type="float" office:value="22009" table:style-name="ce136">
            <text:p><text:s text:c="3"/>22,009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22312" table:style-name="ce104">
            <text:p><text:s text:c="3"/>22,312</text:p>
          </table:table-cell>
          <table:table-cell office:value-type="float" office:value="21714" table:style-name="ce136">
            <text:p><text:s text:c="3"/>21,714</text:p>
          </table:table-cell>
          <table:table-cell office:value-type="float" office:value="205" table:style-name="ce136">
            <text:p><text:s text:c="3"/>20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393" table:style-name="ce136">
            <text:p><text:s text:c="3"/>393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80" table:style-name="ce136">
            <text:p><text:s text:c="3"/>180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32">
            <text:p><text:s text:c="3"/>11,250</text:p>
          </table:table-cell>
          <table:table-cell office:value-type="float" office:value="11020" table:style-name="ce132">
            <text:p><text:s text:c="3"/>11,02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4" table:style-name="ce132">
            <text:p><text:s text:c="3"/>18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11156" table:style-name="ce107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1362" table:style-name="ce141">
            <text:p><text:s text:c="3"/>11,362</text:p>
          </table:table-cell>
          <table:table-cell office:value-type="float" office:value="10989" table:style-name="ce141">
            <text:p><text:s text:c="3"/>10,989</text:p>
          </table:table-cell>
          <table:table-cell office:value-type="float" office:value="160" table:style-name="ce141">
            <text:p><text:s text:c="3"/>160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213" table:style-name="ce141">
            <text:p><text:s text:c="3"/>213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11156" table:style-name="ce114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59" table:style-name="ce141">
            <text:p><text:s text:c="3"/>159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06" table:style-name="ce141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21362" table:style-name="ce136">
            <text:p><text:s text:c="3"/>21,362</text:p>
          </table:table-cell>
          <table:table-cell office:value-type="float" office:value="20581" table:style-name="ce136">
            <text:p><text:s text:c="3"/>20,581</text:p>
          </table:table-cell>
          <table:table-cell office:value-type="float" office:value="299" table:style-name="ce136">
            <text:p><text:s text:c="3"/>299</text:p>
          </table:table-cell>
          <table:table-cell office:value-type="float" office:value="222" table:style-name="ce136">
            <text:p><text:s text:c="3"/>2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42" table:style-name="ce136">
            <text:p><text:s text:c="3"/>242</text:p>
          </table:table-cell>
          <table:table-cell office:value-type="float" office:value="240" table:style-name="ce136">
            <text:p><text:s text:c="3"/>240</text:p>
          </table:table-cell>
          <table:table-cell office:value-type="float" office:value="21022" table:style-name="ce111">
            <text:p><text:s text:c="3"/>21,022</text:p>
          </table:table-cell>
          <table:table-cell office:value-type="float" office:value="20249" table:style-name="ce132">
            <text:p><text:s text:c="3"/>20,249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76" table:style-name="ce132">
            <text:p><text:s text:c="3"/>76</text:p>
          </table:table-cell>
          <table:table-cell office:value-type="float" office:value="475" table:style-name="ce132">
            <text:p><text:s text:c="3"/>475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340" table:style-name="ce132">
            <text:p><text:s text:c="3"/>340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0597" table:style-name="ce132">
            <text:p><text:s text:c="3"/>10,597</text:p>
          </table:table-cell>
          <table:table-cell office:value-type="float" office:value="10306" table:style-name="ce132">
            <text:p><text:s text:c="3"/>10,306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26" table:style-name="ce132">
            <text:p><text:s text:c="3"/>22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0511" table:style-name="ce107">
            <text:p><text:s text:c="3"/>10,511</text:p>
          </table:table-cell>
          <table:table-cell office:value-type="float" office:value="10227" table:style-name="ce132">
            <text:p><text:s text:c="3"/>10,227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109"/>
          <table:table-cell office:value-type="string" table:style-name="ce144">
            <text:p>女</text:p>
          </table:table-cell>
          <table:table-cell office:value-type="float" office:value="10765" table:style-name="ce141">
            <text:p><text:s text:c="3"/>10,765</text:p>
          </table:table-cell>
          <table:table-cell office:value-type="float" office:value="10275" table:style-name="ce141">
            <text:p><text:s text:c="3"/>10,275</text:p>
          </table:table-cell>
          <table:table-cell office:value-type="float" office:value="234" table:style-name="ce141">
            <text:p><text:s text:c="3"/>234</text:p>
          </table:table-cell>
          <table:table-cell office:value-type="float" office:value="189" table:style-name="ce141">
            <text:p><text:s text:c="3"/>189</text:p>
          </table:table-cell>
          <table:table-cell office:value-type="float" office:value="45" table:style-name="ce141">
            <text:p><text:s text:c="3"/>45</text:p>
          </table:table-cell>
          <table:table-cell office:value-type="float" office:value="256" table:style-name="ce141">
            <text:p><text:s text:c="3"/>256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10511" table:style-name="ce107">
            <text:p><text:s text:c="3"/>10,511</text:p>
          </table:table-cell>
          <table:table-cell office:value-type="float" office:value="10022" table:style-name="ce132">
            <text:p><text:s text:c="3"/>10,022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54" table:style-name="ce132">
            <text:p><text:s text:c="3"/>254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4">
            <text:p>較上年同月　　増減 (%)<text:s/></text:p>
          </table:table-cell>
          <table:table-cell office:value-type="string" table:style-name="ce149">
            <text:p>計</text:p>
          </table:table-cell>
          <table:table-cell office:value-type="float" office:value="16.274765948182015" table:style-name="ce150">
            <text:p>16.27</text:p>
          </table:table-cell>
          <table:table-cell office:value-type="float" office:value="19.524943376502701" table:style-name="ce150">
            <text:p>19.52</text:p>
          </table:table-cell>
          <table:table-cell office:value-type="float" office:value="-16.944444444444446" table:style-name="ce150">
            <text:p>–16.94</text:p>
          </table:table-cell>
          <table:table-cell office:value-type="float" office:value="-18.382352941176471" table:style-name="ce150">
            <text:p>–18.38</text:p>
          </table:table-cell>
          <table:table-cell office:value-type="float" office:value="-12.5" table:style-name="ce150">
            <text:p>–12.50</text:p>
          </table:table-cell>
          <table:table-cell office:value-type="float" office:value="-39.218158890290042" table:style-name="ce150">
            <text:p>–39.22</text:p>
          </table:table-cell>
          <table:table-cell office:value-type="float" office:value="-55.596330275229356" table:style-name="ce150">
            <text:p>–55.60</text:p>
          </table:table-cell>
          <table:table-cell office:value-type="float" office:value="-3.225806451612903" table:style-name="ce150">
            <text:p>–3.23</text:p>
          </table:table-cell>
          <table:table-cell office:value-type="float" office:value="16.491189183198493" table:style-name="ce150">
            <text:p>16.49</text:p>
          </table:table-cell>
          <table:table-cell office:value-type="float" office:value="19.79530260900432" table:style-name="ce150">
            <text:p>19.80</text:p>
          </table:table-cell>
          <table:table-cell office:value-type="float" office:value="-17.222222222222221" table:style-name="ce150">
            <text:p>–17.22</text:p>
          </table:table-cell>
          <table:table-cell office:value-type="float" office:value="-18.382352941176471" table:style-name="ce150">
            <text:p>–18.38</text:p>
          </table:table-cell>
          <table:table-cell office:value-type="float" office:value="-13.636363636363635" table:style-name="ce150">
            <text:p>–13.64</text:p>
          </table:table-cell>
          <table:table-cell office:value-type="float" office:value="-39.335887611749683" table:style-name="ce150">
            <text:p>–39.34</text:p>
          </table:table-cell>
          <table:table-cell office:value-type="float" office:value="-55.514705882352942" table:style-name="ce150">
            <text:p>–55.51</text:p>
          </table:table-cell>
          <table:table-cell office:value-type="float" office:value="-2.510460251046025" table:style-name="ce150">
            <text:p>–2.51</text:p>
          </table:table-cell>
          <table:table-cell office:value-type="float" office:value="4.294478527607362" table:style-name="ce150">
            <text:p>4.29</text:p>
          </table:table-cell>
          <table:table-cell office:value-type="float" office:value="5.0632911392405067" table:style-name="ce150">
            <text:p>5.06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-30" table:style-name="ce150">
            <text:p>–30.00</text:p>
          </table:table-cell>
          <table:table-cell office:value-type="float" office:value="-100" table:style-name="ce150">
            <text:p>–100.00</text:p>
          </table:table-cell>
          <table:table-cell office:value-type="float" office:value="-22.222222222222221" table:style-name="ce150">
            <text:p>–22.22</text:p>
          </table:table-cell>
          <table:table-cell table:number-columns-spanned="1" table:number-rows-spanned="6" table:style-name="ce151"/>
          <table:table-cell table:number-columns-repeated="16357" table:style-name="ce152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6.540195754976356" table:style-name="ce153">
            <text:p>16.54</text:p>
          </table:table-cell>
          <table:table-cell office:value-type="float" office:value="17.581289218482603" table:style-name="ce153">
            <text:p>17.58</text:p>
          </table:table-cell>
          <table:table-cell office:value-type="float" office:value="-26.136363636363637" table:style-name="ce153">
            <text:p>–26.14</text:p>
          </table:table-cell>
          <table:table-cell office:value-type="float" office:value="-38.888888888888893" table:style-name="ce153">
            <text:p>–38.89</text:p>
          </table:table-cell>
          <table:table-cell office:value-type="float" office:value="-5.8823529411764701" table:style-name="ce153">
            <text:p>–5.88</text:p>
          </table:table-cell>
          <table:table-cell office:value-type="float" office:value="-5.833333333333333" table:style-name="ce153">
            <text:p>–5.83</text:p>
          </table:table-cell>
          <table:table-cell office:value-type="float" office:value="-9.0909090909090917" table:style-name="ce153">
            <text:p>–9.09</text:p>
          </table:table-cell>
          <table:table-cell office:value-type="float" office:value="-5.1020408163265305" table:style-name="ce153">
            <text:p>–5.10</text:p>
          </table:table-cell>
          <table:table-cell office:value-type="float" office:value="16.491189183198493" table:style-name="ce153">
            <text:p>16.49</text:p>
          </table:table-cell>
          <table:table-cell office:value-type="float" office:value="17.53821399839099" table:style-name="ce153">
            <text:p>17.54</text:p>
          </table:table-cell>
          <table:table-cell office:value-type="float" office:value="-26.136363636363637" table:style-name="ce153">
            <text:p>–26.14</text:p>
          </table:table-cell>
          <table:table-cell office:value-type="float" office:value="-38.888888888888893" table:style-name="ce153">
            <text:p>–38.89</text:p>
          </table:table-cell>
          <table:table-cell office:value-type="float" office:value="-5.8823529411764701" table:style-name="ce153">
            <text:p>–5.88</text:p>
          </table:table-cell>
          <table:table-cell office:value-type="float" office:value="-6.4102564102564097" table:style-name="ce153">
            <text:p>–6.41</text:p>
          </table:table-cell>
          <table:table-cell office:value-type="float" office:value="-9.0909090909090917" table:style-name="ce153">
            <text:p>–9.09</text:p>
          </table:table-cell>
          <table:table-cell office:value-type="float" office:value="-5.7894736842105265" table:style-name="ce153">
            <text:p>–5.79</text:p>
          </table:table-cell>
          <table:table-cell office:value-type="float" office:value="22.857142857142858" table:style-name="ce153">
            <text:p>22.86</text:p>
          </table:table-cell>
          <table:table-cell office:value-type="float" office:value="23.4375" table:style-name="ce153">
            <text:p>23.44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float" office:value="16.666666666666664" table:style-name="ce153">
            <text:p>16.67</text:p>
          </table:table-cell>
          <table:table-cell office:value-type="string" table:style-name="ce153">
            <text:p>--</text:p>
          </table:table-cell>
          <table:table-cell office:value-type="float" office:value="16.666666666666664" table:style-name="ce154">
            <text:p>16.67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16.014656751805152" table:style-name="ce156">
            <text:p>16.01</text:p>
          </table:table-cell>
          <table:table-cell office:value-type="float" office:value="21.540099361249112" table:style-name="ce156">
            <text:p>21.54</text:p>
          </table:table-cell>
          <table:table-cell office:value-type="float" office:value="-13.970588235294118" table:style-name="ce156">
            <text:p>–13.97</text:p>
          </table:table-cell>
          <table:table-cell office:value-type="float" office:value="-13.302752293577983" table:style-name="ce156">
            <text:p>–13.30</text:p>
          </table:table-cell>
          <table:table-cell office:value-type="float" office:value="-16.666666666666664" table:style-name="ce156">
            <text:p>–16.67</text:p>
          </table:table-cell>
          <table:table-cell office:value-type="float" office:value="-53.707052441229649" table:style-name="ce156">
            <text:p>–53.71</text:p>
          </table:table-cell>
          <table:table-cell office:value-type="float" office:value="-59.680638722554889" table:style-name="ce156">
            <text:p>–59.68</text:p>
          </table:table-cell>
          <table:table-cell office:value-type="float" office:value="3.8461538461538463" table:style-name="ce156">
            <text:p>3.85</text:p>
          </table:table-cell>
          <table:table-cell office:value-type="float" office:value="16.491189183198493" table:style-name="ce156">
            <text:p>16.49</text:p>
          </table:table-cell>
          <table:table-cell office:value-type="float" office:value="22.189709826871496" table:style-name="ce156">
            <text:p>22.19</text:p>
          </table:table-cell>
          <table:table-cell office:value-type="float" office:value="-14.338235294117647" table:style-name="ce156">
            <text:p>–14.34</text:p>
          </table:table-cell>
          <table:table-cell office:value-type="float" office:value="-13.302752293577983" table:style-name="ce156">
            <text:p>–13.30</text:p>
          </table:table-cell>
          <table:table-cell office:value-type="float" office:value="-18.518518518518519" table:style-name="ce156">
            <text:p>–18.52</text:p>
          </table:table-cell>
          <table:table-cell office:value-type="float" office:value="-53.369763205828782" table:style-name="ce156">
            <text:p>–53.37</text:p>
          </table:table-cell>
          <table:table-cell office:value-type="float" office:value="-59.599999999999994" table:style-name="ce156">
            <text:p>–59.60</text:p>
          </table:table-cell>
          <table:table-cell office:value-type="float" office:value="10.204081632653061" table:style-name="ce156">
            <text:p>10.20</text:p>
          </table:table-cell>
          <table:table-cell office:value-type="float" office:value="-0.78125" table:style-name="ce156">
            <text:p>–0.78</text:p>
          </table:table-cell>
          <table:table-cell office:value-type="float" office:value="0.3968253968253968" table:style-name="ce156">
            <text:p>0.40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-100" table:style-name="ce156">
            <text:p>–100.00</text:p>
          </table:table-cell>
          <table:table-cell office:value-type="float" office:value="-100" table:style-name="ce156">
            <text:p>–100.00</text:p>
          </table:table-cell>
          <table:table-cell office:value-type="float" office:value="-100" table:style-name="ce156">
            <text:p>–1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5">
            <text:p>較上月 <text:s text:c="2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-5.5280382098001057" table:style-name="ce159">
            <text:p>–5.53</text:p>
          </table:table-cell>
          <table:table-cell office:value-type="float" office:value="-6.4882548048525601" table:style-name="ce159">
            <text:p>–6.49</text:p>
          </table:table-cell>
          <table:table-cell office:value-type="float" office:value="45.145631067961169" table:style-name="ce159">
            <text:p>45.15</text:p>
          </table:table-cell>
          <table:table-cell office:value-type="float" office:value="46.05263157894737" table:style-name="ce159">
            <text:p>46.05</text:p>
          </table:table-cell>
          <table:table-cell office:value-type="float" office:value="42.592592592592595" table:style-name="ce159">
            <text:p>42.59</text:p>
          </table:table-cell>
          <table:table-cell office:value-type="float" office:value="21.410579345088159" table:style-name="ce159">
            <text:p>21.41</text:p>
          </table:table-cell>
          <table:table-cell office:value-type="float" office:value="12.558139534883722" table:style-name="ce159">
            <text:p>12.56</text:p>
          </table:table-cell>
          <table:table-cell office:value-type="float" office:value="31.868131868131865" table:style-name="ce159">
            <text:p>31.87</text:p>
          </table:table-cell>
          <table:table-cell office:value-type="float" office:value="-5.781642165650771" table:style-name="ce159">
            <text:p>–5.78</text:p>
          </table:table-cell>
          <table:table-cell office:value-type="float" office:value="-6.7467992999907898" table:style-name="ce159">
            <text:p>–6.75</text:p>
          </table:table-cell>
          <table:table-cell office:value-type="float" office:value="45.365853658536587" table:style-name="ce159">
            <text:p>45.37</text:p>
          </table:table-cell>
          <table:table-cell office:value-type="float" office:value="46.05263157894737" table:style-name="ce159">
            <text:p>46.05</text:p>
          </table:table-cell>
          <table:table-cell office:value-type="float" office:value="43.39622641509434" table:style-name="ce159">
            <text:p>43.40</text:p>
          </table:table-cell>
          <table:table-cell office:value-type="float" office:value="20.865139949109416" table:style-name="ce159">
            <text:p>20.87</text:p>
          </table:table-cell>
          <table:table-cell office:value-type="float" office:value="13.615023474178404" table:style-name="ce159">
            <text:p>13.62</text:p>
          </table:table-cell>
          <table:table-cell office:value-type="float" office:value="29.444444444444446" table:style-name="ce159">
            <text:p>29.44</text:p>
          </table:table-cell>
          <table:table-cell office:value-type="float" office:value="13.333333333333334" table:style-name="ce159">
            <text:p>13.33</text:p>
          </table:table-cell>
          <table:table-cell office:value-type="float" office:value="12.542372881355931" table:style-name="ce159">
            <text:p>12.54</text:p>
          </table:table-cell>
          <table:table-cell office:value-type="float" office:value="0" table:style-name="ce159">
            <text:p>—</text:p>
          </table:table-cell>
          <table:table-cell office:value-type="string" table:style-name="ce159">
            <text:p>--</text:p>
          </table:table-cell>
          <table:table-cell office:value-type="float" office:value="0" table:style-name="ce159">
            <text:p>—</text:p>
          </table:table-cell>
          <table:table-cell office:value-type="float" office:value="75" table:style-name="ce159">
            <text:p>75.00</text:p>
          </table:table-cell>
          <table:table-cell office:value-type="float" office:value="-100" table:style-name="ce159">
            <text:p>–100.00</text:p>
          </table:table-cell>
          <table:table-cell office:value-type="float" office:value="250" table:style-name="ce159">
            <text:p>25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-5.804444444444445" table:style-name="ce160">
            <text:p>–5.80</text:p>
          </table:table-cell>
          <table:table-cell office:value-type="float" office:value="-6.4791288566243193" table:style-name="ce160">
            <text:p>–6.48</text:p>
          </table:table-cell>
          <table:table-cell office:value-type="float" office:value="41.304347826086953" table:style-name="ce160">
            <text:p>41.30</text:p>
          </table:table-cell>
          <table:table-cell office:value-type="float" office:value="50" table:style-name="ce160">
            <text:p>50.00</text:p>
          </table:table-cell>
          <table:table-cell office:value-type="float" office:value="33.333333333333329" table:style-name="ce160">
            <text:p>33.33</text:p>
          </table:table-cell>
          <table:table-cell office:value-type="float" office:value="22.826086956521738" table:style-name="ce160">
            <text:p>22.83</text:p>
          </table:table-cell>
          <table:table-cell office:value-type="float" office:value="2.5641025641025639" table:style-name="ce160">
            <text:p>2.56</text:p>
          </table:table-cell>
          <table:table-cell office:value-type="float" office:value="28.27586206896552" table:style-name="ce160">
            <text:p>28.28</text:p>
          </table:table-cell>
          <table:table-cell office:value-type="float" office:value="-5.781642165650771" table:style-name="ce160">
            <text:p>–5.78</text:p>
          </table:table-cell>
          <table:table-cell office:value-type="float" office:value="-6.4147144948755495" table:style-name="ce160">
            <text:p>–6.41</text:p>
          </table:table-cell>
          <table:table-cell office:value-type="float" office:value="41.304347826086953" table:style-name="ce160">
            <text:p>41.30</text:p>
          </table:table-cell>
          <table:table-cell office:value-type="float" office:value="50" table:style-name="ce160">
            <text:p>50.00</text:p>
          </table:table-cell>
          <table:table-cell office:value-type="float" office:value="33.333333333333329" table:style-name="ce160">
            <text:p>33.33</text:p>
          </table:table-cell>
          <table:table-cell office:value-type="float" office:value="20.329670329670328" table:style-name="ce160">
            <text:p>20.33</text:p>
          </table:table-cell>
          <table:table-cell office:value-type="float" office:value="2.5641025641025639" table:style-name="ce160">
            <text:p>2.56</text:p>
          </table:table-cell>
          <table:table-cell office:value-type="float" office:value="25.174825174825177" table:style-name="ce160">
            <text:p>25.17</text:p>
          </table:table-cell>
          <table:table-cell office:value-type="float" office:value="-8.5106382978723403" table:style-name="ce160">
            <text:p>–8.51</text:p>
          </table:table-cell>
          <table:table-cell office:value-type="float" office:value="-14.130434782608695" table:style-name="ce160">
            <text:p>–14.13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float" office:value="250" table:style-name="ce160">
            <text:p>250.00</text:p>
          </table:table-cell>
          <table:table-cell office:value-type="string" table:style-name="ce160">
            <text:p>--</text:p>
          </table:table-cell>
          <table:table-cell office:value-type="float" office:value="250" table:style-name="ce161">
            <text:p>25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-5.2543566273543387" table:style-name="ce156">
            <text:p>–5.25</text:p>
          </table:table-cell>
          <table:table-cell office:value-type="float" office:value="-6.497406497406498" table:style-name="ce156">
            <text:p>–6.50</text:p>
          </table:table-cell>
          <table:table-cell office:value-type="float" office:value="46.25" table:style-name="ce156">
            <text:p>46.25</text:p>
          </table:table-cell>
          <table:table-cell office:value-type="float" office:value="45.384615384615387" table:style-name="ce156">
            <text:p>45.38</text:p>
          </table:table-cell>
          <table:table-cell office:value-type="float" office:value="50" table:style-name="ce156">
            <text:p>50.00</text:p>
          </table:table-cell>
          <table:table-cell office:value-type="float" office:value="20.187793427230048" table:style-name="ce156">
            <text:p>20.19</text:p>
          </table:table-cell>
          <table:table-cell office:value-type="float" office:value="14.772727272727273" table:style-name="ce156">
            <text:p>14.77</text:p>
          </table:table-cell>
          <table:table-cell office:value-type="float" office:value="45.945945945945951" table:style-name="ce156">
            <text:p>45.95</text:p>
          </table:table-cell>
          <table:table-cell office:value-type="float" office:value="-5.781642165650771" table:style-name="ce156">
            <text:p>–5.78</text:p>
          </table:table-cell>
          <table:table-cell office:value-type="float" office:value="-7.083256072686817" table:style-name="ce156">
            <text:p>–7.08</text:p>
          </table:table-cell>
          <table:table-cell office:value-type="float" office:value="46.540880503144656" table:style-name="ce156">
            <text:p>46.54</text:p>
          </table:table-cell>
          <table:table-cell office:value-type="float" office:value="45.384615384615387" table:style-name="ce156">
            <text:p>45.38</text:p>
          </table:table-cell>
          <table:table-cell office:value-type="float" office:value="51.724137931034484" table:style-name="ce156">
            <text:p>51.72</text:p>
          </table:table-cell>
          <table:table-cell office:value-type="float" office:value="21.327014218009481" table:style-name="ce156">
            <text:p>21.33</text:p>
          </table:table-cell>
          <table:table-cell office:value-type="float" office:value="16.091954022988507" table:style-name="ce156">
            <text:p>16.09</text:p>
          </table:table-cell>
          <table:table-cell office:value-type="float" office:value="45.945945945945951" table:style-name="ce156">
            <text:p>45.95</text:p>
          </table:table-cell>
          <table:table-cell office:value-type="float" office:value="23.300970873786408" table:style-name="ce156">
            <text:p>23.30</text:p>
          </table:table-cell>
          <table:table-cell office:value-type="float" office:value="24.630541871921181" table:style-name="ce156">
            <text:p>24.63</text:p>
          </table:table-cell>
          <table:table-cell office:value-type="float" office:value="0" table:style-name="ce156">
            <text:p>—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office:value-type="float" office:value="-100" table:style-name="ce156">
            <text:p>–100.00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65"/>
          <table:table-cell table:number-columns-repeated="2" table:style-name="ce166"/>
          <table:table-cell table:style-name="ce167"/>
          <table:table-cell table:number-columns-repeated="3" table:style-name="ce166"/>
          <table:table-cell table:number-columns-repeated="12" table:style-name="ce44"/>
          <table:table-cell office:value-type="string" table:style-name="ce167">
            <text:p>內政部戶政司 民國110年12月10日編製</text:p>
          </table:table-cell>
          <table:table-cell table:number-columns-repeated="16358" table:style-name="ce44"/>
        </table:table-row>
        <table:table-row table:style-name="ro5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/>
        </table:table-row>
        <table:table-row table:style-name="ro5">
          <table:table-cell office:value-type="string" table:style-name="ce168">
            <text:p><text:s text:c="6"/>4.表內列有「－」者表示無數字，「0.00」表示未滿百分之0.005。</text:p>
          </table:table-cell>
          <table:table-cell table:number-columns-repeated="20" table:style-name="ce44"/>
          <table:table-cell table:style-name="ce164"/>
          <table:table-cell table:number-columns-repeated="16362"/>
        </table:table-row>
        <table:table-row table:style-name="ro5">
          <table:table-cell office:value-type="string" table:style-name="ce168">
            <text:p><text:s text:c="6"/>5.相同性別2人之結婚資料係自108年5月24日起統計。</text:p>
          </table:table-cell>
          <table:table-cell table:number-columns-repeated="16383" table:style-name="ce44"/>
        </table:table-row>
        <table:table-row table:style-name="ro10">
          <table:table-cell table:style-name="ce170"/>
          <table:table-cell table:number-columns-repeated="16383" table:style-name="ce44"/>
        </table:table-row>
        <table:table-row table:number-rows-repeated="1048380" table:style-name="ro10">
          <table:table-cell table:number-columns-repeated="16384"/>
        </table:table-row>
        <table:named-expressions>
          <table:named-range table:name="Print_Area" table:cell-range-address="08結-年月別.$A$1:08結-年月別.$Z$195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1"/>
          <table:table-cell table:number-columns-repeated="2" table:style-name="ce172"/>
          <table:table-cell table:number-columns-repeated="2"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style-name="ce2"/>
          <table:table-cell office:value-type="string" table:style-name="ce171">
            <text:p>中華民國110年11月份</text:p>
          </table:table-cell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1"/>
          <table:table-cell table:number-columns-repeated="2" table:style-name="ce172"/>
          <table:table-cell table:style-name="ce171"/>
          <table:table-cell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office:value-type="string" table:style-name="ce173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301">
            <text:p>性<text:span text:style-name="T1"><text:s/></text:span>別</text:p>
          </table:table-cell>
          <table:table-cell office:value-type="string" table:number-columns-spanned="8" table:number-rows-spanned="1" table:style-name="ce30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75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1">
            <text:p>總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合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6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21362" table:style-name="ce56">
            <text:p><text:s text:c="3"/>21,362</text:p>
          </table:table-cell>
          <table:table-cell office:value-type="float" office:value="20581" table:style-name="ce56">
            <text:p><text:s text:c="3"/>20,581</text:p>
          </table:table-cell>
          <table:table-cell office:value-type="float" office:value="299" table:style-name="ce56">
            <text:p><text:s text:c="3"/>299</text:p>
          </table:table-cell>
          <table:table-cell office:value-type="float" office:value="222" table:style-name="ce56">
            <text:p><text:s text:c="3"/>222</text:p>
          </table:table-cell>
          <table:table-cell office:value-type="float" office:value="77" table:style-name="ce56">
            <text:p><text:s text:c="3"/>77</text:p>
          </table:table-cell>
          <table:table-cell office:value-type="float" office:value="482" table:style-name="ce56">
            <text:p><text:s text:c="3"/>482</text:p>
          </table:table-cell>
          <table:table-cell office:value-type="float" office:value="242" table:style-name="ce56">
            <text:p><text:s text:c="3"/>242</text:p>
          </table:table-cell>
          <table:table-cell office:value-type="float" office:value="240" table:style-name="ce56">
            <text:p><text:s text:c="3"/>240</text:p>
          </table:table-cell>
          <table:table-cell office:value-type="float" office:value="21022" table:style-name="ce56">
            <text:p><text:s text:c="3"/>21,022</text:p>
          </table:table-cell>
          <table:table-cell office:value-type="float" office:value="20249" table:style-name="ce84">
            <text:p><text:s text:c="3"/>20,249</text:p>
          </table:table-cell>
          <table:table-cell office:value-type="float" office:value="298" table:style-name="ce84">
            <text:p><text:s text:c="3"/>298</text:p>
          </table:table-cell>
          <table:table-cell office:value-type="float" office:value="222" table:style-name="ce84">
            <text:p><text:s text:c="3"/>222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475" table:style-name="ce84">
            <text:p><text:s text:c="3"/>475</text:p>
          </table:table-cell>
          <table:table-cell office:value-type="float" office:value="242" table:style-name="ce84">
            <text:p><text:s text:c="3"/>242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340" table:style-name="ce56">
            <text:p><text:s text:c="3"/>340</text:p>
          </table:table-cell>
          <table:table-cell office:value-type="float" office:value="332" table:style-name="ce84">
            <text:p><text:s text:c="3"/>33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178">
            <text:p><text:s text:c="3"/>7</text:p>
          </table:table-cell>
          <table:table-cell table:number-columns-repeated="25" table:style-name="ce179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0597" table:style-name="ce39">
            <text:p><text:s text:c="3"/>10,597</text:p>
          </table:table-cell>
          <table:table-cell office:value-type="float" office:value="10306" table:style-name="ce39">
            <text:p><text:s text:c="3"/>10,306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226" table:style-name="ce39">
            <text:p><text:s text:c="3"/>226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186" table:style-name="ce39">
            <text:p><text:s text:c="3"/>186</text:p>
          </table:table-cell>
          <table:table-cell office:value-type="float" office:value="10511" table:style-name="ce39">
            <text:p><text:s text:c="3"/>10,511</text:p>
          </table:table-cell>
          <table:table-cell office:value-type="float" office:value="10227" table:style-name="ce42">
            <text:p><text:s text:c="3"/>10,227</text:p>
          </table:table-cell>
          <table:table-cell office:value-type="float" office:value="65" table:style-name="ce42">
            <text:p><text:s text:c="3"/>65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32" table:style-name="ce42">
            <text:p><text:s text:c="3"/>32</text:p>
          </table:table-cell>
          <table:table-cell office:value-type="float" office:value="219" table:style-name="ce42">
            <text:p><text:s text:c="3"/>219</text:p>
          </table:table-cell>
          <table:table-cell office:value-type="float" office:value="40" table:style-name="ce42">
            <text:p><text:s text:c="3"/>40</text:p>
          </table:table-cell>
          <table:table-cell office:value-type="float" office:value="179" table:style-name="ce42">
            <text:p><text:s text:c="3"/>179</text:p>
          </table:table-cell>
          <table:table-cell office:value-type="float" office:value="86" table:style-name="ce39">
            <text:p><text:s text:c="3"/>86</text:p>
          </table:table-cell>
          <table:table-cell office:value-type="float" office:value="79" table:style-name="ce42">
            <text:p><text:s text:c="3"/>7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0" table:style-name="ce42">
            <text:p>—</text:p>
          </table:table-cell>
          <table:table-cell office:value-type="float" office:value="7" table:style-name="ce68">
            <text:p><text:s text:c="3"/>7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0765" table:style-name="ce47">
            <text:p><text:s text:c="3"/>10,765</text:p>
          </table:table-cell>
          <table:table-cell office:value-type="float" office:value="10275" table:style-name="ce47">
            <text:p><text:s text:c="3"/>10,275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0511" table:style-name="ce47">
            <text:p><text:s text:c="3"/>10,511</text:p>
          </table:table-cell>
          <table:table-cell office:value-type="float" office:value="10022" table:style-name="ce50">
            <text:p><text:s text:c="3"/>10,022</text:p>
          </table:table-cell>
          <table:table-cell office:value-type="float" office:value="233" table:style-name="ce50">
            <text:p><text:s text:c="3"/>233</text:p>
          </table:table-cell>
          <table:table-cell office:value-type="float" office:value="189" table:style-name="ce50">
            <text:p><text:s text:c="3"/>189</text:p>
          </table:table-cell>
          <table:table-cell office:value-type="float" office:value="44" table:style-name="ce50">
            <text:p><text:s text:c="3"/>44</text:p>
          </table:table-cell>
          <table:table-cell office:value-type="float" office:value="256" table:style-name="ce50">
            <text:p><text:s text:c="3"/>256</text:p>
          </table:table-cell>
          <table:table-cell office:value-type="float" office:value="202" table:style-name="ce50">
            <text:p><text:s text:c="3"/>202</text:p>
          </table:table-cell>
          <table:table-cell office:value-type="float" office:value="54" table:style-name="ce50">
            <text:p><text:s text:c="3"/>54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253" table:style-name="ce50">
            <text:p><text:s text:c="3"/>25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6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3564" table:style-name="ce39">
            <text:p><text:s text:c="3"/>3,564</text:p>
          </table:table-cell>
          <table:table-cell office:value-type="float" office:value="3406" table:style-name="ce39">
            <text:p><text:s text:c="3"/>3,406</text:p>
          </table:table-cell>
          <table:table-cell office:value-type="float" office:value="61" table:style-name="ce39">
            <text:p><text:s text:c="3"/>61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97" table:style-name="ce39">
            <text:p><text:s text:c="3"/>97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3510" table:style-name="ce39">
            <text:p><text:s text:c="3"/>3,510</text:p>
          </table:table-cell>
          <table:table-cell office:value-type="float" office:value="3355" table:style-name="ce42">
            <text:p><text:s text:c="3"/>3,355</text:p>
          </table:table-cell>
          <table:table-cell office:value-type="float" office:value="60" table:style-name="ce42">
            <text:p><text:s text:c="3"/>60</text:p>
          </table:table-cell>
          <table:table-cell office:value-type="float" office:value="41" table:style-name="ce56">
            <text:p><text:s text:c="3"/>41</text:p>
          </table:table-cell>
          <table:table-cell office:value-type="float" office:value="19" table:style-name="ce56">
            <text:p><text:s text:c="3"/>19</text:p>
          </table:table-cell>
          <table:table-cell office:value-type="float" office:value="95" table:style-name="ce42">
            <text:p><text:s text:c="3"/>95</text:p>
          </table:table-cell>
          <table:table-cell office:value-type="float" office:value="42" table:style-name="ce56">
            <text:p><text:s text:c="3"/>42</text:p>
          </table:table-cell>
          <table:table-cell office:value-type="float" office:value="53" table:style-name="ce56">
            <text:p><text:s text:c="3"/>53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51" table:style-name="ce42">
            <text:p><text:s text:c="3"/>5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773" table:style-name="ce39">
            <text:p><text:s text:c="3"/>1,773</text:p>
          </table:table-cell>
          <table:table-cell office:value-type="float" office:value="1711" table:style-name="ce39">
            <text:p><text:s text:c="3"/>1,711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1755" table:style-name="ce39">
            <text:p><text:s text:c="3"/>1,755</text:p>
          </table:table-cell>
          <table:table-cell office:value-type="float" office:value="1695" table:style-name="ce39">
            <text:p><text:s text:c="3"/>1,695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91" table:style-name="ce47">
            <text:p><text:s text:c="3"/>1,791</text:p>
          </table:table-cell>
          <table:table-cell office:value-type="float" office:value="1695" table:style-name="ce47">
            <text:p><text:s text:c="3"/>1,695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755" table:style-name="ce47">
            <text:p><text:s text:c="3"/>1,755</text:p>
          </table:table-cell>
          <table:table-cell office:value-type="float" office:value="1660" table:style-name="ce47">
            <text:p><text:s text:c="3"/>1,66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6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1996" table:style-name="ce39">
            <text:p><text:s text:c="3"/>1,996</text:p>
          </table:table-cell>
          <table:table-cell office:value-type="float" office:value="1890" table:style-name="ce39">
            <text:p><text:s text:c="3"/>1,890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1964" table:style-name="ce39">
            <text:p><text:s text:c="3"/>1,964</text:p>
          </table:table-cell>
          <table:table-cell office:value-type="float" office:value="1859" table:style-name="ce39">
            <text:p><text:s text:c="3"/>1,859</text:p>
          </table:table-cell>
          <table:table-cell office:value-type="float" office:value="48" table:style-name="ce42">
            <text:p><text:s text:c="3"/>48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57" table:style-name="ce42">
            <text:p><text:s text:c="3"/>57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996" table:style-name="ce39">
            <text:p><text:s text:c="3"/>996</text:p>
          </table:table-cell>
          <table:table-cell office:value-type="float" office:value="944" table:style-name="ce39">
            <text:p><text:s text:c="3"/>944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982" table:style-name="ce39">
            <text:p><text:s text:c="3"/>982</text:p>
          </table:table-cell>
          <table:table-cell office:value-type="float" office:value="931" table:style-name="ce39">
            <text:p><text:s text:c="3"/>931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000" table:style-name="ce47">
            <text:p><text:s text:c="3"/>1,000</text:p>
          </table:table-cell>
          <table:table-cell office:value-type="float" office:value="946" table:style-name="ce47">
            <text:p><text:s text:c="3"/>946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82" table:style-name="ce47">
            <text:p><text:s text:c="3"/>982</text:p>
          </table:table-cell>
          <table:table-cell office:value-type="float" office:value="928" table:style-name="ce47">
            <text:p><text:s text:c="3"/>928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2262" table:style-name="ce39">
            <text:p><text:s text:c="3"/>2,262</text:p>
          </table:table-cell>
          <table:table-cell office:value-type="float" office:value="2174" table:style-name="ce39">
            <text:p><text:s text:c="3"/>2,174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2222" table:style-name="ce39">
            <text:p><text:s text:c="3"/>2,222</text:p>
          </table:table-cell>
          <table:table-cell office:value-type="float" office:value="2134" table:style-name="ce39">
            <text:p><text:s text:c="3"/>2,134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7" table:style-name="ce42">
            <text:p><text:s text:c="3"/>57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00">
            <text:p>男</text:p>
          </table:table-cell>
          <table:table-cell office:value-type="float" office:value="1117" table:style-name="ce39">
            <text:p><text:s text:c="3"/>1,117</text:p>
          </table:table-cell>
          <table:table-cell office:value-type="float" office:value="1090" table:style-name="ce39">
            <text:p><text:s text:c="3"/>1,09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111" table:style-name="ce39">
            <text:p><text:s text:c="3"/>1,111</text:p>
          </table:table-cell>
          <table:table-cell office:value-type="float" office:value="1084" table:style-name="ce39">
            <text:p><text:s text:c="3"/>1,08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145" table:style-name="ce47">
            <text:p><text:s text:c="3"/>1,145</text:p>
          </table:table-cell>
          <table:table-cell office:value-type="float" office:value="1084" table:style-name="ce47">
            <text:p><text:s text:c="3"/>1,084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111" table:style-name="ce47">
            <text:p><text:s text:c="3"/>1,111</text:p>
          </table:table-cell>
          <table:table-cell office:value-type="float" office:value="1050" table:style-name="ce47">
            <text:p><text:s text:c="3"/>1,05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3016" table:style-name="ce39">
            <text:p><text:s text:c="3"/>3,016</text:p>
          </table:table-cell>
          <table:table-cell office:value-type="float" office:value="2915" table:style-name="ce39">
            <text:p><text:s text:c="3"/>2,915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61" table:style-name="ce39">
            <text:p><text:s text:c="3"/>61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2964" table:style-name="ce39">
            <text:p><text:s text:c="3"/>2,964</text:p>
          </table:table-cell>
          <table:table-cell office:value-type="float" office:value="2864" table:style-name="ce39">
            <text:p><text:s text:c="3"/>2,864</text:p>
          </table:table-cell>
          <table:table-cell office:value-type="float" office:value="40" table:style-name="ce42">
            <text:p><text:s text:c="3"/>40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60" table:style-name="ce42">
            <text:p><text:s text:c="3"/>60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00">
            <text:p>男</text:p>
          </table:table-cell>
          <table:table-cell office:value-type="float" office:value="1498" table:style-name="ce39">
            <text:p><text:s text:c="3"/>1,498</text:p>
          </table:table-cell>
          <table:table-cell office:value-type="float" office:value="1459" table:style-name="ce39">
            <text:p><text:s text:c="3"/>1,45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1482" table:style-name="ce39">
            <text:p><text:s text:c="3"/>1,482</text:p>
          </table:table-cell>
          <table:table-cell office:value-type="float" office:value="1444" table:style-name="ce39">
            <text:p><text:s text:c="3"/>1,444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518" table:style-name="ce47">
            <text:p><text:s text:c="3"/>1,518</text:p>
          </table:table-cell>
          <table:table-cell office:value-type="float" office:value="1456" table:style-name="ce47">
            <text:p><text:s text:c="3"/>1,45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482" table:style-name="ce47">
            <text:p><text:s text:c="3"/>1,482</text:p>
          </table:table-cell>
          <table:table-cell office:value-type="float" office:value="1420" table:style-name="ce47">
            <text:p><text:s text:c="3"/>1,42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1700" table:style-name="ce39">
            <text:p><text:s text:c="3"/>1,700</text:p>
          </table:table-cell>
          <table:table-cell office:value-type="float" office:value="1649" table:style-name="ce39">
            <text:p><text:s text:c="3"/>1,649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678" table:style-name="ce39">
            <text:p><text:s text:c="3"/>1,678</text:p>
          </table:table-cell>
          <table:table-cell office:value-type="float" office:value="1627" table:style-name="ce39">
            <text:p><text:s text:c="3"/>1,627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00">
            <text:p>男</text:p>
          </table:table-cell>
          <table:table-cell office:value-type="float" office:value="841" table:style-name="ce39">
            <text:p><text:s text:c="3"/>84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0" table:style-name="ce39">
            <text:p>—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839" table:style-name="ce39">
            <text:p><text:s text:c="3"/>839</text:p>
          </table:table-cell>
          <table:table-cell office:value-type="float" office:value="821" table:style-name="ce39">
            <text:p><text:s text:c="3"/>821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0" table:style-name="ce39">
            <text:p>—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859" table:style-name="ce47">
            <text:p><text:s text:c="3"/>859</text:p>
          </table:table-cell>
          <table:table-cell office:value-type="float" office:value="826" table:style-name="ce47">
            <text:p><text:s text:c="3"/>82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39" table:style-name="ce47">
            <text:p><text:s text:c="3"/>839</text:p>
          </table:table-cell>
          <table:table-cell office:value-type="float" office:value="806" table:style-name="ce47">
            <text:p><text:s text:c="3"/>80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2442" table:style-name="ce39">
            <text:p><text:s text:c="3"/>2,442</text:p>
          </table:table-cell>
          <table:table-cell office:value-type="float" office:value="2375" table:style-name="ce39">
            <text:p><text:s text:c="3"/>2,375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2398" table:style-name="ce39">
            <text:p><text:s text:c="3"/>2,398</text:p>
          </table:table-cell>
          <table:table-cell office:value-type="float" office:value="2332" table:style-name="ce39">
            <text:p><text:s text:c="3"/>2,332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5" table:style-name="ce42">
            <text:p><text:s text:c="3"/>35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00">
            <text:p>男</text:p>
          </table:table-cell>
          <table:table-cell office:value-type="float" office:value="1209" table:style-name="ce39">
            <text:p><text:s text:c="3"/>1,209</text:p>
          </table:table-cell>
          <table:table-cell office:value-type="float" office:value="1183" table:style-name="ce39">
            <text:p><text:s text:c="3"/>1,183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199" table:style-name="ce39">
            <text:p><text:s text:c="3"/>1,199</text:p>
          </table:table-cell>
          <table:table-cell office:value-type="float" office:value="1174" table:style-name="ce39">
            <text:p><text:s text:c="3"/>1,174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46">
            <text:p>女</text:p>
          </table:table-cell>
          <table:table-cell office:value-type="float" office:value="1233" table:style-name="ce47">
            <text:p><text:s text:c="3"/>1,233</text:p>
          </table:table-cell>
          <table:table-cell office:value-type="float" office:value="1192" table:style-name="ce47">
            <text:p><text:s text:c="3"/>1,19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199" table:style-name="ce47">
            <text:p><text:s text:c="3"/>1,199</text:p>
          </table:table-cell>
          <table:table-cell office:value-type="float" office:value="1158" table:style-name="ce47">
            <text:p><text:s text:c="3"/>1,15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03">
            <text:p>計</text:p>
          </table:table-cell>
          <table:table-cell office:value-type="float" office:value="6272" table:style-name="ce185">
            <text:p><text:s text:c="3"/>6,272</text:p>
          </table:table-cell>
          <table:table-cell office:value-type="float" office:value="6067" table:style-name="ce185">
            <text:p><text:s text:c="3"/>6,067</text:p>
          </table:table-cell>
          <table:table-cell office:value-type="float" office:value="67" table:style-name="ce185">
            <text:p><text:s text:c="3"/>67</text:p>
          </table:table-cell>
          <table:table-cell office:value-type="float" office:value="55" table:style-name="ce185">
            <text:p><text:s text:c="3"/>55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138" table:style-name="ce39">
            <text:p><text:s text:c="3"/>138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51" table:style-name="ce185">
            <text:p><text:s text:c="3"/>51</text:p>
          </table:table-cell>
          <table:table-cell office:value-type="float" office:value="6178" table:style-name="ce185">
            <text:p><text:s text:c="3"/>6,178</text:p>
          </table:table-cell>
          <table:table-cell office:value-type="float" office:value="5975" table:style-name="ce185">
            <text:p><text:s text:c="3"/>5,975</text:p>
          </table:table-cell>
          <table:table-cell office:value-type="float" office:value="67" table:style-name="ce185">
            <text:p><text:s text:c="3"/>67</text:p>
          </table:table-cell>
          <table:table-cell office:value-type="float" office:value="55" table:style-name="ce185">
            <text:p><text:s text:c="3"/>55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136" table:style-name="ce185">
            <text:p><text:s text:c="3"/>136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49" table:style-name="ce185">
            <text:p><text:s text:c="3"/>49</text:p>
          </table:table-cell>
          <table:table-cell office:value-type="float" office:value="94" table:style-name="ce185">
            <text:p><text:s text:c="3"/>94</text:p>
          </table:table-cell>
          <table:table-cell office:value-type="float" office:value="92" table:style-name="ce185">
            <text:p><text:s text:c="3"/>9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44">
            <text:p>男</text:p>
          </table:table-cell>
          <table:table-cell office:value-type="float" office:value="3109" table:style-name="ce187">
            <text:p><text:s text:c="3"/>3,109</text:p>
          </table:table-cell>
          <table:table-cell office:value-type="float" office:value="3043" table:style-name="ce187">
            <text:p><text:s text:c="3"/>3,043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40" table:style-name="ce187">
            <text:p><text:s text:c="3"/>40</text:p>
          </table:table-cell>
          <table:table-cell office:value-type="float" office:value="3089" table:style-name="ce187">
            <text:p><text:s text:c="3"/>3,089</text:p>
          </table:table-cell>
          <table:table-cell office:value-type="float" office:value="3025" table:style-name="ce187">
            <text:p><text:s text:c="3"/>3,025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52" table:style-name="ce187">
            <text:p><text:s text:c="3"/>52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38" table:style-name="ce187">
            <text:p><text:s text:c="3"/>38</text:p>
          </table:table-cell>
          <table:table-cell office:value-type="float" office:value="20" table:style-name="ce187">
            <text:p><text:s text:c="3"/>20</text:p>
          </table:table-cell>
          <table:table-cell office:value-type="float" office:value="18" table:style-name="ce187">
            <text:p><text:s text:c="3"/>18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2" table:style-name="ce188">
            <text:p><text:s text:c="3"/>2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13">
            <text:p>女</text:p>
          </table:table-cell>
          <table:table-cell office:value-type="float" office:value="3163" table:style-name="ce189">
            <text:p><text:s text:c="3"/>3,163</text:p>
          </table:table-cell>
          <table:table-cell office:value-type="float" office:value="3024" table:style-name="ce189">
            <text:p><text:s text:c="3"/>3,024</text:p>
          </table:table-cell>
          <table:table-cell office:value-type="float" office:value="55" table:style-name="ce189">
            <text:p><text:s text:c="3"/>55</text:p>
          </table:table-cell>
          <table:table-cell office:value-type="float" office:value="47" table:style-name="ce189">
            <text:p><text:s text:c="3"/>47</text:p>
          </table:table-cell>
          <table:table-cell office:value-type="float" office:value="8" table:style-name="ce189">
            <text:p><text:s text:c="3"/>8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73" table:style-name="ce189">
            <text:p><text:s text:c="3"/>73</text:p>
          </table:table-cell>
          <table:table-cell office:value-type="float" office:value="11" table:style-name="ce189">
            <text:p><text:s text:c="3"/>11</text:p>
          </table:table-cell>
          <table:table-cell office:value-type="float" office:value="3089" table:style-name="ce189">
            <text:p><text:s text:c="3"/>3,089</text:p>
          </table:table-cell>
          <table:table-cell office:value-type="float" office:value="2950" table:style-name="ce189">
            <text:p><text:s text:c="3"/>2,950</text:p>
          </table:table-cell>
          <table:table-cell office:value-type="float" office:value="55" table:style-name="ce189">
            <text:p><text:s text:c="3"/>55</text:p>
          </table:table-cell>
          <table:table-cell office:value-type="float" office:value="47" table:style-name="ce189">
            <text:p><text:s text:c="3"/>47</text:p>
          </table:table-cell>
          <table:table-cell office:value-type="float" office:value="8" table:style-name="ce189">
            <text:p><text:s text:c="3"/>8</text:p>
          </table:table-cell>
          <table:table-cell office:value-type="float" office:value="84" table:style-name="ce189">
            <text:p><text:s text:c="3"/>84</text:p>
          </table:table-cell>
          <table:table-cell office:value-type="float" office:value="73" table:style-name="ce189">
            <text:p><text:s text:c="3"/>73</text:p>
          </table:table-cell>
          <table:table-cell office:value-type="float" office:value="11" table:style-name="ce189">
            <text:p><text:s text:c="3"/>11</text:p>
          </table:table-cell>
          <table:table-cell office:value-type="float" office:value="74" table:style-name="ce189">
            <text:p><text:s text:c="3"/>74</text:p>
          </table:table-cell>
          <table:table-cell office:value-type="float" office:value="74" table:style-name="ce189">
            <text:p><text:s text:c="3"/>74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46">
            <text:p>計</text:p>
          </table:table-cell>
          <table:table-cell office:value-type="float" office:value="362" table:style-name="ce107">
            <text:p><text:s text:c="3"/>362</text:p>
          </table:table-cell>
          <table:table-cell office:value-type="float" office:value="350" table:style-name="ce107">
            <text:p><text:s text:c="3"/>35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56" table:style-name="ce107">
            <text:p><text:s text:c="3"/>356</text:p>
          </table:table-cell>
          <table:table-cell office:value-type="float" office:value="345" table:style-name="ce107">
            <text:p><text:s text:c="3"/>345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93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78" table:style-name="ce107">
            <text:p><text:s text:c="3"/>17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78" table:style-name="ce107">
            <text:p><text:s text:c="3"/>178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table-cell table:style-name="ce194"/>
          <table:table-cell office:value-type="string" table:style-name="ce113">
            <text:p>女</text:p>
          </table:table-cell>
          <table:table-cell office:value-type="float" office:value="180" table:style-name="ce114">
            <text:p><text:s text:c="3"/>180</text:p>
          </table:table-cell>
          <table:table-cell office:value-type="float" office:value="172" table:style-name="ce114">
            <text:p><text:s text:c="3"/>172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170" table:style-name="ce114">
            <text:p><text:s text:c="3"/>170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46">
            <text:p>計</text:p>
          </table:table-cell>
          <table:table-cell office:value-type="float" office:value="596" table:style-name="ce107">
            <text:p><text:s text:c="3"/>596</text:p>
          </table:table-cell>
          <table:table-cell office:value-type="float" office:value="578" table:style-name="ce107">
            <text:p><text:s text:c="3"/>57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80" table:style-name="ce107">
            <text:p><text:s text:c="3"/>580</text:p>
          </table:table-cell>
          <table:table-cell office:value-type="float" office:value="562" table:style-name="ce107">
            <text:p><text:s text:c="3"/>562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86" table:style-name="ce107">
            <text:p><text:s text:c="3"/>28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04" table:style-name="ce114">
            <text:p><text:s text:c="3"/>304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276" table:style-name="ce114">
            <text:p><text:s text:c="3"/>27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46">
            <text:p>計</text:p>
          </table:table-cell>
          <table:table-cell office:value-type="float" office:value="516" table:style-name="ce107">
            <text:p><text:s text:c="3"/>516</text:p>
          </table:table-cell>
          <table:table-cell office:value-type="float" office:value="497" table:style-name="ce107">
            <text:p><text:s text:c="3"/>49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14" table:style-name="ce107">
            <text:p><text:s text:c="3"/>514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59" table:style-name="ce107">
            <text:p><text:s text:c="3"/>259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57" table:style-name="ce107">
            <text:p><text:s text:c="3"/>257</text:p>
          </table:table-cell>
          <table:table-cell office:value-type="float" office:value="251" table:style-name="ce107">
            <text:p><text:s text:c="3"/>25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57" table:style-name="ce114">
            <text:p><text:s text:c="3"/>257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257" table:style-name="ce114">
            <text:p><text:s text:c="3"/>257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46">
            <text:p>計</text:p>
          </table:table-cell>
          <table:table-cell office:value-type="float" office:value="1128" table:style-name="ce107">
            <text:p><text:s text:c="3"/>1,128</text:p>
          </table:table-cell>
          <table:table-cell office:value-type="float" office:value="1093" table:style-name="ce107">
            <text:p><text:s text:c="3"/>1,093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112" table:style-name="ce107">
            <text:p><text:s text:c="3"/>1,112</text:p>
          </table:table-cell>
          <table:table-cell office:value-type="float" office:value="1077" table:style-name="ce107">
            <text:p><text:s text:c="3"/>1,077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" table:style-name="ce105">
            <text:p><text:s text:c="3"/>22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58" table:style-name="ce107">
            <text:p><text:s text:c="3"/>558</text:p>
          </table:table-cell>
          <table:table-cell office:value-type="float" office:value="547" table:style-name="ce107">
            <text:p><text:s text:c="3"/>54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56" table:style-name="ce107">
            <text:p><text:s text:c="3"/>556</text:p>
          </table:table-cell>
          <table:table-cell office:value-type="float" office:value="545" table:style-name="ce107">
            <text:p><text:s text:c="3"/>54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570" table:style-name="ce114">
            <text:p><text:s text:c="3"/>570</text:p>
          </table:table-cell>
          <table:table-cell office:value-type="float" office:value="546" table:style-name="ce114">
            <text:p><text:s text:c="3"/>546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0" table:style-name="ce114">
            <text:p>—</text:p>
          </table:table-cell>
          <table:table-cell office:value-type="float" office:value="556" table:style-name="ce114">
            <text:p><text:s text:c="3"/>556</text:p>
          </table:table-cell>
          <table:table-cell office:value-type="float" office:value="532" table:style-name="ce114">
            <text:p><text:s text:c="3"/>532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0" table:style-name="ce114">
            <text:p>—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46">
            <text:p>計</text:p>
          </table:table-cell>
          <table:table-cell office:value-type="float" office:value="476" table:style-name="ce107">
            <text:p><text:s text:c="3"/>476</text:p>
          </table:table-cell>
          <table:table-cell office:value-type="float" office:value="458" table:style-name="ce107">
            <text:p><text:s text:c="3"/>45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70" table:style-name="ce107">
            <text:p><text:s text:c="3"/>470</text:p>
          </table:table-cell>
          <table:table-cell office:value-type="float" office:value="453" table:style-name="ce107">
            <text:p><text:s text:c="3"/>45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231" table:style-name="ce107">
            <text:p><text:s text:c="3"/>23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5" table:style-name="ce107">
            <text:p><text:s text:c="3"/>235</text:p>
          </table:table-cell>
          <table:table-cell office:value-type="float" office:value="230" table:style-name="ce107">
            <text:p><text:s text:c="3"/>23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227" table:style-name="ce114">
            <text:p><text:s text:c="3"/>22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35" table:style-name="ce114">
            <text:p><text:s text:c="3"/>235</text:p>
          </table:table-cell>
          <table:table-cell office:value-type="float" office:value="223" table:style-name="ce114">
            <text:p><text:s text:c="3"/>22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03">
            <text:p>計</text:p>
          </table:table-cell>
          <table:table-cell office:value-type="float" office:value="542" table:style-name="ce118">
            <text:p><text:s text:c="3"/>542</text:p>
          </table:table-cell>
          <table:table-cell office:value-type="float" office:value="522" table:style-name="ce118">
            <text:p><text:s text:c="3"/>52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0" table:style-name="ce118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40" table:style-name="ce118">
            <text:p><text:s text:c="3"/>540</text:p>
          </table:table-cell>
          <table:table-cell office:value-type="float" office:value="520" table:style-name="ce107">
            <text:p><text:s text:c="3"/>520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72" table:style-name="ce107">
            <text:p><text:s text:c="3"/>27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70" table:style-name="ce107">
            <text:p><text:s text:c="3"/>270</text:p>
          </table:table-cell>
          <table:table-cell office:value-type="float" office:value="267" table:style-name="ce107">
            <text:p><text:s text:c="3"/>26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70" table:style-name="ce114">
            <text:p><text:s text:c="3"/>270</text:p>
          </table:table-cell>
          <table:table-cell office:value-type="float" office:value="253" table:style-name="ce114">
            <text:p><text:s text:c="3"/>253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70" table:style-name="ce114">
            <text:p><text:s text:c="3"/>270</text:p>
          </table:table-cell>
          <table:table-cell office:value-type="float" office:value="253" table:style-name="ce114">
            <text:p><text:s text:c="3"/>253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46">
            <text:p>計</text:p>
          </table:table-cell>
          <table:table-cell office:value-type="float" office:value="406" table:style-name="ce107">
            <text:p><text:s text:c="3"/>406</text:p>
          </table:table-cell>
          <table:table-cell office:value-type="float" office:value="392" table:style-name="ce107">
            <text:p><text:s text:c="3"/>39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04" table:style-name="ce107">
            <text:p><text:s text:c="3"/>404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46">
            <text:p>計</text:p>
          </table:table-cell>
          <table:table-cell office:value-type="float" office:value="620" table:style-name="ce107">
            <text:p><text:s text:c="3"/>620</text:p>
          </table:table-cell>
          <table:table-cell office:value-type="float" office:value="601" table:style-name="ce107">
            <text:p><text:s text:c="3"/>60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12" table:style-name="ce107">
            <text:p><text:s text:c="3"/>612</text:p>
          </table:table-cell>
          <table:table-cell office:value-type="float" office:value="593" table:style-name="ce107">
            <text:p><text:s text:c="3"/>59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08" table:style-name="ce107">
            <text:p><text:s text:c="3"/>308</text:p>
          </table:table-cell>
          <table:table-cell office:value-type="float" office:value="298" table:style-name="ce107">
            <text:p><text:s text:c="3"/>29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06" table:style-name="ce107">
            <text:p><text:s text:c="3"/>306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12" table:style-name="ce114">
            <text:p><text:s text:c="3"/>312</text:p>
          </table:table-cell>
          <table:table-cell office:value-type="float" office:value="303" table:style-name="ce114">
            <text:p><text:s text:c="3"/>30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306" table:style-name="ce114">
            <text:p><text:s text:c="3"/>306</text:p>
          </table:table-cell>
          <table:table-cell office:value-type="float" office:value="297" table:style-name="ce114">
            <text:p><text:s text:c="3"/>297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46">
            <text:p>計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84" table:style-name="ce107">
            <text:p><text:s text:c="3"/>184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90" table:style-name="ce114">
            <text:p><text:s text:c="3"/>90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92" table:style-name="ce114">
            <text:p><text:s text:c="3"/>92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46">
            <text:p>計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83" table:style-name="ce107">
            <text:p><text:s text:c="3"/>283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5" table:style-name="ce114">
            <text:p><text:s text:c="3"/>155</text:p>
          </table:table-cell>
          <table:table-cell office:value-type="float" office:value="149" table:style-name="ce114">
            <text:p><text:s text:c="3"/>14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45" table:style-name="ce114">
            <text:p><text:s text:c="3"/>145</text:p>
          </table:table-cell>
          <table:table-cell office:value-type="float" office:value="139" table:style-name="ce114">
            <text:p><text:s text:c="3"/>13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46">
            <text:p>計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72" table:style-name="ce114">
            <text:p><text:s text:c="3"/>72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70" table:style-name="ce114">
            <text:p><text:s text:c="3"/>70</text:p>
          </table:table-cell>
          <table:table-cell office:value-type="float" office:value="66" table:style-name="ce114">
            <text:p><text:s text:c="3"/>6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46">
            <text:p>計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279" table:style-name="ce107">
            <text:p><text:s text:c="3"/>27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84" table:style-name="ce107">
            <text:p><text:s text:c="3"/>284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46" table:style-name="ce114">
            <text:p><text:s text:c="3"/>146</text:p>
          </table:table-cell>
          <table:table-cell office:value-type="float" office:value="143" table:style-name="ce114">
            <text:p><text:s text:c="3"/>14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42" table:style-name="ce114">
            <text:p><text:s text:c="3"/>142</text:p>
          </table:table-cell>
          <table:table-cell office:value-type="float" office:value="139" table:style-name="ce114">
            <text:p><text:s text:c="3"/>13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46">
            <text:p>計</text:p>
          </table:table-cell>
          <table:table-cell office:value-type="float" office:value="472" table:style-name="ce107">
            <text:p><text:s text:c="3"/>472</text:p>
          </table:table-cell>
          <table:table-cell office:value-type="float" office:value="459" table:style-name="ce107">
            <text:p><text:s text:c="3"/>45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2" table:style-name="ce107">
            <text:p><text:s text:c="3"/>462</text:p>
          </table:table-cell>
          <table:table-cell office:value-type="float" office:value="449" table:style-name="ce107">
            <text:p><text:s text:c="3"/>449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31" table:style-name="ce107">
            <text:p><text:s text:c="3"/>231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1" table:style-name="ce107">
            <text:p><text:s text:c="3"/>231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41" table:style-name="ce114">
            <text:p><text:s text:c="3"/>241</text:p>
          </table:table-cell>
          <table:table-cell office:value-type="float" office:value="234" table:style-name="ce114">
            <text:p><text:s text:c="3"/>23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231" table:style-name="ce114">
            <text:p><text:s text:c="3"/>231</text:p>
          </table:table-cell>
          <table:table-cell office:value-type="float" office:value="224" table:style-name="ce114">
            <text:p><text:s text:c="3"/>22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46">
            <text:p>計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30" table:style-name="ce107">
            <text:p><text:s text:c="3"/>230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114" table:style-name="ce107">
            <text:p><text:s text:c="3"/>11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7" table:style-name="ce114">
            <text:p><text:s text:c="3"/>117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15" table:style-name="ce114">
            <text:p><text:s text:c="3"/>115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110" table:style-name="ce39">
            <text:p><text:s text:c="3"/>110</text:p>
          </table:table-cell>
          <table:table-cell office:value-type="float" office:value="105" table:style-name="ce39">
            <text:p><text:s text:c="3"/>105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08" table:style-name="ce39">
            <text:p><text:s text:c="3"/>108</text:p>
          </table:table-cell>
          <table:table-cell office:value-type="float" office:value="103" table:style-name="ce56">
            <text:p><text:s text:c="3"/>103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53" table:style-name="ce39">
            <text:p><text:s text:c="3"/>53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53" table:style-name="ce39">
            <text:p><text:s text:c="3"/>53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46">
            <text:p>計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46">
            <text:p>計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44"/>
          <table:table-cell office:value-type="string" table:style-name="ce198">
            <text:p>內政部戶政司 民國110年12月10日編製</text:p>
          </table:table-cell>
          <table:table-cell table:number-columns-repeated="16358"/>
        </table:table-row>
        <table:table-row table:style-name="ro7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7">
          <table:table-cell office:value-type="string" table:style-name="ce16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18">
          <table:table-cell table:style-name="ce168"/>
          <table:table-cell table:number-columns-repeated="16383" table:style-name="ce44"/>
        </table:table-row>
        <table:table-row table:style-name="ro10">
          <table:table-cell table:style-name="ce168"/>
          <table:table-cell table:number-columns-repeated="16383" table:style-name="ce44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row table:style-name="ro11">
          <table:table-cell office:value-type="string" table:number-columns-spanned="21" table:number-rows-spanned="1" table:style-name="ce20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30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6"/>不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8">
            <text:p><text:s text:c="46"/>相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80"/>
          <table:table-cell table:number-columns-repeated="17" table:style-name="ce79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table:style-name="ce84"/>
          <table:table-cell table:number-columns-repeated="17" table:style-name="ce56"/>
          <table:table-cell table:style-name="ce8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table:style-name="ce42"/>
          <table:table-cell table:number-columns-repeated="17" table:style-name="ce39"/>
          <table:table-cell table:style-name="ce69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table:style-name="ce50"/>
          <table:table-cell table:number-columns-repeated="17" table:style-name="ce47"/>
          <table:table-cell table:style-name="ce71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4年</text:p>
          </table:table-cell>
          <table:table-cell office:value-type="string" table:style-name="ce216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7年</text:p>
          </table:table-cell>
          <table:table-cell office:value-type="string" table:style-name="ce87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8年</text:p>
          </table:table-cell>
          <table:table-cell office:value-type="string" table:style-name="ce87">
            <text:p>計</text:p>
          </table:table-cell>
          <table:table-cell office:value-type="float" office:value="269048" table:style-name="ce88">
            <text:p><text:s text:c="3"/>269,048</text:p>
          </table:table-cell>
          <table:table-cell office:value-type="float" office:value="247832" table:style-name="ce88">
            <text:p><text:s text:c="3"/>247,832</text:p>
          </table:table-cell>
          <table:table-cell office:value-type="float" office:value="247771" table:style-name="ce88">
            <text:p><text:s text:c="3"/>247,771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6698" table:style-name="ce88">
            <text:p><text:s text:c="3"/>6,698</text:p>
          </table:table-cell>
          <table:table-cell office:value-type="float" office:value="1061" table:style-name="ce88">
            <text:p><text:s text:c="3"/>1,061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31" table:style-name="ce88">
            <text:p><text:s text:c="3"/>1,631</text:p>
          </table:table-cell>
          <table:table-cell office:value-type="float" office:value="85" table:style-name="ce88">
            <text:p><text:s text:c="3"/>8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887" table:style-name="ce88">
            <text:p><text:s text:c="3"/>12,887</text:p>
          </table:table-cell>
          <table:table-cell office:value-type="float" office:value="1701" table:style-name="ce88">
            <text:p><text:s text:c="3"/>1,701</text:p>
          </table:table-cell>
          <table:table-cell office:value-type="float" office:value="11186" table:style-name="ce88">
            <text:p><text:s text:c="3"/>11,186</text:p>
          </table:table-cell>
          <table:table-cell office:value-type="float" office:value="9007" table:style-name="ce88">
            <text:p><text:s text:c="3"/>9,007</text:p>
          </table:table-cell>
          <table:table-cell office:value-type="float" office:value="1667" table:style-name="ce88">
            <text:p><text:s text:c="3"/>1,667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880" table:style-name="ce88">
            <text:p><text:s text:c="3"/>3,880</text:p>
          </table:table-cell>
          <table:table-cell office:value-type="float" office:value="34" table:style-name="ce88">
            <text:p><text:s text:c="3"/>34</text:p>
          </table:table-cell>
          <table:table-cell office:value-type="float" office:value="3846" table:style-name="ce88">
            <text:p><text:s text:c="3"/>3,846</text:p>
          </table:table-cell>
          <table:table-cell office:value-type="float" office:value="263170" table:style-name="ce88">
            <text:p><text:s text:c="3"/>263,170</text:p>
          </table:table-cell>
          <table:table-cell office:value-type="float" office:value="242113" table:style-name="ce88">
            <text:p><text:s text:c="3"/>242,113</text:p>
          </table:table-cell>
          <table:table-cell office:value-type="float" office:value="242053" table:style-name="ce88">
            <text:p><text:s text:c="3"/>242,053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6696" table:style-name="ce88">
            <text:p><text:s text:c="3"/>6,696</text:p>
          </table:table-cell>
          <table:table-cell office:value-type="float" office:value="1059" table:style-name="ce88">
            <text:p><text:s text:c="3"/>1,059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21" table:style-name="ce88">
            <text:p><text:s text:c="3"/>1,621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740" table:style-name="ce88">
            <text:p><text:s text:c="3"/>12,740</text:p>
          </table:table-cell>
          <table:table-cell office:value-type="float" office:value="1690" table:style-name="ce88">
            <text:p><text:s text:c="3"/>1,690</text:p>
          </table:table-cell>
          <table:table-cell office:value-type="float" office:value="11050" table:style-name="ce88">
            <text:p><text:s text:c="3"/>11,050</text:p>
          </table:table-cell>
          <table:table-cell office:value-type="float" office:value="8998" table:style-name="ce88">
            <text:p><text:s text:c="3"/>8,998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742" table:style-name="ce88">
            <text:p><text:s text:c="3"/>3,742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710" table:style-name="ce88">
            <text:p><text:s text:c="3"/>3,710</text:p>
          </table:table-cell>
          <table:table-cell office:value-type="float" office:value="5878" table:style-name="ce89">
            <text:p><text:s text:c="3"/>5,878</text:p>
          </table:table-cell>
          <table:table-cell office:value-type="float" office:value="5719" table:style-name="ce88">
            <text:p><text:s text:c="3"/>5,719</text:p>
          </table:table-cell>
          <table:table-cell office:value-type="float" office:value="5718" table:style-name="ce88">
            <text:p><text:s text:c="3"/>5,71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36" table:style-name="ce88">
            <text:p><text:s text:c="3"/>13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88">
            <text:p><text:s text:c="3"/>13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36" table:style-name="ce90">
            <text:p><text:s text:c="3"/>13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27449" table:style-name="ce92">
            <text:p><text:s text:c="3"/>127,44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4133" table:style-name="ce92">
            <text:p><text:s text:c="3"/>4,133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25716" table:style-name="ce92">
            <text:p><text:s text:c="3"/>125,716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62" table:style-name="ce92">
            <text:p><text:s text:c="3"/>62</text:p>
          </table:table-cell>
          <table:table-cell office:value-type="float" office:value="4017" table:style-name="ce92">
            <text:p><text:s text:c="3"/>4,017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889" table:style-name="ce92">
            <text:p><text:s text:c="3"/>2,889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1733" table:style-name="ce92">
            <text:p><text:s text:c="3"/>1,73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18" table:style-name="ce92">
            <text:p><text:s text:c="3"/>11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6" table:style-name="ce94">
            <text:p><text:s text:c="3"/>11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120322" table:style-name="ce96">
            <text:p><text:s text:c="3"/>120,322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1005" table:style-name="ce96">
            <text:p><text:s text:c="3"/>1,005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1635" table:style-name="ce96">
            <text:p><text:s text:c="3"/>1,635</text:p>
          </table:table-cell>
          <table:table-cell office:value-type="float" office:value="7053" table:style-name="ce96">
            <text:p><text:s text:c="3"/>7,053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1627" table:style-name="ce96">
            <text:p><text:s text:c="3"/>1,627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41" table:style-name="ce96">
            <text:p><text:s text:c="3"/>841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116337" table:style-name="ce96">
            <text:p><text:s text:c="3"/>116,337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1003" table:style-name="ce96">
            <text:p><text:s text:c="3"/>1,003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1628" table:style-name="ce96">
            <text:p><text:s text:c="3"/>1,628</text:p>
          </table:table-cell>
          <table:table-cell office:value-type="float" office:value="7033" table:style-name="ce96">
            <text:p><text:s text:c="3"/>7,033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1620" table:style-name="ce96">
            <text:p><text:s text:c="3"/>1,620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21" table:style-name="ce96">
            <text:p><text:s text:c="3"/>821</text:p>
          </table:table-cell>
          <table:table-cell office:value-type="float" office:value="4022" table:style-name="ce97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6">
            <text:p>—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8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7804" table:style-name="ce118">
            <text:p><text:s text:c="3"/>27,804</text:p>
          </table:table-cell>
          <table:table-cell office:value-type="float" office:value="25797" table:style-name="ce118">
            <text:p><text:s text:c="3"/>25,797</text:p>
          </table:table-cell>
          <table:table-cell office:value-type="float" office:value="25792" table:style-name="ce118">
            <text:p><text:s text:c="3"/>25,79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91" table:style-name="ce118">
            <text:p><text:s text:c="3"/>691</text:p>
          </table:table-cell>
          <table:table-cell office:value-type="float" office:value="108" table:style-name="ce118">
            <text:p><text:s text:c="3"/>108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211" table:style-name="ce118">
            <text:p><text:s text:c="3"/>1,211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1051" table:style-name="ce118">
            <text:p><text:s text:c="3"/>1,051</text:p>
          </table:table-cell>
          <table:table-cell office:value-type="float" office:value="870" table:style-name="ce118">
            <text:p><text:s text:c="3"/>870</text:p>
          </table:table-cell>
          <table:table-cell office:value-type="float" office:value="154" table:style-name="ce118">
            <text:p><text:s text:c="3"/>154</text:p>
          </table:table-cell>
          <table:table-cell office:value-type="float" office:value="716" table:style-name="ce118">
            <text:p><text:s text:c="3"/>716</text:p>
          </table:table-cell>
          <table:table-cell office:value-type="float" office:value="341" table:style-name="ce118">
            <text:p><text:s text:c="3"/>34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27804" table:style-name="ce249">
            <text:p><text:s text:c="3"/>27,804</text:p>
          </table:table-cell>
          <table:table-cell office:value-type="float" office:value="25797" table:style-name="ce250">
            <text:p><text:s text:c="3"/>25,797</text:p>
          </table:table-cell>
          <table:table-cell office:value-type="float" office:value="25792" table:style-name="ce250">
            <text:p><text:s text:c="3"/>25,79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91" table:style-name="ce250">
            <text:p><text:s text:c="3"/>691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583" table:style-name="ce250">
            <text:p><text:s text:c="3"/>583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1211" table:style-name="ce250">
            <text:p><text:s text:c="3"/>1,211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1051" table:style-name="ce250">
            <text:p><text:s text:c="3"/>1,051</text:p>
          </table:table-cell>
          <table:table-cell office:value-type="float" office:value="870" table:style-name="ce250">
            <text:p><text:s text:c="3"/>870</text:p>
          </table:table-cell>
          <table:table-cell office:value-type="float" office:value="154" table:style-name="ce250">
            <text:p><text:s text:c="3"/>154</text:p>
          </table:table-cell>
          <table:table-cell office:value-type="float" office:value="716" table:style-name="ce250">
            <text:p><text:s text:c="3"/>716</text:p>
          </table:table-cell>
          <table:table-cell office:value-type="float" office:value="341" table:style-name="ce250">
            <text:p><text:s text:c="3"/>34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35" table:style-name="ce250">
            <text:p><text:s text:c="3"/>33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7">
            <text:p><text:s text:c="3"/>13,387</text:p>
          </table:table-cell>
          <table:table-cell office:value-type="float" office:value="13383" table:style-name="ce107">
            <text:p><text:s text:c="3"/>13,38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7">
            <text:p><text:s text:c="3"/>3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13902" table:style-name="ce252">
            <text:p><text:s text:c="3"/>13,902</text:p>
          </table:table-cell>
          <table:table-cell office:value-type="float" office:value="13387" table:style-name="ce253">
            <text:p><text:s text:c="3"/>13,387</text:p>
          </table:table-cell>
          <table:table-cell office:value-type="float" office:value="13383" table:style-name="ce254">
            <text:p><text:s text:c="3"/>13,38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6" table:style-name="ce254">
            <text:p><text:s text:c="3"/>8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84" table:style-name="ce254">
            <text:p><text:s text:c="3"/>84</text:p>
          </table:table-cell>
          <table:table-cell office:value-type="float" office:value="40" table:style-name="ce255">
            <text:p><text:s text:c="3"/>40</text:p>
          </table:table-cell>
          <table:table-cell office:value-type="float" office:value="0" table:style-name="ce254">
            <text:p>—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389" table:style-name="ce253">
            <text:p><text:s text:c="3"/>389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82" table:style-name="ce253">
            <text:p><text:s text:c="3"/>382</text:p>
          </table:table-cell>
          <table:table-cell office:value-type="float" office:value="123" table:style-name="ce253">
            <text:p><text:s text:c="3"/>1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20" table:style-name="ce253">
            <text:p><text:s text:c="3"/>120</text:p>
          </table:table-cell>
          <table:table-cell office:value-type="float" office:value="266" table:style-name="ce253">
            <text:p><text:s text:c="3"/>26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62" table:style-name="ce253">
            <text:p><text:s text:c="3"/>26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4">
            <text:p><text:s text:c="3"/>12,410</text:p>
          </table:table-cell>
          <table:table-cell office:value-type="float" office:value="12409" table:style-name="ce114">
            <text:p><text:s text:c="3"/>12,40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99" table:style-name="ce114">
            <text:p><text:s text:c="3"/>499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822" table:style-name="ce114">
            <text:p><text:s text:c="3"/>822</text:p>
          </table:table-cell>
          <table:table-cell office:value-type="float" office:value="153" table:style-name="ce114">
            <text:p><text:s text:c="3"/>153</text:p>
          </table:table-cell>
          <table:table-cell office:value-type="float" office:value="669" table:style-name="ce114">
            <text:p><text:s text:c="3"/>669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151" table:style-name="ce114">
            <text:p><text:s text:c="3"/>151</text:p>
          </table:table-cell>
          <table:table-cell office:value-type="float" office:value="596" table:style-name="ce114">
            <text:p><text:s text:c="3"/>596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3902" table:style-name="ce258">
            <text:p><text:s text:c="3"/>13,902</text:p>
          </table:table-cell>
          <table:table-cell office:value-type="float" office:value="12410" table:style-name="ce259">
            <text:p><text:s text:c="3"/>12,410</text:p>
          </table:table-cell>
          <table:table-cell office:value-type="float" office:value="12409" table:style-name="ce260">
            <text:p><text:s text:c="3"/>12,40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605" table:style-name="ce260">
            <text:p><text:s text:c="3"/>605</text:p>
          </table:table-cell>
          <table:table-cell office:value-type="float" office:value="106" table:style-name="ce260">
            <text:p><text:s text:c="3"/>106</text:p>
          </table:table-cell>
          <table:table-cell office:value-type="float" office:value="499" table:style-name="ce260">
            <text:p><text:s text:c="3"/>499</text:p>
          </table:table-cell>
          <table:table-cell office:value-type="float" office:value="65" table:style-name="ce261">
            <text:p><text:s text:c="3"/>65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0" table:style-name="ce262">
            <text:p><text:s text:c="3"/>60</text:p>
          </table:table-cell>
          <table:table-cell office:value-type="float" office:value="822" table:style-name="ce259">
            <text:p><text:s text:c="3"/>822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669" table:style-name="ce259">
            <text:p><text:s text:c="3"/>669</text:p>
          </table:table-cell>
          <table:table-cell office:value-type="float" office:value="747" table:style-name="ce259">
            <text:p><text:s text:c="3"/>747</text:p>
          </table:table-cell>
          <table:table-cell office:value-type="float" office:value="151" table:style-name="ce259">
            <text:p><text:s text:c="3"/>151</text:p>
          </table:table-cell>
          <table:table-cell office:value-type="float" office:value="596" table:style-name="ce259">
            <text:p><text:s text:c="3"/>596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73" table:style-name="ce259">
            <text:p><text:s text:c="3"/>73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8">
            <text:p><text:s text:c="3"/>18,535</text:p>
          </table:table-cell>
          <table:table-cell office:value-type="float" office:value="18531" table:style-name="ce118">
            <text:p><text:s text:c="3"/>18,531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854" table:style-name="ce118">
            <text:p><text:s text:c="3"/>85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736" table:style-name="ce118">
            <text:p><text:s text:c="3"/>736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428" table:style-name="ce118">
            <text:p><text:s text:c="3"/>428</text:p>
          </table:table-cell>
          <table:table-cell office:value-type="float" office:value="311" table:style-name="ce118">
            <text:p><text:s text:c="3"/>3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8" table:style-name="ce118">
            <text:p><text:s text:c="3"/>308</text:p>
          </table:table-cell>
          <table:table-cell office:value-type="float" office:value="19972" table:style-name="ce249">
            <text:p><text:s text:c="3"/>19,972</text:p>
          </table:table-cell>
          <table:table-cell office:value-type="float" office:value="18535" table:style-name="ce250">
            <text:p><text:s text:c="3"/>18,535</text:p>
          </table:table-cell>
          <table:table-cell office:value-type="float" office:value="18531" table:style-name="ce250">
            <text:p><text:s text:c="3"/>18,53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83" table:style-name="ce250">
            <text:p><text:s text:c="3"/>483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06" table:style-name="ce250">
            <text:p><text:s text:c="3"/>406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854" table:style-name="ce250">
            <text:p><text:s text:c="3"/>85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736" table:style-name="ce250">
            <text:p><text:s text:c="3"/>736</text:p>
          </table:table-cell>
          <table:table-cell office:value-type="float" office:value="543" table:style-name="ce250">
            <text:p><text:s text:c="3"/>543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8" table:style-name="ce250">
            <text:p><text:s text:c="3"/>308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7">
            <text:p><text:s text:c="3"/>9,558</text:p>
          </table:table-cell>
          <table:table-cell office:value-type="float" office:value="9555" table:style-name="ce107">
            <text:p><text:s text:c="3"/>9,5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46" table:style-name="ce107">
            <text:p><text:s text:c="3"/>246</text:p>
          </table:table-cell>
          <table:table-cell office:value-type="float" office:value="9986" table:style-name="ce252">
            <text:p><text:s text:c="3"/>9,986</text:p>
          </table:table-cell>
          <table:table-cell office:value-type="float" office:value="9558" table:style-name="ce253">
            <text:p><text:s text:c="3"/>9,558</text:p>
          </table:table-cell>
          <table:table-cell office:value-type="float" office:value="9555" table:style-name="ce254">
            <text:p><text:s text:c="3"/>9,5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6" table:style-name="ce254">
            <text:p><text:s text:c="3"/>66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60" table:style-name="ce254">
            <text:p><text:s text:c="3"/>60</text:p>
          </table:table-cell>
          <table:table-cell office:value-type="float" office:value="50" table:style-name="ce255">
            <text:p><text:s text:c="3"/>50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312" table:style-name="ce253">
            <text:p><text:s text:c="3"/>3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05" table:style-name="ce253">
            <text:p><text:s text:c="3"/>305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9" table:style-name="ce253">
            <text:p><text:s text:c="3"/>59</text:p>
          </table:table-cell>
          <table:table-cell office:value-type="float" office:value="249" table:style-name="ce253">
            <text:p><text:s text:c="3"/>24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46" table:style-name="ce253">
            <text:p><text:s text:c="3"/>246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4">
            <text:p><text:s text:c="3"/>8,977</text:p>
          </table:table-cell>
          <table:table-cell office:value-type="float" office:value="8976" table:style-name="ce114">
            <text:p><text:s text:c="3"/>8,97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346" table:style-name="ce114">
            <text:p><text:s text:c="3"/>34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431" table:style-name="ce114">
            <text:p><text:s text:c="3"/>431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0" table:style-name="ce114">
            <text:p>—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9986" table:style-name="ce258">
            <text:p><text:s text:c="3"/>9,986</text:p>
          </table:table-cell>
          <table:table-cell office:value-type="float" office:value="8977" table:style-name="ce259">
            <text:p><text:s text:c="3"/>8,977</text:p>
          </table:table-cell>
          <table:table-cell office:value-type="float" office:value="8976" table:style-name="ce260">
            <text:p><text:s text:c="3"/>8,976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7" table:style-name="ce260">
            <text:p><text:s text:c="3"/>417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346" table:style-name="ce260">
            <text:p><text:s text:c="3"/>346</text:p>
          </table:table-cell>
          <table:table-cell office:value-type="float" office:value="50" table:style-name="ce261">
            <text:p><text:s text:c="3"/>5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8" table:style-name="ce262">
            <text:p><text:s text:c="3"/>48</text:p>
          </table:table-cell>
          <table:table-cell office:value-type="float" office:value="542" table:style-name="ce259">
            <text:p><text:s text:c="3"/>542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431" table:style-name="ce259">
            <text:p><text:s text:c="3"/>431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369" table:style-name="ce259">
            <text:p><text:s text:c="3"/>369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0" table:style-name="ce107">
            <text:p>—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402" table:style-name="ce107">
            <text:p><text:s text:c="3"/>402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107" table:style-name="ce107">
            <text:p><text:s text:c="3"/>1,107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949" table:style-name="ce107">
            <text:p><text:s text:c="3"/>949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659" table:style-name="ce107">
            <text:p><text:s text:c="3"/>659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2360" table:style-name="ce252">
            <text:p><text:s text:c="3"/>22,360</text:p>
          </table:table-cell>
          <table:table-cell office:value-type="float" office:value="20640" table:style-name="ce250">
            <text:p><text:s text:c="3"/>20,640</text:p>
          </table:table-cell>
          <table:table-cell office:value-type="float" office:value="20640" table:style-name="ce267">
            <text:p><text:s text:c="3"/>20,640</text:p>
          </table:table-cell>
          <table:table-cell office:value-type="float" office:value="0" table:style-name="ce267">
            <text:p>—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02" table:style-name="ce267">
            <text:p><text:s text:c="3"/>402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1107" table:style-name="ce250">
            <text:p><text:s text:c="3"/>1,107</text:p>
          </table:table-cell>
          <table:table-cell office:value-type="float" office:value="158" table:style-name="ce250">
            <text:p><text:s text:c="3"/>158</text:p>
          </table:table-cell>
          <table:table-cell office:value-type="float" office:value="949" table:style-name="ce250">
            <text:p><text:s text:c="3"/>949</text:p>
          </table:table-cell>
          <table:table-cell office:value-type="float" office:value="814" table:style-name="ce250">
            <text:p><text:s text:c="3"/>814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659" table:style-name="ce250">
            <text:p><text:s text:c="3"/>659</text:p>
          </table:table-cell>
          <table:table-cell office:value-type="float" office:value="293" table:style-name="ce250">
            <text:p><text:s text:c="3"/>29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0" table:style-name="ce250">
            <text:p><text:s text:c="3"/>290</text:p>
          </table:table-cell>
          <table:table-cell table:style-name="ce249"/>
          <table:table-cell table:style-name="ce250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0" table:style-name="ce107">
            <text:p>—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38" table:style-name="ce107">
            <text:p><text:s text:c="3"/>33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34" table:style-name="ce107">
            <text:p><text:s text:c="3"/>33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10710" table:style-name="ce253">
            <text:p><text:s text:c="3"/>10,710</text:p>
          </table:table-cell>
          <table:table-cell office:value-type="float" office:value="10710" table:style-name="ce254">
            <text:p><text:s text:c="3"/>10,710</text:p>
          </table:table-cell>
          <table:table-cell office:value-type="float" office:value="0" table:style-name="ce254">
            <text:p>—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4" table:style-name="ce253">
            <text:p><text:s text:c="3"/>334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2" table:style-name="ce253">
            <text:p><text:s text:c="3"/>10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2" table:style-name="ce253">
            <text:p><text:s text:c="3"/>23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9930" table:style-name="ce107">
            <text:p><text:s text:c="3"/>9,930</text:p>
          </table:table-cell>
          <table:table-cell office:value-type="float" office:value="9930" table:style-name="ce114">
            <text:p><text:s text:c="3"/>9,930</text:p>
          </table:table-cell>
          <table:table-cell office:value-type="float" office:value="0" table:style-name="ce107">
            <text:p>—</text:p>
          </table:table-cell>
          <table:table-cell office:value-type="float" office:value="421" table:style-name="ce107">
            <text:p><text:s text:c="3"/>421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769" table:style-name="ce107">
            <text:p><text:s text:c="3"/>769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615" table:style-name="ce107">
            <text:p><text:s text:c="3"/>615</text:p>
          </table:table-cell>
          <table:table-cell office:value-type="float" office:value="710" table:style-name="ce107">
            <text:p><text:s text:c="3"/>710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557" table:style-name="ce107">
            <text:p><text:s text:c="3"/>557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9930" table:style-name="ce259">
            <text:p><text:s text:c="3"/>9,930</text:p>
          </table:table-cell>
          <table:table-cell office:value-type="float" office:value="9930" table:style-name="ce260">
            <text:p><text:s text:c="3"/>9,930</text:p>
          </table:table-cell>
          <table:table-cell office:value-type="float" office:value="0" table:style-name="ce260">
            <text:p>—</text:p>
          </table:table-cell>
          <table:table-cell office:value-type="float" office:value="421" table:style-name="ce260">
            <text:p><text:s text:c="3"/>421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6" table:style-name="ce262">
            <text:p><text:s text:c="3"/>56</text:p>
          </table:table-cell>
          <table:table-cell office:value-type="float" office:value="769" table:style-name="ce259">
            <text:p><text:s text:c="3"/>769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615" table:style-name="ce259">
            <text:p><text:s text:c="3"/>615</text:p>
          </table:table-cell>
          <table:table-cell office:value-type="float" office:value="710" table:style-name="ce259">
            <text:p><text:s text:c="3"/>710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557" table:style-name="ce259">
            <text:p><text:s text:c="3"/>557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58" table:style-name="ce259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8">
            <text:p><text:s text:c="3"/>17,056</text:p>
          </table:table-cell>
          <table:table-cell office:value-type="float" office:value="17051" table:style-name="ce118">
            <text:p><text:s text:c="3"/>17,05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450" table:style-name="ce118">
            <text:p><text:s text:c="3"/>450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65" table:style-name="ce118">
            <text:p><text:s text:c="3"/>1,065</text:p>
          </table:table-cell>
          <table:table-cell office:value-type="float" office:value="144" table:style-name="ce118">
            <text:p><text:s text:c="3"/>144</text:p>
          </table:table-cell>
          <table:table-cell office:value-type="float" office:value="921" table:style-name="ce118">
            <text:p><text:s text:c="3"/>921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142" table:style-name="ce118">
            <text:p><text:s text:c="3"/>142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298" table:style-name="ce118">
            <text:p><text:s text:c="3"/>29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6" table:style-name="ce118">
            <text:p><text:s text:c="3"/>296</text:p>
          </table:table-cell>
          <table:table-cell office:value-type="float" office:value="18774" table:style-name="ce249">
            <text:p><text:s text:c="3"/>18,774</text:p>
          </table:table-cell>
          <table:table-cell office:value-type="float" office:value="17056" table:style-name="ce250">
            <text:p><text:s text:c="3"/>17,056</text:p>
          </table:table-cell>
          <table:table-cell office:value-type="float" office:value="17051" table:style-name="ce250">
            <text:p><text:s text:c="3"/>17,0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1" table:style-name="ce250">
            <text:p><text:s text:c="3"/>531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50" table:style-name="ce250">
            <text:p><text:s text:c="3"/>450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65" table:style-name="ce250">
            <text:p><text:s text:c="3"/>1,065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921" table:style-name="ce250">
            <text:p><text:s text:c="3"/>921</text:p>
          </table:table-cell>
          <table:table-cell office:value-type="float" office:value="767" table:style-name="ce250">
            <text:p><text:s text:c="3"/>76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7">
            <text:p><text:s text:c="3"/>8,940</text:p>
          </table:table-cell>
          <table:table-cell office:value-type="float" office:value="8938" table:style-name="ce107">
            <text:p><text:s text:c="3"/>8,9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13" table:style-name="ce107">
            <text:p><text:s text:c="3"/>31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7" table:style-name="ce107">
            <text:p><text:s text:c="3"/>30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9387" table:style-name="ce252">
            <text:p><text:s text:c="3"/>9,387</text:p>
          </table:table-cell>
          <table:table-cell office:value-type="float" office:value="8940" table:style-name="ce253">
            <text:p><text:s text:c="3"/>8,940</text:p>
          </table:table-cell>
          <table:table-cell office:value-type="float" office:value="8938" table:style-name="ce254">
            <text:p><text:s text:c="3"/>8,93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13" table:style-name="ce253">
            <text:p><text:s text:c="3"/>313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86" table:style-name="ce253">
            <text:p><text:s text:c="3"/>86</text:p>
          </table:table-cell>
          <table:table-cell office:value-type="float" office:value="223" table:style-name="ce253">
            <text:p><text:s text:c="3"/>22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1" table:style-name="ce253">
            <text:p><text:s text:c="3"/>221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4">
            <text:p><text:s text:c="3"/>8,116</text:p>
          </table:table-cell>
          <table:table-cell office:value-type="float" office:value="8113" table:style-name="ce114">
            <text:p><text:s text:c="3"/>8,11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78" table:style-name="ce114">
            <text:p><text:s text:c="3"/>378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752" table:style-name="ce114">
            <text:p><text:s text:c="3"/>752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614" table:style-name="ce114">
            <text:p><text:s text:c="3"/>614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539" table:style-name="ce114">
            <text:p><text:s text:c="3"/>5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0" table:style-name="ce114">
            <text:p>—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9387" table:style-name="ce258">
            <text:p><text:s text:c="3"/>9,387</text:p>
          </table:table-cell>
          <table:table-cell office:value-type="float" office:value="8116" table:style-name="ce259">
            <text:p><text:s text:c="3"/>8,116</text:p>
          </table:table-cell>
          <table:table-cell office:value-type="float" office:value="8113" table:style-name="ce260">
            <text:p><text:s text:c="3"/>8,11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455" table:style-name="ce260">
            <text:p><text:s text:c="3"/>455</text:p>
          </table:table-cell>
          <table:table-cell office:value-type="float" office:value="77" table:style-name="ce260">
            <text:p><text:s text:c="3"/>77</text:p>
          </table:table-cell>
          <table:table-cell office:value-type="float" office:value="378" table:style-name="ce260">
            <text:p><text:s text:c="3"/>378</text:p>
          </table:table-cell>
          <table:table-cell office:value-type="float" office:value="64" table:style-name="ce261">
            <text:p><text:s text:c="3"/>6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2" table:style-name="ce262">
            <text:p><text:s text:c="3"/>62</text:p>
          </table:table-cell>
          <table:table-cell office:value-type="float" office:value="752" table:style-name="ce259">
            <text:p><text:s text:c="3"/>752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614" table:style-name="ce259">
            <text:p><text:s text:c="3"/>614</text:p>
          </table:table-cell>
          <table:table-cell office:value-type="float" office:value="677" table:style-name="ce259">
            <text:p><text:s text:c="3"/>677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539" table:style-name="ce259">
            <text:p><text:s text:c="3"/>539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0" table:style-name="ce259">
            <text:p>—</text:p>
          </table:table-cell>
          <table:table-cell office:value-type="float" office:value="75" table:style-name="ce259">
            <text:p><text:s text:c="3"/>7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6212" table:style-name="ce118">
            <text:p><text:s text:c="3"/>26,212</text:p>
          </table:table-cell>
          <table:table-cell office:value-type="float" office:value="24421" table:style-name="ce118">
            <text:p><text:s text:c="3"/>24,421</text:p>
          </table:table-cell>
          <table:table-cell office:value-type="float" office:value="24411" table:style-name="ce118">
            <text:p><text:s text:c="3"/>24,41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73" table:style-name="ce118">
            <text:p><text:s text:c="3"/>573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455" table:style-name="ce118">
            <text:p><text:s text:c="3"/>45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105" table:style-name="ce118">
            <text:p><text:s text:c="3"/>1,105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936" table:style-name="ce118">
            <text:p><text:s text:c="3"/>936</text:p>
          </table:table-cell>
          <table:table-cell office:value-type="float" office:value="755" table:style-name="ce118">
            <text:p><text:s text:c="3"/>755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588" table:style-name="ce118">
            <text:p><text:s text:c="3"/>588</text:p>
          </table:table-cell>
          <table:table-cell office:value-type="float" office:value="350" table:style-name="ce118">
            <text:p><text:s text:c="3"/>35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48" table:style-name="ce118">
            <text:p><text:s text:c="3"/>348</text:p>
          </table:table-cell>
          <table:table-cell office:value-type="float" office:value="24664" table:style-name="ce249">
            <text:p><text:s text:c="3"/>24,664</text:p>
          </table:table-cell>
          <table:table-cell office:value-type="float" office:value="22898" table:style-name="ce250">
            <text:p><text:s text:c="3"/>22,898</text:p>
          </table:table-cell>
          <table:table-cell office:value-type="float" office:value="22889" table:style-name="ce250">
            <text:p><text:s text:c="3"/>22,88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73" table:style-name="ce250">
            <text:p><text:s text:c="3"/>573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455" table:style-name="ce250">
            <text:p><text:s text:c="3"/>455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1083" table:style-name="ce250">
            <text:p><text:s text:c="3"/>1,083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916" table:style-name="ce250">
            <text:p><text:s text:c="3"/>916</text:p>
          </table:table-cell>
          <table:table-cell office:value-type="float" office:value="753" table:style-name="ce250">
            <text:p><text:s text:c="3"/>753</text:p>
          </table:table-cell>
          <table:table-cell office:value-type="float" office:value="165" table:style-name="ce250">
            <text:p><text:s text:c="3"/>165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8" table:style-name="ce250">
            <text:p><text:s text:c="3"/>328</text:p>
          </table:table-cell>
          <table:table-cell office:value-type="float" office:value="1548" table:style-name="ce249">
            <text:p><text:s text:c="3"/>1,548</text:p>
          </table:table-cell>
          <table:table-cell office:value-type="float" office:value="1523" table:style-name="ce250">
            <text:p><text:s text:c="3"/>1,523</text:p>
          </table:table-cell>
          <table:table-cell office:value-type="float" office:value="1522" table:style-name="ce250">
            <text:p><text:s text:c="3"/>1,52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7">
            <text:p><text:s text:c="3"/>12,347</text:p>
          </table:table-cell>
          <table:table-cell office:value-type="float" office:value="12338" table:style-name="ce107">
            <text:p><text:s text:c="3"/>12,338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76" table:style-name="ce107">
            <text:p><text:s text:c="3"/>37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1" table:style-name="ce107">
            <text:p><text:s text:c="3"/>371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77" table:style-name="ce107">
            <text:p><text:s text:c="3"/>27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2332" table:style-name="ce252">
            <text:p><text:s text:c="3"/>12,332</text:p>
          </table:table-cell>
          <table:table-cell office:value-type="float" office:value="11834" table:style-name="ce253">
            <text:p><text:s text:c="3"/>11,834</text:p>
          </table:table-cell>
          <table:table-cell office:value-type="float" office:value="11826" table:style-name="ce254">
            <text:p><text:s text:c="3"/>11,826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5" table:style-name="ce256">
            <text:p><text:s text:c="3"/>55</text:p>
          </table:table-cell>
          <table:table-cell office:value-type="float" office:value="360" table:style-name="ce253">
            <text:p><text:s text:c="3"/>360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55" table:style-name="ce253">
            <text:p><text:s text:c="3"/>355</text:p>
          </table:table-cell>
          <table:table-cell office:value-type="float" office:value="99" table:style-name="ce253">
            <text:p><text:s text:c="3"/>9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261" table:style-name="ce253">
            <text:p><text:s text:c="3"/>26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530" table:style-name="ce252">
            <text:p><text:s text:c="3"/>530</text:p>
          </table:table-cell>
          <table:table-cell office:value-type="float" office:value="513" table:style-name="ce253">
            <text:p><text:s text:c="3"/>513</text:p>
          </table:table-cell>
          <table:table-cell office:value-type="float" office:value="512" table:style-name="ce254">
            <text:p><text:s text:c="3"/>512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7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4">
            <text:p><text:s text:c="3"/>12,074</text:p>
          </table:table-cell>
          <table:table-cell office:value-type="float" office:value="12073" table:style-name="ce114">
            <text:p><text:s text:c="3"/>12,07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384" table:style-name="ce114">
            <text:p><text:s text:c="3"/>38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29" table:style-name="ce114">
            <text:p><text:s text:c="3"/>729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565" table:style-name="ce114">
            <text:p><text:s text:c="3"/>565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492" table:style-name="ce114">
            <text:p><text:s text:c="3"/>49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0" table:style-name="ce114">
            <text:p>—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2332" table:style-name="ce258">
            <text:p><text:s text:c="3"/>12,332</text:p>
          </table:table-cell>
          <table:table-cell office:value-type="float" office:value="11064" table:style-name="ce259">
            <text:p><text:s text:c="3"/>11,064</text:p>
          </table:table-cell>
          <table:table-cell office:value-type="float" office:value="11063" table:style-name="ce260">
            <text:p><text:s text:c="3"/>11,06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94" table:style-name="ce260">
            <text:p><text:s text:c="3"/>494</text:p>
          </table:table-cell>
          <table:table-cell office:value-type="float" office:value="110" table:style-name="ce260">
            <text:p><text:s text:c="3"/>110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51" table:style-name="ce261">
            <text:p><text:s text:c="3"/>5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9" table:style-name="ce262">
            <text:p><text:s text:c="3"/>49</text:p>
          </table:table-cell>
          <table:table-cell office:value-type="float" office:value="723" table:style-name="ce259">
            <text:p><text:s text:c="3"/>723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561" table:style-name="ce259">
            <text:p><text:s text:c="3"/>561</text:p>
          </table:table-cell>
          <table:table-cell office:value-type="float" office:value="654" table:style-name="ce259">
            <text:p><text:s text:c="3"/>654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492" table:style-name="ce259">
            <text:p><text:s text:c="3"/>492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0" table:style-name="ce259">
            <text:p>—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1018" table:style-name="ce258">
            <text:p><text:s text:c="3"/>1,018</text:p>
          </table:table-cell>
          <table:table-cell office:value-type="float" office:value="1010" table:style-name="ce259">
            <text:p><text:s text:c="3"/>1,010</text:p>
          </table:table-cell>
          <table:table-cell office:value-type="float" office:value="1010" table:style-name="ce260">
            <text:p><text:s text:c="3"/>1,0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2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6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652" table:style-name="ce107">
            <text:p><text:s text:c="3"/>22,652</text:p>
          </table:table-cell>
          <table:table-cell office:value-type="float" office:value="21004" table:style-name="ce107">
            <text:p><text:s text:c="3"/>21,004</text:p>
          </table:table-cell>
          <table:table-cell office:value-type="float" office:value="20999" table:style-name="ce107">
            <text:p><text:s text:c="3"/>20,99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04" table:style-name="ce107">
            <text:p><text:s text:c="3"/>504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429" table:style-name="ce107">
            <text:p><text:s text:c="3"/>429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39" table:style-name="ce107">
            <text:p><text:s text:c="3"/>1,039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91" table:style-name="ce107">
            <text:p><text:s text:c="3"/>891</text:p>
          </table:table-cell>
          <table:table-cell office:value-type="float" office:value="719" table:style-name="ce107">
            <text:p><text:s text:c="3"/>719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75" table:style-name="ce107">
            <text:p><text:s text:c="3"/>575</text:p>
          </table:table-cell>
          <table:table-cell office:value-type="float" office:value="320" table:style-name="ce107">
            <text:p><text:s text:c="3"/>32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21620" table:style-name="ce252">
            <text:p><text:s text:c="3"/>21,620</text:p>
          </table:table-cell>
          <table:table-cell office:value-type="float" office:value="19991" table:style-name="ce250">
            <text:p><text:s text:c="3"/>19,991</text:p>
          </table:table-cell>
          <table:table-cell office:value-type="float" office:value="19986" table:style-name="ce267">
            <text:p><text:s text:c="3"/>19,986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503" table:style-name="ce267">
            <text:p><text:s text:c="3"/>503</text:p>
          </table:table-cell>
          <table:table-cell office:value-type="float" office:value="74" table:style-name="ce267">
            <text:p><text:s text:c="3"/>74</text:p>
          </table:table-cell>
          <table:table-cell office:value-type="float" office:value="429" table:style-name="ce267">
            <text:p><text:s text:c="3"/>429</text:p>
          </table:table-cell>
          <table:table-cell office:value-type="float" office:value="104" table:style-name="ce268">
            <text:p><text:s text:c="3"/>10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1022" table:style-name="ce250">
            <text:p><text:s text:c="3"/>1,022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876" table:style-name="ce250">
            <text:p><text:s text:c="3"/>876</text:p>
          </table:table-cell>
          <table:table-cell office:value-type="float" office:value="717" table:style-name="ce250">
            <text:p><text:s text:c="3"/>71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575" table:style-name="ce250">
            <text:p><text:s text:c="3"/>575</text:p>
          </table:table-cell>
          <table:table-cell office:value-type="float" office:value="305" table:style-name="ce250">
            <text:p><text:s text:c="3"/>30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1032" table:style-name="ce249">
            <text:p><text:s text:c="3"/>1,032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013" table:style-name="ce267">
            <text:p><text:s text:c="3"/>1,013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7">
            <text:p><text:s text:c="3"/>10,640</text:p>
          </table:table-cell>
          <table:table-cell office:value-type="float" office:value="10636" table:style-name="ce107">
            <text:p><text:s text:c="3"/>10,63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7">
            <text:p><text:s text:c="3"/>35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45" table:style-name="ce107">
            <text:p><text:s text:c="3"/>345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0" table:style-name="ce107">
            <text:p><text:s text:c="3"/>250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10353" table:style-name="ce253">
            <text:p><text:s text:c="3"/>10,353</text:p>
          </table:table-cell>
          <table:table-cell office:value-type="float" office:value="10349" table:style-name="ce254">
            <text:p><text:s text:c="3"/>10,34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8" table:style-name="ce254">
            <text:p><text:s text:c="3"/>78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41" table:style-name="ce255">
            <text:p><text:s text:c="3"/>41</text:p>
          </table:table-cell>
          <table:table-cell office:value-type="float" office:value="0" table:style-name="ce254">
            <text:p>—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33" table:style-name="ce253">
            <text:p><text:s text:c="3"/>333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95" table:style-name="ce253">
            <text:p><text:s text:c="3"/>95</text:p>
          </table:table-cell>
          <table:table-cell office:value-type="float" office:value="241" table:style-name="ce253">
            <text:p><text:s text:c="3"/>24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300" table:style-name="ce252">
            <text:p><text:s text:c="3"/>300</text:p>
          </table:table-cell>
          <table:table-cell office:value-type="float" office:value="287" table:style-name="ce253">
            <text:p><text:s text:c="3"/>287</text:p>
          </table:table-cell>
          <table:table-cell office:value-type="float" office:value="287" table:style-name="ce254">
            <text:p><text:s text:c="3"/>287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14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9638" table:style-name="ce259">
            <text:p><text:s text:c="3"/>9,638</text:p>
          </table:table-cell>
          <table:table-cell office:value-type="float" office:value="9637" table:style-name="ce260">
            <text:p><text:s text:c="3"/>9,637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25" table:style-name="ce260">
            <text:p><text:s text:c="3"/>425</text:p>
          </table:table-cell>
          <table:table-cell office:value-type="float" office:value="70" table:style-name="ce260">
            <text:p><text:s text:c="3"/>70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63" table:style-name="ce261">
            <text:p><text:s text:c="3"/>6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1" table:style-name="ce262">
            <text:p><text:s text:c="3"/>61</text:p>
          </table:table-cell>
          <table:table-cell office:value-type="float" office:value="684" table:style-name="ce259">
            <text:p><text:s text:c="3"/>684</text:p>
          </table:table-cell>
          <table:table-cell office:value-type="float" office:value="141" table:style-name="ce259">
            <text:p><text:s text:c="3"/>141</text:p>
          </table:table-cell>
          <table:table-cell office:value-type="float" office:value="543" table:style-name="ce259">
            <text:p><text:s text:c="3"/>543</text:p>
          </table:table-cell>
          <table:table-cell office:value-type="float" office:value="620" table:style-name="ce259">
            <text:p><text:s text:c="3"/>620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64" table:style-name="ce259">
            <text:p><text:s text:c="3"/>6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3" table:style-name="ce259">
            <text:p><text:s text:c="3"/>63</text:p>
          </table:table-cell>
          <table:table-cell office:value-type="float" office:value="732" table:style-name="ce252">
            <text:p><text:s text:c="3"/>732</text:p>
          </table:table-cell>
          <table:table-cell office:value-type="float" office:value="726" table:style-name="ce253">
            <text:p><text:s text:c="3"/>726</text:p>
          </table:table-cell>
          <table:table-cell office:value-type="float" office:value="726" table:style-name="ce254">
            <text:p><text:s text:c="3"/>726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8">
            <text:p><text:s text:c="3"/>18,989</text:p>
          </table:table-cell>
          <table:table-cell office:value-type="float" office:value="18981" table:style-name="ce118">
            <text:p><text:s text:c="3"/>18,98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525" table:style-name="ce118">
            <text:p><text:s text:c="3"/>5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1135" table:style-name="ce118">
            <text:p><text:s text:c="3"/>1,135</text:p>
          </table:table-cell>
          <table:table-cell office:value-type="float" office:value="140" table:style-name="ce118">
            <text:p><text:s text:c="3"/>140</text:p>
          </table:table-cell>
          <table:table-cell office:value-type="float" office:value="995" table:style-name="ce118">
            <text:p><text:s text:c="3"/>99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664" table:style-name="ce118">
            <text:p><text:s text:c="3"/>664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31" table:style-name="ce118">
            <text:p><text:s text:c="3"/>331</text:p>
          </table:table-cell>
          <table:table-cell office:value-type="float" office:value="20196" table:style-name="ce249">
            <text:p><text:s text:c="3"/>20,196</text:p>
          </table:table-cell>
          <table:table-cell office:value-type="float" office:value="18348" table:style-name="ce250">
            <text:p><text:s text:c="3"/>18,348</text:p>
          </table:table-cell>
          <table:table-cell office:value-type="float" office:value="18340" table:style-name="ce250">
            <text:p><text:s text:c="3"/>18,340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525" table:style-name="ce250">
            <text:p><text:s text:c="3"/>52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9" table:style-name="ce250">
            <text:p><text:s text:c="3"/>109</text:p>
          </table:table-cell>
          <table:table-cell office:value-type="float" office:value="1108" table:style-name="ce250">
            <text:p><text:s text:c="3"/>1,108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971" table:style-name="ce250">
            <text:p><text:s text:c="3"/>971</text:p>
          </table:table-cell>
          <table:table-cell office:value-type="float" office:value="800" table:style-name="ce250">
            <text:p><text:s text:c="3"/>800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664" table:style-name="ce250">
            <text:p><text:s text:c="3"/>664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668" table:style-name="ce249">
            <text:p><text:s text:c="3"/>668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7">
            <text:p><text:s text:c="3"/>9,847</text:p>
          </table:table-cell>
          <table:table-cell office:value-type="float" office:value="9842" table:style-name="ce107">
            <text:p><text:s text:c="3"/>9,8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42" table:style-name="ce107">
            <text:p><text:s text:c="3"/>342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254" table:style-name="ce107">
            <text:p><text:s text:c="3"/>2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0098" table:style-name="ce252">
            <text:p><text:s text:c="3"/>10,098</text:p>
          </table:table-cell>
          <table:table-cell office:value-type="float" office:value="9615" table:style-name="ce253">
            <text:p><text:s text:c="3"/>9,615</text:p>
          </table:table-cell>
          <table:table-cell office:value-type="float" office:value="9610" table:style-name="ce254">
            <text:p><text:s text:c="3"/>9,6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02" table:style-name="ce254">
            <text:p><text:s text:c="3"/>102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5" table:style-name="ce254">
            <text:p><text:s text:c="3"/>95</text:p>
          </table:table-cell>
          <table:table-cell office:value-type="float" office:value="55" table:style-name="ce255">
            <text:p><text:s text:c="3"/>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323" table:style-name="ce253">
            <text:p><text:s text:c="3"/>323</text:p>
          </table:table-cell>
          <table:table-cell office:value-type="float" office:value="92" table:style-name="ce253">
            <text:p><text:s text:c="3"/>92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89" table:style-name="ce253">
            <text:p><text:s text:c="3"/>89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0" table:style-name="ce253">
            <text:p>—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232" table:style-name="ce254">
            <text:p><text:s text:c="3"/>2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4">
            <text:p><text:s text:c="3"/>9,142</text:p>
          </table:table-cell>
          <table:table-cell office:value-type="float" office:value="9139" table:style-name="ce114">
            <text:p><text:s text:c="3"/>9,13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30" table:style-name="ce114">
            <text:p><text:s text:c="3"/>430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789" table:style-name="ce114">
            <text:p><text:s text:c="3"/>789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653" table:style-name="ce114">
            <text:p><text:s text:c="3"/>653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575" table:style-name="ce114">
            <text:p><text:s text:c="3"/>575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10098" table:style-name="ce258">
            <text:p><text:s text:c="3"/>10,098</text:p>
          </table:table-cell>
          <table:table-cell office:value-type="float" office:value="8733" table:style-name="ce259">
            <text:p><text:s text:c="3"/>8,733</text:p>
          </table:table-cell>
          <table:table-cell office:value-type="float" office:value="8730" table:style-name="ce260">
            <text:p><text:s text:c="3"/>8,73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23" table:style-name="ce260">
            <text:p><text:s text:c="3"/>523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430" table:style-name="ce260">
            <text:p><text:s text:c="3"/>430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7" table:style-name="ce262">
            <text:p><text:s text:c="3"/>57</text:p>
          </table:table-cell>
          <table:table-cell office:value-type="float" office:value="782" table:style-name="ce259">
            <text:p><text:s text:c="3"/>782</text:p>
          </table:table-cell>
          <table:table-cell office:value-type="float" office:value="134" table:style-name="ce259">
            <text:p><text:s text:c="3"/>134</text:p>
          </table:table-cell>
          <table:table-cell office:value-type="float" office:value="648" table:style-name="ce259">
            <text:p><text:s text:c="3"/>648</text:p>
          </table:table-cell>
          <table:table-cell office:value-type="float" office:value="708" table:style-name="ce259">
            <text:p><text:s text:c="3"/>708</text:p>
          </table:table-cell>
          <table:table-cell office:value-type="float" office:value="133" table:style-name="ce259">
            <text:p><text:s text:c="3"/>133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3" table:style-name="ce259">
            <text:p><text:s text:c="3"/>73</text:p>
          </table:table-cell>
          <table:table-cell office:value-type="float" office:value="416" table:style-name="ce258">
            <text:p><text:s text:c="3"/>416</text:p>
          </table:table-cell>
          <table:table-cell office:value-type="float" office:value="409" table:style-name="ce259">
            <text:p><text:s text:c="3"/>409</text:p>
          </table:table-cell>
          <table:table-cell office:value-type="float" office:value="409" table:style-name="ce260">
            <text:p><text:s text:c="3"/>40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6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8">
            <text:p><text:s text:c="3"/>8,659</text:p>
          </table:table-cell>
          <table:table-cell office:value-type="float" office:value="8656" table:style-name="ce118">
            <text:p><text:s text:c="3"/>8,65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42" table:style-name="ce118">
            <text:p><text:s text:c="3"/>442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981" table:style-name="ce118">
            <text:p><text:s text:c="3"/>981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892" table:style-name="ce118">
            <text:p><text:s text:c="3"/>892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00" table:style-name="ce118">
            <text:p><text:s text:c="3"/>600</text:p>
          </table:table-cell>
          <table:table-cell office:value-type="float" office:value="293" table:style-name="ce118">
            <text:p><text:s text:c="3"/>2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9836" table:style-name="ce249">
            <text:p><text:s text:c="3"/>9,836</text:p>
          </table:table-cell>
          <table:table-cell office:value-type="float" office:value="8270" table:style-name="ce250">
            <text:p><text:s text:c="3"/>8,270</text:p>
          </table:table-cell>
          <table:table-cell office:value-type="float" office:value="8267" table:style-name="ce250">
            <text:p><text:s text:c="3"/>8,26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91" table:style-name="ce250">
            <text:p><text:s text:c="3"/>49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442" table:style-name="ce250">
            <text:p><text:s text:c="3"/>442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965" table:style-name="ce250">
            <text:p><text:s text:c="3"/>965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77" table:style-name="ce250">
            <text:p><text:s text:c="3"/>877</text:p>
          </table:table-cell>
          <table:table-cell office:value-type="float" office:value="687" table:style-name="ce250">
            <text:p><text:s text:c="3"/>687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600" table:style-name="ce250">
            <text:p><text:s text:c="3"/>600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406" table:style-name="ce249">
            <text:p><text:s text:c="3"/>406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7">
            <text:p><text:s text:c="3"/>4,587</text:p>
          </table:table-cell>
          <table:table-cell office:value-type="float" office:value="4585" table:style-name="ce107">
            <text:p><text:s text:c="3"/>4,5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107">
            <text:p>—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4918" table:style-name="ce252">
            <text:p><text:s text:c="3"/>4,918</text:p>
          </table:table-cell>
          <table:table-cell office:value-type="float" office:value="4474" table:style-name="ce253">
            <text:p><text:s text:c="3"/>4,474</text:p>
          </table:table-cell>
          <table:table-cell office:value-type="float" office:value="4472" table:style-name="ce254">
            <text:p><text:s text:c="3"/>4,47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0" table:style-name="ce254">
            <text:p><text:s text:c="3"/>70</text:p>
          </table:table-cell>
          <table:table-cell office:value-type="float" office:value="63" table:style-name="ce255">
            <text:p><text:s text:c="3"/>6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0" table:style-name="ce256">
            <text:p><text:s text:c="3"/>60</text:p>
          </table:table-cell>
          <table:table-cell office:value-type="float" office:value="308" table:style-name="ce253">
            <text:p><text:s text:c="3"/>30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2" table:style-name="ce253">
            <text:p><text:s text:c="3"/>302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0" table:style-name="ce253">
            <text:p>—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113" table:style-name="ce254">
            <text:p><text:s text:c="3"/>11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4">
            <text:p><text:s text:c="3"/>4,072</text:p>
          </table:table-cell>
          <table:table-cell office:value-type="float" office:value="4071" table:style-name="ce114">
            <text:p><text:s text:c="3"/>4,07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372" table:style-name="ce114">
            <text:p><text:s text:c="3"/>37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659" table:style-name="ce114">
            <text:p><text:s text:c="3"/>659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577" table:style-name="ce114">
            <text:p><text:s text:c="3"/>57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10" table:style-name="ce114">
            <text:p><text:s text:c="3"/>510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4918" table:style-name="ce258">
            <text:p><text:s text:c="3"/>4,918</text:p>
          </table:table-cell>
          <table:table-cell office:value-type="float" office:value="3796" table:style-name="ce259">
            <text:p><text:s text:c="3"/>3,796</text:p>
          </table:table-cell>
          <table:table-cell office:value-type="float" office:value="3795" table:style-name="ce260">
            <text:p><text:s text:c="3"/>3,795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8" table:style-name="ce260">
            <text:p><text:s text:c="3"/>418</text:p>
          </table:table-cell>
          <table:table-cell office:value-type="float" office:value="46" table:style-name="ce260">
            <text:p><text:s text:c="3"/>46</text:p>
          </table:table-cell>
          <table:table-cell office:value-type="float" office:value="372" table:style-name="ce260">
            <text:p><text:s text:c="3"/>372</text:p>
          </table:table-cell>
          <table:table-cell office:value-type="float" office:value="47" table:style-name="ce261">
            <text:p><text:s text:c="3"/>4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5" table:style-name="ce262">
            <text:p><text:s text:c="3"/>45</text:p>
          </table:table-cell>
          <table:table-cell office:value-type="float" office:value="657" table:style-name="ce259">
            <text:p><text:s text:c="3"/>657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591" table:style-name="ce259">
            <text:p><text:s text:c="3"/>591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510" table:style-name="ce259">
            <text:p><text:s text:c="3"/>510</text:p>
          </table:table-cell>
          <table:table-cell office:value-type="float" office:value="66" table:style-name="ce259">
            <text:p><text:s text:c="3"/>6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5" table:style-name="ce259">
            <text:p><text:s text:c="3"/>65</text:p>
          </table:table-cell>
          <table:table-cell office:value-type="float" office:value="278" table:style-name="ce258">
            <text:p><text:s text:c="3"/>278</text:p>
          </table:table-cell>
          <table:table-cell office:value-type="float" office:value="276" table:style-name="ce259">
            <text:p><text:s text:c="3"/>276</text:p>
          </table:table-cell>
          <table:table-cell office:value-type="float" office:value="276" table:style-name="ce260">
            <text:p><text:s text:c="3"/>27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3312" table:style-name="ce107">
            <text:p><text:s text:c="3"/>23,312</text:p>
          </table:table-cell>
          <table:table-cell office:value-type="float" office:value="21541" table:style-name="ce107">
            <text:p><text:s text:c="3"/>21,541</text:p>
          </table:table-cell>
          <table:table-cell office:value-type="float" office:value="21535" table:style-name="ce107">
            <text:p><text:s text:c="3"/>21,5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81" table:style-name="ce107">
            <text:p><text:s text:c="3"/>581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485" table:style-name="ce107">
            <text:p><text:s text:c="3"/>485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1024" table:style-name="ce107">
            <text:p><text:s text:c="3"/>1,024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76" table:style-name="ce107">
            <text:p><text:s text:c="3"/>876</text:p>
          </table:table-cell>
          <table:table-cell office:value-type="float" office:value="732" table:style-name="ce107">
            <text:p><text:s text:c="3"/>732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88" table:style-name="ce107">
            <text:p><text:s text:c="3"/>588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22656" table:style-name="ce252">
            <text:p><text:s text:c="3"/>22,656</text:p>
          </table:table-cell>
          <table:table-cell office:value-type="float" office:value="20900" table:style-name="ce250">
            <text:p><text:s text:c="3"/>20,900</text:p>
          </table:table-cell>
          <table:table-cell office:value-type="float" office:value="20894" table:style-name="ce267">
            <text:p><text:s text:c="3"/>20,894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580" table:style-name="ce267">
            <text:p><text:s text:c="3"/>580</text:p>
          </table:table-cell>
          <table:table-cell office:value-type="float" office:value="95" table:style-name="ce267">
            <text:p><text:s text:c="3"/>95</text:p>
          </table:table-cell>
          <table:table-cell office:value-type="float" office:value="485" table:style-name="ce267">
            <text:p><text:s text:c="3"/>485</text:p>
          </table:table-cell>
          <table:table-cell office:value-type="float" office:value="163" table:style-name="ce268">
            <text:p><text:s text:c="3"/>163</text:p>
          </table:table-cell>
          <table:table-cell office:value-type="float" office:value="10" table:style-name="ce267">
            <text:p><text:s text:c="3"/>10</text:p>
          </table:table-cell>
          <table:table-cell office:value-type="float" office:value="153" table:style-name="ce269">
            <text:p><text:s text:c="3"/>153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865" table:style-name="ce250">
            <text:p><text:s text:c="3"/>865</text:p>
          </table:table-cell>
          <table:table-cell office:value-type="float" office:value="732" table:style-name="ce250">
            <text:p><text:s text:c="3"/>732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656" table:style-name="ce249">
            <text:p><text:s text:c="3"/>656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67">
            <text:p><text:s text:c="3"/>64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0" table:style-name="ce269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7">
            <text:p><text:s text:c="3"/>11,013</text:p>
          </table:table-cell>
          <table:table-cell office:value-type="float" office:value="11010" table:style-name="ce107">
            <text:p><text:s text:c="3"/>11,0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37" table:style-name="ce107">
            <text:p><text:s text:c="3"/>33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43" table:style-name="ce107">
            <text:p><text:s text:c="3"/>24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9" table:style-name="ce107">
            <text:p><text:s text:c="3"/>23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845" table:style-name="ce253">
            <text:p><text:s text:c="3"/>10,845</text:p>
          </table:table-cell>
          <table:table-cell office:value-type="float" office:value="10842" table:style-name="ce254">
            <text:p><text:s text:c="3"/>10,84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77" table:style-name="ce255">
            <text:p><text:s text:c="3"/>77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1" table:style-name="ce256">
            <text:p><text:s text:c="3"/>71</text:p>
          </table:table-cell>
          <table:table-cell office:value-type="float" office:value="327" table:style-name="ce253">
            <text:p><text:s text:c="3"/>327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19" table:style-name="ce253">
            <text:p><text:s text:c="3"/>319</text:p>
          </table:table-cell>
          <table:table-cell office:value-type="float" office:value="94" table:style-name="ce253">
            <text:p><text:s text:c="3"/>9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168" table:style-name="ce253">
            <text:p><text:s text:c="3"/>168</text:p>
          </table:table-cell>
          <table:table-cell office:value-type="float" office:value="168" table:style-name="ce254">
            <text:p><text:s text:c="3"/>16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7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806" table:style-name="ce107">
            <text:p><text:s text:c="3"/>11,806</text:p>
          </table:table-cell>
          <table:table-cell office:value-type="float" office:value="10528" table:style-name="ce107">
            <text:p><text:s text:c="3"/>10,528</text:p>
          </table:table-cell>
          <table:table-cell office:value-type="float" office:value="10525" table:style-name="ce114">
            <text:p><text:s text:c="3"/>10,52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12" table:style-name="ce107">
            <text:p><text:s text:c="3"/>412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687" table:style-name="ce107">
            <text:p><text:s text:c="3"/>687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547" table:style-name="ce107">
            <text:p><text:s text:c="3"/>547</text:p>
          </table:table-cell>
          <table:table-cell office:value-type="float" office:value="638" table:style-name="ce107">
            <text:p><text:s text:c="3"/>638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498" table:style-name="ce107">
            <text:p><text:s text:c="3"/>498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0" table:style-name="ce107">
            <text:p>—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055" table:style-name="ce259">
            <text:p><text:s text:c="3"/>10,055</text:p>
          </table:table-cell>
          <table:table-cell office:value-type="float" office:value="10052" table:style-name="ce260">
            <text:p><text:s text:c="3"/>10,05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01" table:style-name="ce260">
            <text:p><text:s text:c="3"/>501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412" table:style-name="ce260">
            <text:p><text:s text:c="3"/>412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2" table:style-name="ce262">
            <text:p><text:s text:c="3"/>82</text:p>
          </table:table-cell>
          <table:table-cell office:value-type="float" office:value="686" table:style-name="ce259">
            <text:p><text:s text:c="3"/>686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98" table:style-name="ce259">
            <text:p><text:s text:c="3"/>498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0" table:style-name="ce259">
            <text:p>—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478" table:style-name="ce252">
            <text:p><text:s text:c="3"/>478</text:p>
          </table:table-cell>
          <table:table-cell office:value-type="float" office:value="473" table:style-name="ce253">
            <text:p><text:s text:c="3"/>473</text:p>
          </table:table-cell>
          <table:table-cell office:value-type="float" office:value="473" table:style-name="ce254">
            <text:p><text:s text:c="3"/>473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3" table:style-name="ce255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8">
            <text:p><text:s text:c="3"/>22,103</text:p>
          </table:table-cell>
          <table:table-cell office:value-type="float" office:value="22098" table:style-name="ce118">
            <text:p><text:s text:c="3"/>22,0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541" table:style-name="ce118">
            <text:p><text:s text:c="3"/>541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66" table:style-name="ce118">
            <text:p><text:s text:c="3"/>166</text:p>
          </table:table-cell>
          <table:table-cell office:value-type="float" office:value="1092" table:style-name="ce118">
            <text:p><text:s text:c="3"/>1,092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963" table:style-name="ce118">
            <text:p><text:s text:c="3"/>963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647" table:style-name="ce118">
            <text:p><text:s text:c="3"/>647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23530" table:style-name="ce249">
            <text:p><text:s text:c="3"/>23,530</text:p>
          </table:table-cell>
          <table:table-cell office:value-type="float" office:value="21655" table:style-name="ce250">
            <text:p><text:s text:c="3"/>21,655</text:p>
          </table:table-cell>
          <table:table-cell office:value-type="float" office:value="21650" table:style-name="ce250">
            <text:p><text:s text:c="3"/>21,65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29" table:style-name="ce250">
            <text:p><text:s text:c="3"/>629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541" table:style-name="ce250">
            <text:p><text:s text:c="3"/>541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1071" table:style-name="ce250">
            <text:p><text:s text:c="3"/>1,071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943" table:style-name="ce250">
            <text:p><text:s text:c="3"/>943</text:p>
          </table:table-cell>
          <table:table-cell office:value-type="float" office:value="773" table:style-name="ce250">
            <text:p><text:s text:c="3"/>773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647" table:style-name="ce250">
            <text:p><text:s text:c="3"/>647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470" table:style-name="ce249">
            <text:p><text:s text:c="3"/>470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7">
            <text:p><text:s text:c="3"/>11,387</text:p>
          </table:table-cell>
          <table:table-cell office:value-type="float" office:value="11384" table:style-name="ce107">
            <text:p><text:s text:c="3"/>11,38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359" table:style-name="ce107">
            <text:p><text:s text:c="3"/>35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256" table:style-name="ce107">
            <text:p><text:s text:c="3"/>25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1765" table:style-name="ce252">
            <text:p><text:s text:c="3"/>11,765</text:p>
          </table:table-cell>
          <table:table-cell office:value-type="float" office:value="11253" table:style-name="ce253">
            <text:p><text:s text:c="3"/>11,253</text:p>
          </table:table-cell>
          <table:table-cell office:value-type="float" office:value="11250" table:style-name="ce254">
            <text:p><text:s text:c="3"/>11,250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7" table:style-name="ce254">
            <text:p><text:s text:c="3"/>97</text:p>
          </table:table-cell>
          <table:table-cell office:value-type="float" office:value="74" table:style-name="ce255">
            <text:p><text:s text:c="3"/>7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0" table:style-name="ce256">
            <text:p><text:s text:c="3"/>70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5" table:style-name="ce253">
            <text:p><text:s text:c="3"/>335</text:p>
          </table:table-cell>
          <table:table-cell office:value-type="float" office:value="103" table:style-name="ce253">
            <text:p><text:s text:c="3"/>10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1" table:style-name="ce253">
            <text:p><text:s text:c="3"/>101</text:p>
          </table:table-cell>
          <table:table-cell office:value-type="float" office:value="236" table:style-name="ce253">
            <text:p><text:s text:c="3"/>23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54" table:style-name="ce252">
            <text:p><text:s text:c="3"/>154</text:p>
          </table:table-cell>
          <table:table-cell office:value-type="float" office:value="134" table:style-name="ce253">
            <text:p><text:s text:c="3"/>134</text:p>
          </table:table-cell>
          <table:table-cell office:value-type="float" office:value="134" table:style-name="ce254">
            <text:p><text:s text:c="3"/>13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10714" table:style-name="ce114">
            <text:p><text:s text:c="3"/>10,71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444" table:style-name="ce114">
            <text:p><text:s text:c="3"/>444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733" table:style-name="ce114">
            <text:p><text:s text:c="3"/>733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609" table:style-name="ce114">
            <text:p><text:s text:c="3"/>609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46" table:style-name="ce114">
            <text:p><text:s text:c="3"/>546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1765" table:style-name="ce258">
            <text:p><text:s text:c="3"/>11,765</text:p>
          </table:table-cell>
          <table:table-cell office:value-type="float" office:value="10402" table:style-name="ce259">
            <text:p><text:s text:c="3"/>10,402</text:p>
          </table:table-cell>
          <table:table-cell office:value-type="float" office:value="10400" table:style-name="ce260">
            <text:p><text:s text:c="3"/>10,40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530" table:style-name="ce260">
            <text:p><text:s text:c="3"/>530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444" table:style-name="ce260">
            <text:p><text:s text:c="3"/>444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96" table:style-name="ce262">
            <text:p><text:s text:c="3"/>96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608" table:style-name="ce259">
            <text:p><text:s text:c="3"/>608</text:p>
          </table:table-cell>
          <table:table-cell office:value-type="float" office:value="670" table:style-name="ce259">
            <text:p><text:s text:c="3"/>670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316" table:style-name="ce258">
            <text:p><text:s text:c="3"/>316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314" table:style-name="ce260">
            <text:p><text:s text:c="3"/>3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8">
            <text:p><text:s text:c="3"/>23,217</text:p>
          </table:table-cell>
          <table:table-cell office:value-type="float" office:value="23211" table:style-name="ce118">
            <text:p><text:s text:c="3"/>23,2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424" table:style-name="ce118">
            <text:p><text:s text:c="3"/>424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70" table:style-name="ce118">
            <text:p><text:s text:c="3"/>170</text:p>
          </table:table-cell>
          <table:table-cell office:value-type="float" office:value="1083" table:style-name="ce118">
            <text:p><text:s text:c="3"/>1,08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957" table:style-name="ce118">
            <text:p><text:s text:c="3"/>95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593" table:style-name="ce118">
            <text:p><text:s text:c="3"/>593</text:p>
          </table:table-cell>
          <table:table-cell office:value-type="float" office:value="365" table:style-name="ce118">
            <text:p><text:s text:c="3"/>36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64" table:style-name="ce118">
            <text:p><text:s text:c="3"/>364</text:p>
          </table:table-cell>
          <table:table-cell office:value-type="float" office:value="24528" table:style-name="ce249">
            <text:p><text:s text:c="3"/>24,528</text:p>
          </table:table-cell>
          <table:table-cell office:value-type="float" office:value="22768" table:style-name="ce250">
            <text:p><text:s text:c="3"/>22,768</text:p>
          </table:table-cell>
          <table:table-cell office:value-type="float" office:value="22762" table:style-name="ce250">
            <text:p><text:s text:c="3"/>22,76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512" table:style-name="ce250">
            <text:p><text:s text:c="3"/>512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424" table:style-name="ce250">
            <text:p><text:s text:c="3"/>42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67" table:style-name="ce250">
            <text:p><text:s text:c="3"/>1,067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941" table:style-name="ce250">
            <text:p><text:s text:c="3"/>941</text:p>
          </table:table-cell>
          <table:table-cell office:value-type="float" office:value="718" table:style-name="ce250">
            <text:p><text:s text:c="3"/>718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593" table:style-name="ce250">
            <text:p><text:s text:c="3"/>593</text:p>
          </table:table-cell>
          <table:table-cell office:value-type="float" office:value="349" table:style-name="ce250">
            <text:p><text:s text:c="3"/>3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466" table:style-name="ce249">
            <text:p><text:s text:c="3"/>466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1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7">
            <text:p><text:s text:c="3"/>11,868</text:p>
          </table:table-cell>
          <table:table-cell office:value-type="float" office:value="11862" table:style-name="ce107">
            <text:p><text:s text:c="3"/>11,86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0" table:style-name="ce107">
            <text:p><text:s text:c="3"/>370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0" table:style-name="ce107">
            <text:p>—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12264" table:style-name="ce252">
            <text:p><text:s text:c="3"/>12,264</text:p>
          </table:table-cell>
          <table:table-cell office:value-type="float" office:value="11750" table:style-name="ce253">
            <text:p><text:s text:c="3"/>11,750</text:p>
          </table:table-cell>
          <table:table-cell office:value-type="float" office:value="11744" table:style-name="ce254">
            <text:p><text:s text:c="3"/>11,74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80" table:style-name="ce255">
            <text:p><text:s text:c="3"/>8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358" table:style-name="ce253">
            <text:p><text:s text:c="3"/>35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6" table:style-name="ce253">
            <text:p><text:s text:c="3"/>35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88" table:style-name="ce253">
            <text:p><text:s text:c="3"/>88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0" table:style-name="ce253">
            <text:p>—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132" table:style-name="ce252">
            <text:p><text:s text:c="3"/>132</text:p>
          </table:table-cell>
          <table:table-cell office:value-type="float" office:value="118" table:style-name="ce253">
            <text:p><text:s text:c="3"/>118</text:p>
          </table:table-cell>
          <table:table-cell office:value-type="float" office:value="118" table:style-name="ce254">
            <text:p><text:s text:c="3"/>1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7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0" table:style-name="ce114">
            <text:p>—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352" table:style-name="ce114">
            <text:p><text:s text:c="3"/>352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123" table:style-name="ce114">
            <text:p><text:s text:c="3"/>123</text:p>
          </table:table-cell>
          <table:table-cell office:value-type="float" office:value="505" table:style-name="ce114">
            <text:p><text:s text:c="3"/>505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2264" table:style-name="ce258">
            <text:p><text:s text:c="3"/>12,264</text:p>
          </table:table-cell>
          <table:table-cell office:value-type="float" office:value="11018" table:style-name="ce259">
            <text:p><text:s text:c="3"/>11,018</text:p>
          </table:table-cell>
          <table:table-cell office:value-type="float" office:value="11018" table:style-name="ce260">
            <text:p><text:s text:c="3"/>11,018</text:p>
          </table:table-cell>
          <table:table-cell office:value-type="float" office:value="0" table:style-name="ce260">
            <text:p>—</text:p>
          </table:table-cell>
          <table:table-cell office:value-type="float" office:value="436" table:style-name="ce260">
            <text:p><text:s text:c="3"/>436</text:p>
          </table:table-cell>
          <table:table-cell office:value-type="float" office:value="84" table:style-name="ce260">
            <text:p><text:s text:c="3"/>84</text:p>
          </table:table-cell>
          <table:table-cell office:value-type="float" office:value="352" table:style-name="ce260">
            <text:p><text:s text:c="3"/>352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5" table:style-name="ce262">
            <text:p><text:s text:c="3"/>95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85" table:style-name="ce259">
            <text:p><text:s text:c="3"/>585</text:p>
          </table:table-cell>
          <table:table-cell office:value-type="float" office:value="628" table:style-name="ce259">
            <text:p><text:s text:c="3"/>628</text:p>
          </table:table-cell>
          <table:table-cell office:value-type="float" office:value="123" table:style-name="ce259">
            <text:p><text:s text:c="3"/>123</text:p>
          </table:table-cell>
          <table:table-cell office:value-type="float" office:value="505" table:style-name="ce259">
            <text:p><text:s text:c="3"/>505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0" table:style-name="ce259">
            <text:p><text:s text:c="3"/>80</text:p>
          </table:table-cell>
          <table:table-cell office:value-type="float" office:value="334" table:style-name="ce258">
            <text:p><text:s text:c="3"/>334</text:p>
          </table:table-cell>
          <table:table-cell office:value-type="float" office:value="331" table:style-name="ce259">
            <text:p><text:s text:c="3"/>331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7862" table:style-name="ce107">
            <text:p><text:s text:c="3"/>27,862</text:p>
          </table:table-cell>
          <table:table-cell office:value-type="float" office:value="25870" table:style-name="ce107">
            <text:p><text:s text:c="3"/>25,870</text:p>
          </table:table-cell>
          <table:table-cell office:value-type="float" office:value="25866" table:style-name="ce107">
            <text:p><text:s text:c="3"/>25,8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1191" table:style-name="ce107">
            <text:p><text:s text:c="3"/>1,191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1019" table:style-name="ce107">
            <text:p><text:s text:c="3"/>1,019</text:p>
          </table:table-cell>
          <table:table-cell office:value-type="float" office:value="826" table:style-name="ce107">
            <text:p><text:s text:c="3"/>826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657" table:style-name="ce107">
            <text:p><text:s text:c="3"/>657</text:p>
          </table:table-cell>
          <table:table-cell office:value-type="float" office:value="365" table:style-name="ce107">
            <text:p><text:s text:c="3"/>36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2" table:style-name="ce107">
            <text:p><text:s text:c="3"/>362</text:p>
          </table:table-cell>
          <table:table-cell office:value-type="float" office:value="27230" table:style-name="ce252">
            <text:p><text:s text:c="3"/>27,230</text:p>
          </table:table-cell>
          <table:table-cell office:value-type="float" office:value="25255" table:style-name="ce250">
            <text:p><text:s text:c="3"/>25,255</text:p>
          </table:table-cell>
          <table:table-cell office:value-type="float" office:value="25251" table:style-name="ce267">
            <text:p><text:s text:c="3"/>25,251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83" table:style-name="ce267">
            <text:p><text:s text:c="3"/>583</text:p>
          </table:table-cell>
          <table:table-cell office:value-type="float" office:value="88" table:style-name="ce267">
            <text:p><text:s text:c="3"/>88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218" table:style-name="ce268">
            <text:p><text:s text:c="3"/>218</text:p>
          </table:table-cell>
          <table:table-cell office:value-type="float" office:value="8" table:style-name="ce267">
            <text:p><text:s text:c="3"/>8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1174" table:style-name="ce250">
            <text:p><text:s text:c="3"/>1,174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04" table:style-name="ce250">
            <text:p><text:s text:c="3"/>1,004</text:p>
          </table:table-cell>
          <table:table-cell office:value-type="float" office:value="824" table:style-name="ce250">
            <text:p><text:s text:c="3"/>824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657" table:style-name="ce250">
            <text:p><text:s text:c="3"/>657</text:p>
          </table:table-cell>
          <table:table-cell office:value-type="float" office:value="350" table:style-name="ce250">
            <text:p><text:s text:c="3"/>35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47" table:style-name="ce250">
            <text:p><text:s text:c="3"/>347</text:p>
          </table:table-cell>
          <table:table-cell office:value-type="float" office:value="632" table:style-name="ce249">
            <text:p><text:s text:c="3"/>632</text:p>
          </table:table-cell>
          <table:table-cell office:value-type="float" office:value="615" table:style-name="ce250">
            <text:p><text:s text:c="3"/>615</text:p>
          </table:table-cell>
          <table:table-cell office:value-type="float" office:value="615" table:style-name="ce267">
            <text:p><text:s text:c="3"/>615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7">
            <text:p><text:s text:c="3"/>13,209</text:p>
          </table:table-cell>
          <table:table-cell office:value-type="float" office:value="13206" table:style-name="ce107">
            <text:p><text:s text:c="3"/>13,20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9" table:style-name="ce107">
            <text:p><text:s text:c="3"/>379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7" table:style-name="ce107">
            <text:p><text:s text:c="3"/>267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3040" table:style-name="ce253">
            <text:p><text:s text:c="3"/>13,040</text:p>
          </table:table-cell>
          <table:table-cell office:value-type="float" office:value="13037" table:style-name="ce254">
            <text:p><text:s text:c="3"/>13,03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6" table:style-name="ce254">
            <text:p><text:s text:c="3"/>106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98" table:style-name="ce255">
            <text:p><text:s text:c="3"/>9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97" table:style-name="ce256">
            <text:p><text:s text:c="3"/>97</text:p>
          </table:table-cell>
          <table:table-cell office:value-type="float" office:value="371" table:style-name="ce253">
            <text:p><text:s text:c="3"/>37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66" table:style-name="ce253">
            <text:p><text:s text:c="3"/>366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12" table:style-name="ce253">
            <text:p><text:s text:c="3"/>112</text:p>
          </table:table-cell>
          <table:table-cell office:value-type="float" office:value="256" table:style-name="ce253">
            <text:p><text:s text:c="3"/>25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4" table:style-name="ce253">
            <text:p><text:s text:c="3"/>254</text:p>
          </table:table-cell>
          <table:table-cell office:value-type="float" office:value="182" table:style-name="ce252">
            <text:p><text:s text:c="3"/>18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169" table:style-name="ce254">
            <text:p><text:s text:c="3"/>169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4065" table:style-name="ce107">
            <text:p><text:s text:c="3"/>14,065</text:p>
          </table:table-cell>
          <table:table-cell office:value-type="float" office:value="12661" table:style-name="ce107">
            <text:p><text:s text:c="3"/>12,661</text:p>
          </table:table-cell>
          <table:table-cell office:value-type="float" office:value="12660" table:style-name="ce114">
            <text:p><text:s text:c="3"/>12,66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396" table:style-name="ce107">
            <text:p><text:s text:c="3"/>396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807" table:style-name="ce107">
            <text:p><text:s text:c="3"/>807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40" table:style-name="ce107">
            <text:p><text:s text:c="3"/>640</text:p>
          </table:table-cell>
          <table:table-cell office:value-type="float" office:value="711" table:style-name="ce107">
            <text:p><text:s text:c="3"/>711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545" table:style-name="ce107">
            <text:p><text:s text:c="3"/>54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2215" table:style-name="ce259">
            <text:p><text:s text:c="3"/>12,215</text:p>
          </table:table-cell>
          <table:table-cell office:value-type="float" office:value="12214" table:style-name="ce260">
            <text:p><text:s text:c="3"/>12,2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77" table:style-name="ce260">
            <text:p><text:s text:c="3"/>477</text:p>
          </table:table-cell>
          <table:table-cell office:value-type="float" office:value="81" table:style-name="ce260">
            <text:p><text:s text:c="3"/>81</text:p>
          </table:table-cell>
          <table:table-cell office:value-type="float" office:value="396" table:style-name="ce260">
            <text:p><text:s text:c="3"/>396</text:p>
          </table:table-cell>
          <table:table-cell office:value-type="float" office:value="120" table:style-name="ce261">
            <text:p><text:s text:c="3"/>12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113" table:style-name="ce262">
            <text:p><text:s text:c="3"/>113</text:p>
          </table:table-cell>
          <table:table-cell office:value-type="float" office:value="803" table:style-name="ce259">
            <text:p><text:s text:c="3"/>803</text:p>
          </table:table-cell>
          <table:table-cell office:value-type="float" office:value="165" table:style-name="ce259">
            <text:p><text:s text:c="3"/>165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64" table:style-name="ce259">
            <text:p><text:s text:c="3"/>164</text:p>
          </table:table-cell>
          <table:table-cell office:value-type="float" office:value="545" table:style-name="ce259">
            <text:p><text:s text:c="3"/>545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3" table:style-name="ce259">
            <text:p><text:s text:c="3"/>93</text:p>
          </table:table-cell>
          <table:table-cell office:value-type="float" office:value="450" table:style-name="ce252">
            <text:p><text:s text:c="3"/>450</text:p>
          </table:table-cell>
          <table:table-cell office:value-type="float" office:value="446" table:style-name="ce253">
            <text:p><text:s text:c="3"/>446</text:p>
          </table:table-cell>
          <table:table-cell office:value-type="float" office:value="446" table:style-name="ce254">
            <text:p><text:s text:c="3"/>44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09年</text:p>
          </table:table-cell>
          <table:table-cell office:value-type="string" table:style-name="ce103">
            <text:p>計</text:p>
          </table:table-cell>
          <table:table-cell office:value-type="float" office:value="243404" table:style-name="ce56">
            <text:p><text:s text:c="3"/>243,404</text:p>
          </table:table-cell>
          <table:table-cell office:value-type="float" office:value="232823" table:style-name="ce56">
            <text:p><text:s text:c="3"/>232,823</text:p>
          </table:table-cell>
          <table:table-cell office:value-type="float" office:value="232771" table:style-name="ce56">
            <text:p><text:s text:c="3"/>232,771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363" table:style-name="ce56">
            <text:p><text:s text:c="3"/>2,363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585" table:style-name="ce56">
            <text:p><text:s text:c="3"/>1,585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757" table:style-name="ce56">
            <text:p><text:s text:c="3"/>757</text:p>
          </table:table-cell>
          <table:table-cell office:value-type="float" office:value="7378" table:style-name="ce56">
            <text:p><text:s text:c="3"/>7,378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6122" table:style-name="ce56">
            <text:p><text:s text:c="3"/>6,122</text:p>
          </table:table-cell>
          <table:table-cell office:value-type="float" office:value="4395" table:style-name="ce56">
            <text:p><text:s text:c="3"/>4,395</text:p>
          </table:table-cell>
          <table:table-cell office:value-type="float" office:value="1245" table:style-name="ce56">
            <text:p><text:s text:c="3"/>1,245</text:p>
          </table:table-cell>
          <table:table-cell office:value-type="float" office:value="3150" table:style-name="ce56">
            <text:p><text:s text:c="3"/>3,150</text:p>
          </table:table-cell>
          <table:table-cell office:value-type="float" office:value="2983" table:style-name="ce56">
            <text:p><text:s text:c="3"/>2,983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2972" table:style-name="ce56">
            <text:p><text:s text:c="3"/>2,972</text:p>
          </table:table-cell>
          <table:table-cell office:value-type="float" office:value="238630" table:style-name="ce224">
            <text:p><text:s text:c="3"/>238,630</text:p>
          </table:table-cell>
          <table:table-cell office:value-type="float" office:value="228177" table:style-name="ce224">
            <text:p><text:s text:c="3"/>228,177</text:p>
          </table:table-cell>
          <table:table-cell office:value-type="float" office:value="228126" table:style-name="ce224">
            <text:p><text:s text:c="3"/>228,126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2360" table:style-name="ce224">
            <text:p><text:s text:c="3"/>2,360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585" table:style-name="ce224">
            <text:p><text:s text:c="3"/>1,585</text:p>
          </table:table-cell>
          <table:table-cell office:value-type="float" office:value="832" table:style-name="ce224">
            <text:p><text:s text:c="3"/>832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757" table:style-name="ce224">
            <text:p><text:s text:c="3"/>757</text:p>
          </table:table-cell>
          <table:table-cell office:value-type="float" office:value="7261" table:style-name="ce224">
            <text:p><text:s text:c="3"/>7,261</text:p>
          </table:table-cell>
          <table:table-cell office:value-type="float" office:value="1250" table:style-name="ce224">
            <text:p><text:s text:c="3"/>1,250</text:p>
          </table:table-cell>
          <table:table-cell office:value-type="float" office:value="6011" table:style-name="ce224">
            <text:p><text:s text:c="3"/>6,011</text:p>
          </table:table-cell>
          <table:table-cell office:value-type="float" office:value="4391" table:style-name="ce224">
            <text:p><text:s text:c="3"/>4,391</text:p>
          </table:table-cell>
          <table:table-cell office:value-type="float" office:value="1241" table:style-name="ce224">
            <text:p><text:s text:c="3"/>1,241</text:p>
          </table:table-cell>
          <table:table-cell office:value-type="float" office:value="3150" table:style-name="ce224">
            <text:p><text:s text:c="3"/>3,150</text:p>
          </table:table-cell>
          <table:table-cell office:value-type="float" office:value="2870" table:style-name="ce224">
            <text:p><text:s text:c="3"/>2,870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2861" table:style-name="ce224">
            <text:p><text:s text:c="3"/>2,861</text:p>
          </table:table-cell>
          <table:table-cell office:value-type="float" office:value="4774" table:style-name="ce224">
            <text:p><text:s text:c="3"/>4,774</text:p>
          </table:table-cell>
          <table:table-cell office:value-type="float" office:value="4646" table:style-name="ce224">
            <text:p><text:s text:c="3"/>4,646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117" table:style-name="ce224">
            <text:p><text:s text:c="3"/>11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11" table:style-name="ce224">
            <text:p><text:s text:c="3"/>11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113" table:style-name="ce224">
            <text:p><text:s text:c="3"/>113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111" table:style-name="ce226">
            <text:p><text:s text:c="3"/>111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20663" table:style-name="ce39">
            <text:p><text:s text:c="3"/>120,663</text:p>
          </table:table-cell>
          <table:table-cell office:value-type="float" office:value="116954" table:style-name="ce39">
            <text:p><text:s text:c="3"/>116,954</text:p>
          </table:table-cell>
          <table:table-cell office:value-type="float" office:value="116916" table:style-name="ce39">
            <text:p><text:s text:c="3"/>116,916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327" table:style-name="ce39">
            <text:p><text:s text:c="3"/>327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305" table:style-name="ce39">
            <text:p><text:s text:c="3"/>305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89" table:style-name="ce39">
            <text:p><text:s text:c="3"/>389</text:p>
          </table:table-cell>
          <table:table-cell office:value-type="float" office:value="2957" table:style-name="ce39">
            <text:p><text:s text:c="3"/>2,957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912" table:style-name="ce39">
            <text:p><text:s text:c="3"/>2,912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572" table:style-name="ce39">
            <text:p><text:s text:c="3"/>572</text:p>
          </table:table-cell>
          <table:table-cell office:value-type="float" office:value="2349" table:style-name="ce39">
            <text:p><text:s text:c="3"/>2,34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340" table:style-name="ce39">
            <text:p><text:s text:c="3"/>2,340</text:p>
          </table:table-cell>
          <table:table-cell office:value-type="float" office:value="119315" table:style-name="ce229">
            <text:p><text:s text:c="3"/>119,315</text:p>
          </table:table-cell>
          <table:table-cell office:value-type="float" office:value="115700" table:style-name="ce229">
            <text:p><text:s text:c="3"/>115,700</text:p>
          </table:table-cell>
          <table:table-cell office:value-type="float" office:value="115663" table:style-name="ce229">
            <text:p><text:s text:c="3"/>115,66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327" table:style-name="ce229">
            <text:p><text:s text:c="3"/>327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305" table:style-name="ce229">
            <text:p><text:s text:c="3"/>305</text:p>
          </table:table-cell>
          <table:table-cell office:value-type="float" office:value="421" table:style-name="ce229">
            <text:p><text:s text:c="3"/>421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389" table:style-name="ce229">
            <text:p><text:s text:c="3"/>389</text:p>
          </table:table-cell>
          <table:table-cell office:value-type="float" office:value="2867" table:style-name="ce229">
            <text:p><text:s text:c="3"/>2,867</text:p>
          </table:table-cell>
          <table:table-cell office:value-type="float" office:value="42" table:style-name="ce229">
            <text:p><text:s text:c="3"/>42</text:p>
          </table:table-cell>
          <table:table-cell office:value-type="float" office:value="2825" table:style-name="ce229">
            <text:p><text:s text:c="3"/>2,825</text:p>
          </table:table-cell>
          <table:table-cell office:value-type="float" office:value="607" table:style-name="ce229">
            <text:p><text:s text:c="3"/>607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572" table:style-name="ce229">
            <text:p><text:s text:c="3"/>572</text:p>
          </table:table-cell>
          <table:table-cell office:value-type="float" office:value="2260" table:style-name="ce229">
            <text:p><text:s text:c="3"/>2,260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2253" table:style-name="ce229">
            <text:p><text:s text:c="3"/>2,253</text:p>
          </table:table-cell>
          <table:table-cell office:value-type="float" office:value="1348" table:style-name="ce229">
            <text:p><text:s text:c="3"/>1,348</text:p>
          </table:table-cell>
          <table:table-cell office:value-type="float" office:value="1254" table:style-name="ce229">
            <text:p><text:s text:c="3"/>1,254</text:p>
          </table:table-cell>
          <table:table-cell office:value-type="float" office:value="1253" table:style-name="ce229">
            <text:p><text:s text:c="3"/>1,25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0" table:style-name="ce229">
            <text:p>—</text:p>
          </table:table-cell>
          <table:table-cell office:value-type="float" office:value="90" table:style-name="ce229">
            <text:p><text:s text:c="3"/>90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87" table:style-name="ce229">
            <text:p><text:s text:c="3"/>87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89" table:style-name="ce229">
            <text:p><text:s text:c="3"/>89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87" table:style-name="ce245">
            <text:p><text:s text:c="3"/>87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47">
            <text:p><text:s text:c="3"/>122,741</text:p>
          </table:table-cell>
          <table:table-cell office:value-type="float" office:value="115869" table:style-name="ce47">
            <text:p><text:s text:c="3"/>115,869</text:p>
          </table:table-cell>
          <table:table-cell office:value-type="float" office:value="115855" table:style-name="ce47">
            <text:p><text:s text:c="3"/>115,855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2036" table:style-name="ce47">
            <text:p><text:s text:c="3"/>2,036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280" table:style-name="ce47">
            <text:p><text:s text:c="3"/>1,28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421" table:style-name="ce47">
            <text:p><text:s text:c="3"/>4,421</text:p>
          </table:table-cell>
          <table:table-cell office:value-type="float" office:value="1211" table:style-name="ce47">
            <text:p><text:s text:c="3"/>1,211</text:p>
          </table:table-cell>
          <table:table-cell office:value-type="float" office:value="3210" table:style-name="ce47">
            <text:p><text:s text:c="3"/>3,210</text:p>
          </table:table-cell>
          <table:table-cell office:value-type="float" office:value="3787" table:style-name="ce47">
            <text:p><text:s text:c="3"/>3,787</text:p>
          </table:table-cell>
          <table:table-cell office:value-type="float" office:value="1209" table:style-name="ce47">
            <text:p><text:s text:c="3"/>1,209</text:p>
          </table:table-cell>
          <table:table-cell office:value-type="float" office:value="2578" table:style-name="ce47">
            <text:p><text:s text:c="3"/>2,578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119315" table:style-name="ce235">
            <text:p><text:s text:c="3"/>119,315</text:p>
          </table:table-cell>
          <table:table-cell office:value-type="float" office:value="112477" table:style-name="ce235">
            <text:p><text:s text:c="3"/>112,477</text:p>
          </table:table-cell>
          <table:table-cell office:value-type="float" office:value="112463" table:style-name="ce235">
            <text:p><text:s text:c="3"/>112,463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2033" table:style-name="ce235">
            <text:p><text:s text:c="3"/>2,033</text:p>
          </table:table-cell>
          <table:table-cell office:value-type="float" office:value="753" table:style-name="ce235">
            <text:p><text:s text:c="3"/>753</text:p>
          </table:table-cell>
          <table:table-cell office:value-type="float" office:value="1280" table:style-name="ce235">
            <text:p><text:s text:c="3"/>1,280</text:p>
          </table:table-cell>
          <table:table-cell office:value-type="float" office:value="411" table:style-name="ce235">
            <text:p><text:s text:c="3"/>411</text:p>
          </table:table-cell>
          <table:table-cell office:value-type="float" office:value="43" table:style-name="ce235">
            <text:p><text:s text:c="3"/>43</text:p>
          </table:table-cell>
          <table:table-cell office:value-type="float" office:value="368" table:style-name="ce235">
            <text:p><text:s text:c="3"/>368</text:p>
          </table:table-cell>
          <table:table-cell office:value-type="float" office:value="4394" table:style-name="ce235">
            <text:p><text:s text:c="3"/>4,394</text:p>
          </table:table-cell>
          <table:table-cell office:value-type="float" office:value="1208" table:style-name="ce235">
            <text:p><text:s text:c="3"/>1,208</text:p>
          </table:table-cell>
          <table:table-cell office:value-type="float" office:value="3186" table:style-name="ce235">
            <text:p><text:s text:c="3"/>3,186</text:p>
          </table:table-cell>
          <table:table-cell office:value-type="float" office:value="3784" table:style-name="ce235">
            <text:p><text:s text:c="3"/>3,784</text:p>
          </table:table-cell>
          <table:table-cell office:value-type="float" office:value="1206" table:style-name="ce235">
            <text:p><text:s text:c="3"/>1,206</text:p>
          </table:table-cell>
          <table:table-cell office:value-type="float" office:value="2578" table:style-name="ce235">
            <text:p><text:s text:c="3"/>2,578</text:p>
          </table:table-cell>
          <table:table-cell office:value-type="float" office:value="610" table:style-name="ce235">
            <text:p><text:s text:c="3"/>61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08" table:style-name="ce235">
            <text:p><text:s text:c="3"/>608</text:p>
          </table:table-cell>
          <table:table-cell office:value-type="float" office:value="3426" table:style-name="ce235">
            <text:p><text:s text:c="3"/>3,426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27" table:style-name="ce235">
            <text:p><text:s text:c="3"/>27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0" table:style-name="ce246">
            <text:p>—</text:p>
          </table:table-cell>
          <table:table-cell office:value-type="float" office:value="24" table:style-name="ce246">
            <text:p><text:s text:c="3"/>24</text:p>
          </table:table-cell>
          <table:table-cell table:style-name="ce271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144">
            <text:p>計</text:p>
          </table:table-cell>
          <table:table-cell office:value-type="float" office:value="25354" table:style-name="ce107">
            <text:p><text:s text:c="3"/>25,354</text:p>
          </table:table-cell>
          <table:table-cell office:value-type="float" office:value="23481" table:style-name="ce107">
            <text:p><text:s text:c="3"/>23,481</text:p>
          </table:table-cell>
          <table:table-cell office:value-type="float" office:value="23471" table:style-name="ce107">
            <text:p><text:s text:c="3"/>23,47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770" table:style-name="ce107">
            <text:p><text:s text:c="3"/>770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91" table:style-name="ce107">
            <text:p><text:s text:c="3"/>691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936" table:style-name="ce107">
            <text:p><text:s text:c="3"/>936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819" table:style-name="ce107">
            <text:p><text:s text:c="3"/>819</text:p>
          </table:table-cell>
          <table:table-cell office:value-type="float" office:value="562" table:style-name="ce107">
            <text:p><text:s text:c="3"/>562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447" table:style-name="ce107">
            <text:p><text:s text:c="3"/>447</text:p>
          </table:table-cell>
          <table:table-cell office:value-type="float" office:value="374" table:style-name="ce107">
            <text:p><text:s text:c="3"/>3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4946" table:style-name="ce275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23082" table:style-name="ce132">
            <text:p><text:s text:c="3"/>23,082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691" table:style-name="ce132">
            <text:p><text:s text:c="3"/>691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61" table:style-name="ce132">
            <text:p><text:s text:c="3"/>161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801" table:style-name="ce132">
            <text:p><text:s text:c="3"/>801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47" table:style-name="ce132">
            <text:p><text:s text:c="3"/>447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54" table:style-name="ce132">
            <text:p><text:s text:c="3"/>354</text:p>
          </table:table-cell>
          <table:table-cell office:value-type="float" office:value="408" table:style-name="ce275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276">
            <text:p><text:s text:c="3"/>1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07">
            <text:p><text:s text:c="3"/>12,611</text:p>
          </table:table-cell>
          <table:table-cell office:value-type="float" office:value="12026" table:style-name="ce107">
            <text:p><text:s text:c="3"/>12,026</text:p>
          </table:table-cell>
          <table:table-cell office:value-type="float" office:value="12018" table:style-name="ce107">
            <text:p><text:s text:c="3"/>12,018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297" table:style-name="ce107">
            <text:p><text:s text:c="3"/>2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11895" table:style-name="ce132">
            <text:p><text:s text:c="3"/>11,89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04" table:style-name="ce132">
            <text:p><text:s text:c="3"/>10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61" table:style-name="ce132">
            <text:p><text:s text:c="3"/>361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82" table:style-name="ce132">
            <text:p><text:s text:c="3"/>282</text:p>
          </table:table-cell>
          <table:table-cell office:value-type="float" office:value="138" table:style-name="ce275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2743" table:style-name="ce107">
            <text:p><text:s text:c="3"/>12,743</text:p>
          </table:table-cell>
          <table:table-cell office:value-type="float" office:value="11455" table:style-name="ce107">
            <text:p><text:s text:c="3"/>11,455</text:p>
          </table:table-cell>
          <table:table-cell office:value-type="float" office:value="11453" table:style-name="ce107">
            <text:p><text:s text:c="3"/>11,453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62" table:style-name="ce107">
            <text:p><text:s text:c="3"/>662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587" table:style-name="ce107">
            <text:p><text:s text:c="3"/>587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11187" table:style-name="ce132">
            <text:p><text:s text:c="3"/>11,18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87" table:style-name="ce132">
            <text:p><text:s text:c="3"/>587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440" table:style-name="ce132">
            <text:p><text:s text:c="3"/>44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270" table:style-name="ce275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22184" table:style-name="ce118">
            <text:p><text:s text:c="3"/>22,184</text:p>
          </table:table-cell>
          <table:table-cell office:value-type="float" office:value="20920" table:style-name="ce118">
            <text:p><text:s text:c="3"/>20,920</text:p>
          </table:table-cell>
          <table:table-cell office:value-type="float" office:value="20916" table:style-name="ce118">
            <text:p><text:s text:c="3"/>20,91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955" table:style-name="ce118">
            <text:p><text:s text:c="3"/>95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820" table:style-name="ce118">
            <text:p><text:s text:c="3"/>820</text:p>
          </table:table-cell>
          <table:table-cell office:value-type="float" office:value="620" table:style-name="ce118">
            <text:p><text:s text:c="3"/>620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34" table:style-name="ce118">
            <text:p><text:s text:c="3"/>334</text:p>
          </table:table-cell>
          <table:table-cell office:value-type="float" office:value="21666" table:style-name="ce279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20413" table:style-name="ce136">
            <text:p><text:s text:c="3"/>20,413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157" table:style-name="ce136">
            <text:p><text:s text:c="3"/>157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135" table:style-name="ce136">
            <text:p><text:s text:c="3"/>135</text:p>
          </table:table-cell>
          <table:table-cell office:value-type="float" office:value="808" table:style-name="ce136">
            <text:p><text:s text:c="3"/>808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134" table:style-name="ce136">
            <text:p><text:s text:c="3"/>134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518" table:style-name="ce279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10983" table:style-name="ce107">
            <text:p><text:s text:c="3"/>10,983</text:p>
          </table:table-cell>
          <table:table-cell office:value-type="float" office:value="10545" table:style-name="ce107">
            <text:p><text:s text:c="3"/>10,545</text:p>
          </table:table-cell>
          <table:table-cell office:value-type="float" office:value="10542" table:style-name="ce107">
            <text:p><text:s text:c="3"/>10,542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366" table:style-name="ce107">
            <text:p><text:s text:c="3"/>3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0" table:style-name="ce107">
            <text:p><text:s text:c="3"/>360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10402" table:style-name="ce132">
            <text:p><text:s text:c="3"/>10,4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51" table:style-name="ce132">
            <text:p><text:s text:c="3"/>351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55" table:style-name="ce132">
            <text:p><text:s text:c="3"/>255</text:p>
          </table:table-cell>
          <table:table-cell office:value-type="float" office:value="150" table:style-name="ce275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1201" table:style-name="ce107">
            <text:p><text:s text:c="3"/>11,201</text:p>
          </table:table-cell>
          <table:table-cell office:value-type="float" office:value="10375" table:style-name="ce107">
            <text:p><text:s text:c="3"/>10,375</text:p>
          </table:table-cell>
          <table:table-cell office:value-type="float" office:value="10374" table:style-name="ce107">
            <text:p><text:s text:c="3"/>10,37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65" table:style-name="ce107">
            <text:p><text:s text:c="3"/>65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89" table:style-name="ce107">
            <text:p><text:s text:c="3"/>58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460" table:style-name="ce107">
            <text:p><text:s text:c="3"/>460</text:p>
          </table:table-cell>
          <table:table-cell office:value-type="float" office:value="519" table:style-name="ce107">
            <text:p><text:s text:c="3"/>51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10011" table:style-name="ce132">
            <text:p><text:s text:c="3"/>10,0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457" table:style-name="ce132">
            <text:p><text:s text:c="3"/>457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390" table:style-name="ce132">
            <text:p><text:s text:c="3"/>390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0" table:style-name="ce132">
            <text:p>—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275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8756" table:style-name="ce118">
            <text:p><text:s text:c="3"/>18,756</text:p>
          </table:table-cell>
          <table:table-cell office:value-type="float" office:value="17708" table:style-name="ce118">
            <text:p><text:s text:c="3"/>17,708</text:p>
          </table:table-cell>
          <table:table-cell office:value-type="float" office:value="17701" table:style-name="ce118">
            <text:p><text:s text:c="3"/>17,70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882" table:style-name="ce118">
            <text:p><text:s text:c="3"/>882</text:p>
          </table:table-cell>
          <table:table-cell office:value-type="float" office:value="114" table:style-name="ce118">
            <text:p><text:s text:c="3"/>114</text:p>
          </table:table-cell>
          <table:table-cell office:value-type="float" office:value="768" table:style-name="ce118">
            <text:p><text:s text:c="3"/>76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18454" table:style-name="ce279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7406" table:style-name="ce136">
            <text:p><text:s text:c="3"/>17,406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114" table:style-name="ce136">
            <text:p><text:s text:c="3"/>114</text:p>
          </table:table-cell>
          <table:table-cell office:value-type="float" office:value="761" table:style-name="ce136">
            <text:p><text:s text:c="3"/>761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12" table:style-name="ce136">
            <text:p><text:s text:c="3"/>51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302" table:style-name="ce279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9327" table:style-name="ce107">
            <text:p><text:s text:c="3"/>9,327</text:p>
          </table:table-cell>
          <table:table-cell office:value-type="float" office:value="9015" table:style-name="ce107">
            <text:p><text:s text:c="3"/>9,015</text:p>
          </table:table-cell>
          <table:table-cell office:value-type="float" office:value="9011" table:style-name="ce107">
            <text:p><text:s text:c="3"/>9,01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8917" table:style-name="ce132">
            <text:p><text:s text:c="3"/>8,9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00" table:style-name="ce275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9429" table:style-name="ce107">
            <text:p><text:s text:c="3"/>9,429</text:p>
          </table:table-cell>
          <table:table-cell office:value-type="float" office:value="8693" table:style-name="ce107">
            <text:p><text:s text:c="3"/>8,693</text:p>
          </table:table-cell>
          <table:table-cell office:value-type="float" office:value="8690" table:style-name="ce107">
            <text:p><text:s text:c="3"/>8,690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611" table:style-name="ce107">
            <text:p><text:s text:c="3"/>611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99" table:style-name="ce107">
            <text:p><text:s text:c="3"/>499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0" table:style-name="ce107">
            <text:p>—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8489" table:style-name="ce132">
            <text:p><text:s text:c="3"/>8,48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98" table:style-name="ce132">
            <text:p><text:s text:c="3"/>498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42" table:style-name="ce132">
            <text:p><text:s text:c="3"/>442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0" table:style-name="ce132">
            <text:p>—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275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878" table:style-name="ce118">
            <text:p><text:s text:c="3"/>13,878</text:p>
          </table:table-cell>
          <table:table-cell office:value-type="float" office:value="13330" table:style-name="ce118">
            <text:p><text:s text:c="3"/>13,330</text:p>
          </table:table-cell>
          <table:table-cell office:value-type="float" office:value="13329" table:style-name="ce118">
            <text:p><text:s text:c="3"/>13,3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3" table:style-name="ce118">
            <text:p><text:s text:c="3"/>43</text:p>
          </table:table-cell>
          <table:table-cell office:value-type="float" office:value="426" table:style-name="ce118">
            <text:p><text:s text:c="3"/>426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332" table:style-name="ce118">
            <text:p><text:s text:c="3"/>33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0" table:style-name="ce118">
            <text:p>—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13614" table:style-name="ce279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3071" table:style-name="ce136">
            <text:p><text:s text:c="3"/>13,07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55" table:style-name="ce136">
            <text:p><text:s text:c="3"/>55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326" table:style-name="ce136">
            <text:p><text:s text:c="3"/>3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0" table:style-name="ce136">
            <text:p>—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279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6885" table:style-name="ce107">
            <text:p><text:s text:c="3"/>6,885</text:p>
          </table:table-cell>
          <table:table-cell office:value-type="float" office:value="6698" table:style-name="ce107">
            <text:p><text:s text:c="3"/>6,698</text:p>
          </table:table-cell>
          <table:table-cell office:value-type="float" office:value="6697" table:style-name="ce107">
            <text:p><text:s text:c="3"/>6,69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0" table:style-name="ce107">
            <text:p>—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6624" table:style-name="ce132">
            <text:p><text:s text:c="3"/>6,6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51" table:style-name="ce132">
            <text:p><text:s text:c="3"/>15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275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6993" table:style-name="ce107">
            <text:p><text:s text:c="3"/>6,993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0" table:style-name="ce105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227" table:style-name="ce107">
            <text:p><text:s text:c="3"/>227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0" table:style-name="ce132">
            <text:p>—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35" table:style-name="ce132">
            <text:p><text:s text:c="3"/>13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275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30740" table:style-name="ce118">
            <text:p><text:s text:c="3"/>30,740</text:p>
          </table:table-cell>
          <table:table-cell office:value-type="float" office:value="30215" table:style-name="ce118">
            <text:p><text:s text:c="3"/>30,215</text:p>
          </table:table-cell>
          <table:table-cell office:value-type="float" office:value="30214" table:style-name="ce118">
            <text:p><text:s text:c="3"/>30,21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379" table:style-name="ce118">
            <text:p><text:s text:c="3"/>379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0" table:style-name="ce118">
            <text:p>—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29936" table:style-name="ce279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29419" table:style-name="ce136">
            <text:p><text:s text:c="3"/>29,41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90" table:style-name="ce136">
            <text:p><text:s text:c="3"/>90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9" table:style-name="ce136">
            <text:p><text:s text:c="3"/>29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0" table:style-name="ce136">
            <text:p>—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279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5160" table:style-name="ce107">
            <text:p><text:s text:c="3"/>15,160</text:p>
          </table:table-cell>
          <table:table-cell office:value-type="float" office:value="14981" table:style-name="ce107">
            <text:p><text:s text:c="3"/>14,981</text:p>
          </table:table-cell>
          <table:table-cell office:value-type="float" office:value="14980" table:style-name="ce107">
            <text:p><text:s text:c="3"/>14,98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0" table:style-name="ce107">
            <text:p>—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14793" table:style-name="ce132">
            <text:p><text:s text:c="3"/>14,79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0" table:style-name="ce132">
            <text:p>—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0" table:style-name="ce132">
            <text:p>—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0" table:style-name="ce132">
            <text:p>—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275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5580" table:style-name="ce107">
            <text:p><text:s text:c="3"/>15,580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0" table:style-name="ce105">
            <text:p>—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0" table:style-name="ce107">
            <text:p>—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0" table:style-name="ce132">
            <text:p>—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0" table:style-name="ce132">
            <text:p>—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275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778" table:style-name="ce118">
            <text:p><text:s text:c="3"/>13,778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0" table:style-name="ce120">
            <text:p>—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213" table:style-name="ce118">
            <text:p><text:s text:c="3"/>213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19" table:style-name="ce118">
            <text:p><text:s text:c="3"/>119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0" table:style-name="ce118">
            <text:p>—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13490" table:style-name="ce279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0" table:style-name="ce136">
            <text:p>—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0" table:style-name="ce136">
            <text:p>—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279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6847" table:style-name="ce107">
            <text:p><text:s text:c="3"/>6,847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0" table:style-name="ce105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0" table:style-name="ce107">
            <text:p>—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6745" table:style-name="ce275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2" table:style-name="ce132">
            <text:p><text:s text:c="3"/>15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0" table:style-name="ce132">
            <text:p>—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275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80"/>
          <table:table-cell office:value-type="string" table:style-name="ce113">
            <text:p>女</text:p>
          </table:table-cell>
          <table:table-cell office:value-type="float" office:value="6931" table:style-name="ce114">
            <text:p><text:s text:c="3"/>6,931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0" table:style-name="ce122">
            <text:p>—</text:p>
          </table:table-cell>
          <table:table-cell office:value-type="float" office:value="66" table:style-name="ce114">
            <text:p><text:s text:c="3"/>6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29" table:style-name="ce114">
            <text:p><text:s text:c="3"/>2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0" table:style-name="ce114">
            <text:p>—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6745" table:style-name="ce281">
            <text:p><text:s text:c="3"/>6,745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0" table:style-name="ce141">
            <text:p>—</text:p>
          </table:table-cell>
          <table:table-cell office:value-type="float" office:value="66" table:style-name="ce141">
            <text:p><text:s text:c="3"/>6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0" table:style-name="ce141">
            <text:p>—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86" table:style-name="ce28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計</text:p>
          </table:table-cell>
          <table:table-cell office:value-type="float" office:value="16648" table:style-name="ce107">
            <text:p><text:s text:c="3"/>16,648</text:p>
          </table:table-cell>
          <table:table-cell office:value-type="float" office:value="16089" table:style-name="ce107">
            <text:p><text:s text:c="3"/>16,089</text:p>
          </table:table-cell>
          <table:table-cell office:value-type="float" office:value="16086" table:style-name="ce107">
            <text:p><text:s text:c="3"/>16,08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435" table:style-name="ce107">
            <text:p><text:s text:c="3"/>435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6340" table:style-name="ce275">
            <text:p><text:s text:c="3"/>16,340</text:p>
          </table:table-cell>
          <table:table-cell office:value-type="float" office:value="15795" table:style-name="ce132">
            <text:p><text:s text:c="3"/>15,795</text:p>
          </table:table-cell>
          <table:table-cell office:value-type="float" office:value="15792" table:style-name="ce132">
            <text:p><text:s text:c="3"/>15,79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21" table:style-name="ce132">
            <text:p><text:s text:c="3"/>421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0" table:style-name="ce132">
            <text:p>—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308" table:style-name="ce275">
            <text:p><text:s text:c="3"/>308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2" table:style-name="ce133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58" table:style-name="ce107">
            <text:p><text:s text:c="3"/>8,258</text:p>
          </table:table-cell>
          <table:table-cell office:value-type="float" office:value="7993" table:style-name="ce107">
            <text:p><text:s text:c="3"/>7,99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0" table:style-name="ce132">
            <text:p>—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275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3">
            <text:p><text:s text:c="3"/>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8390" table:style-name="ce107">
            <text:p><text:s text:c="3"/>8,390</text:p>
          </table:table-cell>
          <table:table-cell office:value-type="float" office:value="8096" table:style-name="ce107">
            <text:p><text:s text:c="3"/>8,096</text:p>
          </table:table-cell>
          <table:table-cell office:value-type="float" office:value="8095" table:style-name="ce107">
            <text:p><text:s text:c="3"/>8,09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0" table:style-name="ce107">
            <text:p>—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881" table:style-name="ce132">
            <text:p><text:s text:c="3"/>7,881</text:p>
          </table:table-cell>
          <table:table-cell office:value-type="float" office:value="7880" table:style-name="ce132">
            <text:p><text:s text:c="3"/>7,88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132">
            <text:p>—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275">
            <text:p><text:s text:c="3"/>220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3166" table:style-name="ce118">
            <text:p><text:s text:c="3"/>13,166</text:p>
          </table:table-cell>
          <table:table-cell office:value-type="float" office:value="12638" table:style-name="ce118">
            <text:p><text:s text:c="3"/>12,638</text:p>
          </table:table-cell>
          <table:table-cell office:value-type="float" office:value="12636" table:style-name="ce118">
            <text:p><text:s text:c="3"/>12,63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259" table:style-name="ce118">
            <text:p><text:s text:c="3"/>25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12844" table:style-name="ce249">
            <text:p><text:s text:c="3"/>12,844</text:p>
          </table:table-cell>
          <table:table-cell office:value-type="float" office:value="12330" table:style-name="ce250">
            <text:p><text:s text:c="3"/>12,330</text:p>
          </table:table-cell>
          <table:table-cell office:value-type="float" office:value="12329" table:style-name="ce250">
            <text:p><text:s text:c="3"/>12,3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0" table:style-name="ce250">
            <text:p>—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322" table:style-name="ce249">
            <text:p><text:s text:c="3"/>322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07">
            <text:p><text:s text:c="3"/>6,550</text:p>
          </table:table-cell>
          <table:table-cell office:value-type="float" office:value="6296" table:style-name="ce107">
            <text:p><text:s text:c="3"/>6,296</text:p>
          </table:table-cell>
          <table:table-cell office:value-type="float" office:value="6294" table:style-name="ce107">
            <text:p><text:s text:c="3"/>6,29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6422" table:style-name="ce252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6178" table:style-name="ce132">
            <text:p><text:s text:c="3"/>6,1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6" table:style-name="ce132">
            <text:p><text:s text:c="3"/>206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0" table:style-name="ce132">
            <text:p>—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275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3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6616" table:style-name="ce114">
            <text:p><text:s text:c="3"/>6,616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0" table:style-name="ce114">
            <text:p>—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119" table:style-name="ce114">
            <text:p><text:s text:c="3"/>119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0" table:style-name="ce114">
            <text:p>—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6422" table:style-name="ce258">
            <text:p><text:s text:c="3"/>6,422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0" table:style-name="ce132">
            <text:p>—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0" table:style-name="ce132">
            <text:p>—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194" table:style-name="ce275">
            <text:p><text:s text:c="3"/>194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4484" table:style-name="ce118">
            <text:p><text:s text:c="3"/>14,484</text:p>
          </table:table-cell>
          <table:table-cell office:value-type="float" office:value="13938" table:style-name="ce118">
            <text:p><text:s text:c="3"/>13,938</text:p>
          </table:table-cell>
          <table:table-cell office:value-type="float" office:value="13932" table:style-name="ce118">
            <text:p><text:s text:c="3"/>13,93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98" table:style-name="ce118">
            <text:p><text:s text:c="3"/>398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36" table:style-name="ce118">
            <text:p><text:s text:c="3"/>336</text:p>
          </table:table-cell>
          <table:table-cell office:value-type="float" office:value="153" table:style-name="ce118">
            <text:p><text:s text:c="3"/>153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245" table:style-name="ce118">
            <text:p><text:s text:c="3"/>24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4" table:style-name="ce118">
            <text:p><text:s text:c="3"/>244</text:p>
          </table:table-cell>
          <table:table-cell office:value-type="float" office:value="14126" table:style-name="ce249">
            <text:p><text:s text:c="3"/>14,126</text:p>
          </table:table-cell>
          <table:table-cell office:value-type="float" office:value="13590" table:style-name="ce250">
            <text:p><text:s text:c="3"/>13,590</text:p>
          </table:table-cell>
          <table:table-cell office:value-type="float" office:value="13584" table:style-name="ce250">
            <text:p><text:s text:c="3"/>13,5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92" table:style-name="ce250">
            <text:p><text:s text:c="3"/>392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153" table:style-name="ce250">
            <text:p><text:s text:c="3"/>15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358" table:style-name="ce249">
            <text:p><text:s text:c="3"/>35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07">
            <text:p><text:s text:c="3"/>7,155</text:p>
          </table:table-cell>
          <table:table-cell office:value-type="float" office:value="6877" table:style-name="ce107">
            <text:p><text:s text:c="3"/>6,877</text:p>
          </table:table-cell>
          <table:table-cell office:value-type="float" office:value="6872" table:style-name="ce107">
            <text:p><text:s text:c="3"/>6,87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0" table:style-name="ce107">
            <text:p>—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7063" table:style-name="ce252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6787" table:style-name="ce132">
            <text:p><text:s text:c="3"/>6,787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0" table:style-name="ce132">
            <text:p>—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275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7329" table:style-name="ce114">
            <text:p><text:s text:c="3"/>7,329</text:p>
          </table:table-cell>
          <table:table-cell office:value-type="float" office:value="7061" table:style-name="ce114">
            <text:p><text:s text:c="3"/>7,061</text:p>
          </table:table-cell>
          <table:table-cell office:value-type="float" office:value="7060" table:style-name="ce114">
            <text:p><text:s text:c="3"/>7,06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28" table:style-name="ce114">
            <text:p><text:s text:c="3"/>2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5" table:style-name="ce114">
            <text:p><text:s text:c="3"/>25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122" table:style-name="ce114">
            <text:p><text:s text:c="3"/>122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7063" table:style-name="ce258">
            <text:p><text:s text:c="3"/>7,063</text:p>
          </table:table-cell>
          <table:table-cell office:value-type="float" office:value="6798" table:style-name="ce132">
            <text:p><text:s text:c="3"/>6,798</text:p>
          </table:table-cell>
          <table:table-cell office:value-type="float" office:value="6797" table:style-name="ce132">
            <text:p><text:s text:c="3"/>6,79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7" table:style-name="ce132">
            <text:p><text:s text:c="3"/>107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66" table:style-name="ce275">
            <text:p><text:s text:c="3"/>266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768" table:style-name="ce118">
            <text:p><text:s text:c="3"/>24,768</text:p>
          </table:table-cell>
          <table:table-cell office:value-type="float" office:value="23926" table:style-name="ce118">
            <text:p><text:s text:c="3"/>23,926</text:p>
          </table:table-cell>
          <table:table-cell office:value-type="float" office:value="23918" table:style-name="ce118">
            <text:p><text:s text:c="3"/>23,91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619" table:style-name="ce118">
            <text:p><text:s text:c="3"/>619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513" table:style-name="ce118">
            <text:p><text:s text:c="3"/>513</text:p>
          </table:table-cell>
          <table:table-cell office:value-type="float" office:value="390" table:style-name="ce118">
            <text:p><text:s text:c="3"/>390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285" table:style-name="ce118">
            <text:p><text:s text:c="3"/>285</text:p>
          </table:table-cell>
          <table:table-cell office:value-type="float" office:value="229" table:style-name="ce118">
            <text:p><text:s text:c="3"/>22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28" table:style-name="ce118">
            <text:p><text:s text:c="3"/>228</text:p>
          </table:table-cell>
          <table:table-cell office:value-type="float" office:value="24408" table:style-name="ce249">
            <text:p><text:s text:c="3"/>24,408</text:p>
          </table:table-cell>
          <table:table-cell office:value-type="float" office:value="23575" table:style-name="ce250">
            <text:p><text:s text:c="3"/>23,575</text:p>
          </table:table-cell>
          <table:table-cell office:value-type="float" office:value="23567" table:style-name="ce250">
            <text:p><text:s text:c="3"/>23,56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610" table:style-name="ce250">
            <text:p><text:s text:c="3"/>610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504" table:style-name="ce250">
            <text:p><text:s text:c="3"/>504</text:p>
          </table:table-cell>
          <table:table-cell office:value-type="float" office:value="390" table:style-name="ce250">
            <text:p><text:s text:c="3"/>390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60" table:style-name="ce249">
            <text:p><text:s text:c="3"/>360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07">
            <text:p><text:s text:c="3"/>12,304</text:p>
          </table:table-cell>
          <table:table-cell office:value-type="float" office:value="12005" table:style-name="ce107">
            <text:p><text:s text:c="3"/>12,005</text:p>
          </table:table-cell>
          <table:table-cell office:value-type="float" office:value="12000" table:style-name="ce107">
            <text:p><text:s text:c="3"/>12,00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2" table:style-name="ce107">
            <text:p><text:s text:c="3"/>2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9" table:style-name="ce107">
            <text:p><text:s text:c="3"/>189</text:p>
          </table:table-cell>
          <table:table-cell office:value-type="float" office:value="12204" table:style-name="ce252">
            <text:p><text:s text:c="3"/>12,204</text:p>
          </table:table-cell>
          <table:table-cell office:value-type="float" office:value="11912" table:style-name="ce253">
            <text:p><text:s text:c="3"/>11,912</text:p>
          </table:table-cell>
          <table:table-cell office:value-type="float" office:value="11907" table:style-name="ce254">
            <text:p><text:s text:c="3"/>11,90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36" table:style-name="ce255">
            <text:p><text:s text:c="3"/>36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" table:style-name="ce256">
            <text:p><text:s text:c="3"/>31</text:p>
          </table:table-cell>
          <table:table-cell office:value-type="float" office:value="235" table:style-name="ce253">
            <text:p><text:s text:c="3"/>235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83" table:style-name="ce253">
            <text:p><text:s text:c="3"/>18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82" table:style-name="ce253">
            <text:p><text:s text:c="3"/>182</text:p>
          </table:table-cell>
          <table:table-cell office:value-type="float" office:value="100" table:style-name="ce252">
            <text:p><text:s text:c="3"/>100</text:p>
          </table:table-cell>
          <table:table-cell office:value-type="float" office:value="93" table:style-name="ce253">
            <text:p><text:s text:c="3"/>93</text:p>
          </table:table-cell>
          <table:table-cell office:value-type="float" office:value="93" table:style-name="ce254">
            <text:p><text:s text:c="3"/>9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464" table:style-name="ce114">
            <text:p><text:s text:c="3"/>12,464</text:p>
          </table:table-cell>
          <table:table-cell office:value-type="float" office:value="11921" table:style-name="ce114">
            <text:p><text:s text:c="3"/>11,921</text:p>
          </table:table-cell>
          <table:table-cell office:value-type="float" office:value="11918" table:style-name="ce114">
            <text:p><text:s text:c="3"/>11,91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377" table:style-name="ce114">
            <text:p><text:s text:c="3"/>377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77" table:style-name="ce114">
            <text:p><text:s text:c="3"/>277</text:p>
          </table:table-cell>
          <table:table-cell office:value-type="float" office:value="338" table:style-name="ce114">
            <text:p><text:s text:c="3"/>338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38" table:style-name="ce114">
            <text:p><text:s text:c="3"/>238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0" table:style-name="ce114">
            <text:p>—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12204" table:style-name="ce258">
            <text:p><text:s text:c="3"/>12,204</text:p>
          </table:table-cell>
          <table:table-cell office:value-type="float" office:value="11663" table:style-name="ce259">
            <text:p><text:s text:c="3"/>11,663</text:p>
          </table:table-cell>
          <table:table-cell office:value-type="float" office:value="11660" table:style-name="ce260">
            <text:p><text:s text:c="3"/>11,6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6" table:style-name="ce260">
            <text:p><text:s text:c="3"/>126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55" table:style-name="ce260">
            <text:p><text:s text:c="3"/>55</text:p>
          </table:table-cell>
          <table:table-cell office:value-type="float" office:value="40" table:style-name="ce261">
            <text:p><text:s text:c="3"/>4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3" table:style-name="ce262">
            <text:p><text:s text:c="3"/>33</text:p>
          </table:table-cell>
          <table:table-cell office:value-type="float" office:value="375" table:style-name="ce259">
            <text:p><text:s text:c="3"/>375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75" table:style-name="ce259">
            <text:p><text:s text:c="3"/>275</text:p>
          </table:table-cell>
          <table:table-cell office:value-type="float" office:value="338" table:style-name="ce259">
            <text:p><text:s text:c="3"/>338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38" table:style-name="ce259">
            <text:p><text:s text:c="3"/>238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60" table:style-name="ce258">
            <text:p><text:s text:c="3"/>260</text:p>
          </table:table-cell>
          <table:table-cell office:value-type="float" office:value="258" table:style-name="ce259">
            <text:p><text:s text:c="3"/>258</text:p>
          </table:table-cell>
          <table:table-cell office:value-type="float" office:value="258" table:style-name="ce260">
            <text:p><text:s text:c="3"/>258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18372" table:style-name="ce118">
            <text:p><text:s text:c="3"/>18,372</text:p>
          </table:table-cell>
          <table:table-cell office:value-type="float" office:value="17219" table:style-name="ce118">
            <text:p><text:s text:c="3"/>17,219</text:p>
          </table:table-cell>
          <table:table-cell office:value-type="float" office:value="17216" table:style-name="ce118">
            <text:p><text:s text:c="3"/>17,21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72" table:style-name="ce118">
            <text:p><text:s text:c="3"/>272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793" table:style-name="ce118">
            <text:p><text:s text:c="3"/>793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684" table:style-name="ce118">
            <text:p><text:s text:c="3"/>684</text:p>
          </table:table-cell>
          <table:table-cell office:value-type="float" office:value="545" table:style-name="ce118">
            <text:p><text:s text:c="3"/>545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436" table:style-name="ce118">
            <text:p><text:s text:c="3"/>436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0" table:style-name="ce118">
            <text:p>—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18046" table:style-name="ce249">
            <text:p><text:s text:c="3"/>18,046</text:p>
          </table:table-cell>
          <table:table-cell office:value-type="float" office:value="16903" table:style-name="ce250">
            <text:p><text:s text:c="3"/>16,903</text:p>
          </table:table-cell>
          <table:table-cell office:value-type="float" office:value="16900" table:style-name="ce250">
            <text:p><text:s text:c="3"/>16,9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2" table:style-name="ce250">
            <text:p><text:s text:c="3"/>272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783" table:style-name="ce250">
            <text:p><text:s text:c="3"/>783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675" table:style-name="ce250">
            <text:p><text:s text:c="3"/>675</text:p>
          </table:table-cell>
          <table:table-cell office:value-type="float" office:value="544" table:style-name="ce250">
            <text:p><text:s text:c="3"/>544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436" table:style-name="ce250">
            <text:p><text:s text:c="3"/>436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0" table:style-name="ce250">
            <text:p>—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26" table:style-name="ce249">
            <text:p><text:s text:c="3"/>32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07">
            <text:p><text:s text:c="3"/>9,093</text:p>
          </table:table-cell>
          <table:table-cell office:value-type="float" office:value="8765" table:style-name="ce107">
            <text:p><text:s text:c="3"/>8,765</text:p>
          </table:table-cell>
          <table:table-cell office:value-type="float" office:value="8763" table:style-name="ce107">
            <text:p><text:s text:c="3"/>8,7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0" table:style-name="ce107">
            <text:p><text:s text:c="3"/>24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0" table:style-name="ce107">
            <text:p>—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9023" table:style-name="ce252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699" table:style-name="ce132">
            <text:p><text:s text:c="3"/>8,69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0" table:style-name="ce253">
            <text:p>—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0" table:style-name="ce253">
            <text:p>—</text:p>
          </table:table-cell>
          <table:table-cell office:value-type="float" office:value="6" table:style-name="ce25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9279" table:style-name="ce114">
            <text:p><text:s text:c="3"/>9,279</text:p>
          </table:table-cell>
          <table:table-cell office:value-type="float" office:value="8454" table:style-name="ce114">
            <text:p><text:s text:c="3"/>8,454</text:p>
          </table:table-cell>
          <table:table-cell office:value-type="float" office:value="8453" table:style-name="ce114">
            <text:p><text:s text:c="3"/>8,45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553" table:style-name="ce114">
            <text:p><text:s text:c="3"/>553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47" table:style-name="ce114">
            <text:p><text:s text:c="3"/>44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395" table:style-name="ce114">
            <text:p><text:s text:c="3"/>395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0" table:style-name="ce114">
            <text:p>—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9023" table:style-name="ce258">
            <text:p><text:s text:c="3"/>9,023</text:p>
          </table:table-cell>
          <table:table-cell office:value-type="float" office:value="8202" table:style-name="ce141">
            <text:p><text:s text:c="3"/>8,202</text:p>
          </table:table-cell>
          <table:table-cell office:value-type="float" office:value="8201" table:style-name="ce141">
            <text:p><text:s text:c="3"/>8,20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71" table:style-name="ce141">
            <text:p><text:s text:c="3"/>171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549" table:style-name="ce141">
            <text:p><text:s text:c="3"/>549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444" table:style-name="ce141">
            <text:p><text:s text:c="3"/>444</text:p>
          </table:table-cell>
          <table:table-cell office:value-type="float" office:value="500" table:style-name="ce141">
            <text:p><text:s text:c="3"/>500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395" table:style-name="ce141">
            <text:p><text:s text:c="3"/>39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256" table:style-name="ce258">
            <text:p><text:s text:c="3"/>256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6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31276" table:style-name="ce118">
            <text:p><text:s text:c="3"/>31,276</text:p>
          </table:table-cell>
          <table:table-cell office:value-type="float" office:value="30093" table:style-name="ce118">
            <text:p><text:s text:c="3"/>30,093</text:p>
          </table:table-cell>
          <table:table-cell office:value-type="float" office:value="30086" table:style-name="ce118">
            <text:p><text:s text:c="3"/>30,08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37" table:style-name="ce118">
            <text:p><text:s text:c="3"/>337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778" table:style-name="ce118">
            <text:p><text:s text:c="3"/>778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644" table:style-name="ce118">
            <text:p><text:s text:c="3"/>64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131" table:style-name="ce118">
            <text:p><text:s text:c="3"/>131</text:p>
          </table:table-cell>
          <table:table-cell office:value-type="float" office:value="355" table:style-name="ce118">
            <text:p><text:s text:c="3"/>355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89" table:style-name="ce118">
            <text:p><text:s text:c="3"/>289</text:p>
          </table:table-cell>
          <table:table-cell office:value-type="float" office:value="30760" table:style-name="ce249">
            <text:p><text:s text:c="3"/>30,760</text:p>
          </table:table-cell>
          <table:table-cell office:value-type="float" office:value="29583" table:style-name="ce250">
            <text:p><text:s text:c="3"/>29,583</text:p>
          </table:table-cell>
          <table:table-cell office:value-type="float" office:value="29576" table:style-name="ce250">
            <text:p><text:s text:c="3"/>29,5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37" table:style-name="ce250">
            <text:p><text:s text:c="3"/>33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772" table:style-name="ce250">
            <text:p><text:s text:c="3"/>772</text:p>
          </table:table-cell>
          <table:table-cell office:value-type="float" office:value="134" table:style-name="ce250">
            <text:p><text:s text:c="3"/>134</text:p>
          </table:table-cell>
          <table:table-cell office:value-type="float" office:value="638" table:style-name="ce250">
            <text:p><text:s text:c="3"/>638</text:p>
          </table:table-cell>
          <table:table-cell office:value-type="float" office:value="486" table:style-name="ce250">
            <text:p><text:s text:c="3"/>486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355" table:style-name="ce250">
            <text:p><text:s text:c="3"/>355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3" table:style-name="ce250">
            <text:p><text:s text:c="3"/>283</text:p>
          </table:table-cell>
          <table:table-cell office:value-type="float" office:value="516" table:style-name="ce249">
            <text:p><text:s text:c="3"/>516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07">
            <text:p><text:s text:c="3"/>15,490</text:p>
          </table:table-cell>
          <table:table-cell office:value-type="float" office:value="15107" table:style-name="ce107">
            <text:p><text:s text:c="3"/>15,107</text:p>
          </table:table-cell>
          <table:table-cell office:value-type="float" office:value="15102" table:style-name="ce107">
            <text:p><text:s text:c="3"/>15,10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15380" table:style-name="ce252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14996" table:style-name="ce132">
            <text:p><text:s text:c="3"/>14,99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9" table:style-name="ce132">
            <text:p><text:s text:c="3"/>289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225" table:style-name="ce253">
            <text:p><text:s text:c="3"/>22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10" table:style-name="ce25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5786" table:style-name="ce114">
            <text:p><text:s text:c="3"/>15,786</text:p>
          </table:table-cell>
          <table:table-cell office:value-type="float" office:value="14986" table:style-name="ce114">
            <text:p><text:s text:c="3"/>14,986</text:p>
          </table:table-cell>
          <table:table-cell office:value-type="float" office:value="14984" table:style-name="ce114">
            <text:p><text:s text:c="3"/>14,98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82" table:style-name="ce114">
            <text:p><text:s text:c="3"/>282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205" table:style-name="ce114">
            <text:p><text:s text:c="3"/>20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351" table:style-name="ce114">
            <text:p><text:s text:c="3"/>351</text:p>
          </table:table-cell>
          <table:table-cell office:value-type="float" office:value="415" table:style-name="ce114">
            <text:p><text:s text:c="3"/>415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288" table:style-name="ce114">
            <text:p><text:s text:c="3"/>288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5380" table:style-name="ce258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14580" table:style-name="ce141">
            <text:p><text:s text:c="3"/>14,58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05" table:style-name="ce141">
            <text:p><text:s text:c="3"/>205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349" table:style-name="ce141">
            <text:p><text:s text:c="3"/>349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0" table:style-name="ce259">
            <text:p>—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406" table:style-name="ce258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10年</text:p>
            <text:p>截至11月止</text:p>
          </table:table-cell>
          <table:table-cell office:value-type="string" table:style-name="ce103">
            <text:p>計</text:p>
          </table:table-cell>
          <table:table-cell office:value-type="float" office:value="202950" table:style-name="ce56">
            <text:p><text:s text:c="3"/>202,950</text:p>
          </table:table-cell>
          <table:table-cell office:value-type="float" office:value="195575" table:style-name="ce56">
            <text:p><text:s text:c="3"/>195,575</text:p>
          </table:table-cell>
          <table:table-cell office:value-type="float" office:value="195522" table:style-name="ce56">
            <text:p><text:s text:c="3"/>195,522</text:p>
          </table:table-cell>
          <table:table-cell office:value-type="float" office:value="53" table:style-name="ce84">
            <text:p><text:s text:c="3"/>53</text:p>
          </table:table-cell>
          <table:table-cell office:value-type="float" office:value="1843" table:style-name="ce56">
            <text:p><text:s text:c="3"/>1,843</text:p>
          </table:table-cell>
          <table:table-cell office:value-type="float" office:value="709" table:style-name="ce56">
            <text:p><text:s text:c="3"/>709</text:p>
          </table:table-cell>
          <table:table-cell office:value-type="float" office:value="1134" table:style-name="ce56">
            <text:p><text:s text:c="3"/>1,134</text:p>
          </table:table-cell>
          <table:table-cell office:value-type="float" office:value="742" table:style-name="ce56">
            <text:p><text:s text:c="3"/>742</text:p>
          </table:table-cell>
          <table:table-cell office:value-type="float" office:value="80" table:style-name="ce56">
            <text:p><text:s text:c="3"/>80</text:p>
          </table:table-cell>
          <table:table-cell office:value-type="float" office:value="662" table:style-name="ce56">
            <text:p><text:s text:c="3"/>662</text:p>
          </table:table-cell>
          <table:table-cell office:value-type="float" office:value="4790" table:style-name="ce56">
            <text:p><text:s text:c="3"/>4,790</text:p>
          </table:table-cell>
          <table:table-cell office:value-type="float" office:value="939" table:style-name="ce56">
            <text:p><text:s text:c="3"/>939</text:p>
          </table:table-cell>
          <table:table-cell office:value-type="float" office:value="3851" table:style-name="ce56">
            <text:p><text:s text:c="3"/>3,851</text:p>
          </table:table-cell>
          <table:table-cell office:value-type="float" office:value="2472" table:style-name="ce56">
            <text:p><text:s text:c="3"/>2,472</text:p>
          </table:table-cell>
          <table:table-cell office:value-type="float" office:value="926" table:style-name="ce56">
            <text:p><text:s text:c="3"/>926</text:p>
          </table:table-cell>
          <table:table-cell office:value-type="float" office:value="1546" table:style-name="ce56">
            <text:p><text:s text:c="3"/>1,546</text:p>
          </table:table-cell>
          <table:table-cell office:value-type="float" office:value="2318" table:style-name="ce56">
            <text:p><text:s text:c="3"/>2,318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2305" table:style-name="ce56">
            <text:p><text:s text:c="3"/>2,305</text:p>
          </table:table-cell>
          <table:table-cell office:value-type="float" office:value="199684" table:style-name="ce224">
            <text:p><text:s text:c="3"/>199,684</text:p>
          </table:table-cell>
          <table:table-cell office:value-type="float" office:value="192380" table:style-name="ce224">
            <text:p><text:s text:c="3"/>192,380</text:p>
          </table:table-cell>
          <table:table-cell office:value-type="float" office:value="192328" table:style-name="ce224">
            <text:p><text:s text:c="3"/>192,328</text:p>
          </table:table-cell>
          <table:table-cell office:value-type="float" office:value="52" table:style-name="ce224">
            <text:p><text:s text:c="3"/>52</text:p>
          </table:table-cell>
          <table:table-cell office:value-type="float" office:value="1841" table:style-name="ce224">
            <text:p><text:s text:c="3"/>1,841</text:p>
          </table:table-cell>
          <table:table-cell office:value-type="float" office:value="707" table:style-name="ce224">
            <text:p><text:s text:c="3"/>707</text:p>
          </table:table-cell>
          <table:table-cell office:value-type="float" office:value="1134" table:style-name="ce224">
            <text:p><text:s text:c="3"/>1,134</text:p>
          </table:table-cell>
          <table:table-cell office:value-type="float" office:value="732" table:style-name="ce224">
            <text:p><text:s text:c="3"/>732</text:p>
          </table:table-cell>
          <table:table-cell office:value-type="float" office:value="72" table:style-name="ce224">
            <text:p><text:s text:c="3"/>72</text:p>
          </table:table-cell>
          <table:table-cell office:value-type="float" office:value="660" table:style-name="ce224">
            <text:p><text:s text:c="3"/>660</text:p>
          </table:table-cell>
          <table:table-cell office:value-type="float" office:value="4731" table:style-name="ce224">
            <text:p><text:s text:c="3"/>4,731</text:p>
          </table:table-cell>
          <table:table-cell office:value-type="float" office:value="933" table:style-name="ce224">
            <text:p><text:s text:c="3"/>933</text:p>
          </table:table-cell>
          <table:table-cell office:value-type="float" office:value="3798" table:style-name="ce224">
            <text:p><text:s text:c="3"/>3,798</text:p>
          </table:table-cell>
          <table:table-cell office:value-type="float" office:value="2466" table:style-name="ce224">
            <text:p><text:s text:c="3"/>2,466</text:p>
          </table:table-cell>
          <table:table-cell office:value-type="float" office:value="920" table:style-name="ce224">
            <text:p><text:s text:c="3"/>920</text:p>
          </table:table-cell>
          <table:table-cell office:value-type="float" office:value="1546" table:style-name="ce224">
            <text:p><text:s text:c="3"/>1,546</text:p>
          </table:table-cell>
          <table:table-cell office:value-type="float" office:value="2265" table:style-name="ce224">
            <text:p><text:s text:c="3"/>2,265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2252" table:style-name="ce224">
            <text:p><text:s text:c="3"/>2,252</text:p>
          </table:table-cell>
          <table:table-cell office:value-type="float" office:value="3266" table:style-name="ce224">
            <text:p><text:s text:c="3"/>3,266</text:p>
          </table:table-cell>
          <table:table-cell office:value-type="float" office:value="3195" table:style-name="ce224">
            <text:p><text:s text:c="3"/>3,195</text:p>
          </table:table-cell>
          <table:table-cell office:value-type="float" office:value="3194" table:style-name="ce224">
            <text:p><text:s text:c="3"/>3,194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59" table:style-name="ce224">
            <text:p><text:s text:c="3"/>59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53" table:style-name="ce224">
            <text:p><text:s text:c="3"/>5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53" table:style-name="ce224">
            <text:p><text:s text:c="3"/>53</text:p>
          </table:table-cell>
          <table:table-cell office:value-type="float" office:value="0" table:style-name="ce226">
            <text:p>—</text:p>
          </table:table-cell>
          <table:table-cell office:value-type="float" office:value="53" table:style-name="ce226">
            <text:p><text:s text:c="3"/>53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00774" table:style-name="ce39">
            <text:p><text:s text:c="3"/>100,774</text:p>
          </table:table-cell>
          <table:table-cell office:value-type="float" office:value="97968" table:style-name="ce39">
            <text:p><text:s text:c="3"/>97,968</text:p>
          </table:table-cell>
          <table:table-cell office:value-type="float" office:value="97924" table:style-name="ce39">
            <text:p><text:s text:c="3"/>97,924</text:p>
          </table:table-cell>
          <table:table-cell office:value-type="float" office:value="44" table:style-name="ce42">
            <text:p><text:s text:c="3"/>44</text:p>
          </table:table-cell>
          <table:table-cell office:value-type="float" office:value="271" table:style-name="ce39">
            <text:p><text:s text:c="3"/>271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230" table:style-name="ce39">
            <text:p><text:s text:c="3"/>230</text:p>
          </table:table-cell>
          <table:table-cell office:value-type="float" office:value="348" table:style-name="ce39">
            <text:p><text:s text:c="3"/>348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302" table:style-name="ce39">
            <text:p><text:s text:c="3"/>302</text:p>
          </table:table-cell>
          <table:table-cell office:value-type="float" office:value="2187" table:style-name="ce39">
            <text:p><text:s text:c="3"/>2,187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2155" table:style-name="ce39">
            <text:p><text:s text:c="3"/>2,155</text:p>
          </table:table-cell>
          <table:table-cell office:value-type="float" office:value="381" table:style-name="ce39">
            <text:p><text:s text:c="3"/>38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360" table:style-name="ce39">
            <text:p><text:s text:c="3"/>360</text:p>
          </table:table-cell>
          <table:table-cell office:value-type="float" office:value="1806" table:style-name="ce39">
            <text:p><text:s text:c="3"/>1,806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795" table:style-name="ce39">
            <text:p><text:s text:c="3"/>1,795</text:p>
          </table:table-cell>
          <table:table-cell office:value-type="float" office:value="99842" table:style-name="ce229">
            <text:p><text:s text:c="3"/>99,842</text:p>
          </table:table-cell>
          <table:table-cell office:value-type="float" office:value="97083" table:style-name="ce229">
            <text:p><text:s text:c="3"/>97,083</text:p>
          </table:table-cell>
          <table:table-cell office:value-type="float" office:value="97040" table:style-name="ce229">
            <text:p><text:s text:c="3"/>97,040</text:p>
          </table:table-cell>
          <table:table-cell office:value-type="float" office:value="43" table:style-name="ce229">
            <text:p><text:s text:c="3"/>43</text:p>
          </table:table-cell>
          <table:table-cell office:value-type="float" office:value="271" table:style-name="ce229">
            <text:p><text:s text:c="3"/>271</text:p>
          </table:table-cell>
          <table:table-cell office:value-type="float" office:value="41" table:style-name="ce229">
            <text:p><text:s text:c="3"/>41</text:p>
          </table:table-cell>
          <table:table-cell office:value-type="float" office:value="230" table:style-name="ce229">
            <text:p><text:s text:c="3"/>230</text:p>
          </table:table-cell>
          <table:table-cell office:value-type="float" office:value="342" table:style-name="ce229">
            <text:p><text:s text:c="3"/>342</text:p>
          </table:table-cell>
          <table:table-cell office:value-type="float" office:value="41" table:style-name="ce229">
            <text:p><text:s text:c="3"/>41</text:p>
          </table:table-cell>
          <table:table-cell office:value-type="float" office:value="301" table:style-name="ce229">
            <text:p><text:s text:c="3"/>301</text:p>
          </table:table-cell>
          <table:table-cell office:value-type="float" office:value="2146" table:style-name="ce229">
            <text:p><text:s text:c="3"/>2,146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2114" table:style-name="ce229">
            <text:p><text:s text:c="3"/>2,114</text:p>
          </table:table-cell>
          <table:table-cell office:value-type="float" office:value="381" table:style-name="ce229">
            <text:p><text:s text:c="3"/>381</text:p>
          </table:table-cell>
          <table:table-cell office:value-type="float" office:value="21" table:style-name="ce229">
            <text:p><text:s text:c="3"/>21</text:p>
          </table:table-cell>
          <table:table-cell office:value-type="float" office:value="360" table:style-name="ce229">
            <text:p><text:s text:c="3"/>360</text:p>
          </table:table-cell>
          <table:table-cell office:value-type="float" office:value="1765" table:style-name="ce229">
            <text:p><text:s text:c="3"/>1,765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1754" table:style-name="ce229">
            <text:p><text:s text:c="3"/>1,754</text:p>
          </table:table-cell>
          <table:table-cell office:value-type="float" office:value="932" table:style-name="ce229">
            <text:p><text:s text:c="3"/>932</text:p>
          </table:table-cell>
          <table:table-cell office:value-type="float" office:value="885" table:style-name="ce229">
            <text:p><text:s text:c="3"/>885</text:p>
          </table:table-cell>
          <table:table-cell office:value-type="float" office:value="884" table:style-name="ce229">
            <text:p><text:s text:c="3"/>884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41" table:style-name="ce229">
            <text:p><text:s text:c="3"/>41</text:p>
          </table:table-cell>
          <table:table-cell office:value-type="float" office:value="0" table:style-name="ce229">
            <text:p>—</text:p>
          </table:table-cell>
          <table:table-cell office:value-type="float" office:value="41" table:style-name="ce229">
            <text:p><text:s text:c="3"/>4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1" table:style-name="ce229">
            <text:p><text:s text:c="3"/>41</text:p>
          </table:table-cell>
          <table:table-cell office:value-type="float" office:value="0" table:style-name="ce245">
            <text:p>—</text:p>
          </table:table-cell>
          <table:table-cell office:value-type="float" office:value="41" table:style-name="ce245">
            <text:p><text:s text:c="3"/>41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02176" table:style-name="ce47">
            <text:p><text:s text:c="3"/>102,176</text:p>
          </table:table-cell>
          <table:table-cell office:value-type="float" office:value="97607" table:style-name="ce47">
            <text:p><text:s text:c="3"/>97,607</text:p>
          </table:table-cell>
          <table:table-cell office:value-type="float" office:value="97598" table:style-name="ce47">
            <text:p><text:s text:c="3"/>97,598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1572" table:style-name="ce47">
            <text:p><text:s text:c="3"/>1,572</text:p>
          </table:table-cell>
          <table:table-cell office:value-type="float" office:value="668" table:style-name="ce47">
            <text:p><text:s text:c="3"/>668</text:p>
          </table:table-cell>
          <table:table-cell office:value-type="float" office:value="904" table:style-name="ce47">
            <text:p><text:s text:c="3"/>904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2603" table:style-name="ce47">
            <text:p><text:s text:c="3"/>2,603</text:p>
          </table:table-cell>
          <table:table-cell office:value-type="float" office:value="907" table:style-name="ce47">
            <text:p><text:s text:c="3"/>907</text:p>
          </table:table-cell>
          <table:table-cell office:value-type="float" office:value="1696" table:style-name="ce47">
            <text:p><text:s text:c="3"/>1,696</text:p>
          </table:table-cell>
          <table:table-cell office:value-type="float" office:value="2091" table:style-name="ce47">
            <text:p><text:s text:c="3"/>2,091</text:p>
          </table:table-cell>
          <table:table-cell office:value-type="float" office:value="905" table:style-name="ce47">
            <text:p><text:s text:c="3"/>905</text:p>
          </table:table-cell>
          <table:table-cell office:value-type="float" office:value="1186" table:style-name="ce47">
            <text:p><text:s text:c="3"/>1,186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99842" table:style-name="ce235">
            <text:p><text:s text:c="3"/>99,842</text:p>
          </table:table-cell>
          <table:table-cell office:value-type="float" office:value="95297" table:style-name="ce235">
            <text:p><text:s text:c="3"/>95,297</text:p>
          </table:table-cell>
          <table:table-cell office:value-type="float" office:value="95288" table:style-name="ce235">
            <text:p><text:s text:c="3"/>95,288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1570" table:style-name="ce235">
            <text:p><text:s text:c="3"/>1,570</text:p>
          </table:table-cell>
          <table:table-cell office:value-type="float" office:value="666" table:style-name="ce235">
            <text:p><text:s text:c="3"/>666</text:p>
          </table:table-cell>
          <table:table-cell office:value-type="float" office:value="904" table:style-name="ce235">
            <text:p><text:s text:c="3"/>904</text:p>
          </table:table-cell>
          <table:table-cell office:value-type="float" office:value="390" table:style-name="ce235">
            <text:p><text:s text:c="3"/>390</text:p>
          </table:table-cell>
          <table:table-cell office:value-type="float" office:value="31" table:style-name="ce235">
            <text:p><text:s text:c="3"/>31</text:p>
          </table:table-cell>
          <table:table-cell office:value-type="float" office:value="359" table:style-name="ce235">
            <text:p><text:s text:c="3"/>359</text:p>
          </table:table-cell>
          <table:table-cell office:value-type="float" office:value="2585" table:style-name="ce235">
            <text:p><text:s text:c="3"/>2,585</text:p>
          </table:table-cell>
          <table:table-cell office:value-type="float" office:value="901" table:style-name="ce235">
            <text:p><text:s text:c="3"/>901</text:p>
          </table:table-cell>
          <table:table-cell office:value-type="float" office:value="1684" table:style-name="ce235">
            <text:p><text:s text:c="3"/>1,684</text:p>
          </table:table-cell>
          <table:table-cell office:value-type="float" office:value="2085" table:style-name="ce235">
            <text:p><text:s text:c="3"/>2,085</text:p>
          </table:table-cell>
          <table:table-cell office:value-type="float" office:value="899" table:style-name="ce235">
            <text:p><text:s text:c="3"/>899</text:p>
          </table:table-cell>
          <table:table-cell office:value-type="float" office:value="1186" table:style-name="ce235">
            <text:p><text:s text:c="3"/>1,186</text:p>
          </table:table-cell>
          <table:table-cell office:value-type="float" office:value="500" table:style-name="ce235">
            <text:p><text:s text:c="3"/>50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498" table:style-name="ce235">
            <text:p><text:s text:c="3"/>498</text:p>
          </table:table-cell>
          <table:table-cell office:value-type="float" office:value="2334" table:style-name="ce235">
            <text:p><text:s text:c="3"/>2,334</text:p>
          </table:table-cell>
          <table:table-cell office:value-type="float" office:value="2310" table:style-name="ce235">
            <text:p><text:s text:c="3"/>2,310</text:p>
          </table:table-cell>
          <table:table-cell office:value-type="float" office:value="2310" table:style-name="ce235">
            <text:p><text:s text:c="3"/>2,310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2" table:style-name="ce235">
            <text:p><text:s text:c="3"/>12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0" table:style-name="ce235">
            <text:p>—</text:p>
          </table:table-cell>
          <table:table-cell office:value-type="float" office:value="12" table:style-name="ce235">
            <text:p><text:s text:c="3"/>12</text:p>
          </table:table-cell>
          <table:table-cell office:value-type="float" office:value="0" table:style-name="ce246">
            <text:p>—</text:p>
          </table:table-cell>
          <table:table-cell office:value-type="float" office:value="12" table:style-name="ce246">
            <text:p><text:s text:c="3"/>12</text:p>
          </table:table-cell>
          <table:table-cell table:style-name="ce271"/>
          <table:table-cell table:number-columns-repeated="16324"/>
        </table:table-row>
        <table:table-row table:style-name="ro7">
          <table:table-cell table:style-name="ce274"/>
          <table:table-cell office:value-type="string" table:style-name="ce144">
            <text:p>計</text:p>
          </table:table-cell>
          <table:table-cell office:value-type="float" office:value="21238" table:style-name="ce118">
            <text:p><text:s text:c="3"/>21,238</text:p>
          </table:table-cell>
          <table:table-cell office:value-type="float" office:value="20421" table:style-name="ce118">
            <text:p><text:s text:c="3"/>20,421</text:p>
          </table:table-cell>
          <table:table-cell office:value-type="float" office:value="20416" table:style-name="ce118">
            <text:p><text:s text:c="3"/>20,41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201" table:style-name="ce118">
            <text:p><text:s text:c="3"/>201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481" table:style-name="ce118">
            <text:p><text:s text:c="3"/>481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271" table:style-name="ce118">
            <text:p><text:s text:c="3"/>271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71" table:style-name="ce118">
            <text:p><text:s text:c="3"/>171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20972" table:style-name="ce249">
            <text:p><text:s text:c="3"/>20,972</text:p>
          </table:table-cell>
          <table:table-cell office:value-type="float" office:value="20168" table:style-name="ce250">
            <text:p><text:s text:c="3"/>20,168</text:p>
          </table:table-cell>
          <table:table-cell office:value-type="float" office:value="20163" table:style-name="ce250">
            <text:p><text:s text:c="3"/>20,16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468" table:style-name="ce250">
            <text:p><text:s text:c="3"/>468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0570" table:style-name="ce107">
            <text:p><text:s text:c="3"/>10,570</text:p>
          </table:table-cell>
          <table:table-cell office:value-type="float" office:value="10301" table:style-name="ce107">
            <text:p><text:s text:c="3"/>10,301</text:p>
          </table:table-cell>
          <table:table-cell office:value-type="float" office:value="10298" table:style-name="ce107">
            <text:p><text:s text:c="3"/>10,2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0486" table:style-name="ce25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10223" table:style-name="ce132">
            <text:p><text:s text:c="3"/>10,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50" table:style-name="ce253">
            <text:p><text:s text:c="3"/>1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9" table:style-name="ce253">
            <text:p><text:s text:c="3"/>149</text:p>
          </table:table-cell>
          <table:table-cell office:value-type="float" office:value="84" table:style-name="ce25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0" table:style-name="ce253">
            <text:p>—</text:p>
          </table:table-cell>
          <table:table-cell office:value-type="float" office:value="9" table:style-name="ce25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668" table:style-name="ce114">
            <text:p><text:s text:c="3"/>10,668</text:p>
          </table:table-cell>
          <table:table-cell office:value-type="float" office:value="10120" table:style-name="ce114">
            <text:p><text:s text:c="3"/>10,120</text:p>
          </table:table-cell>
          <table:table-cell office:value-type="float" office:value="10118" table:style-name="ce114">
            <text:p><text:s text:c="3"/>10,1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0" table:style-name="ce114">
            <text:p>—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273" table:style-name="ce114">
            <text:p><text:s text:c="3"/>273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0" table:style-name="ce114">
            <text:p>—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0486" table:style-name="ce258">
            <text:p><text:s text:c="3"/>10,486</text:p>
          </table:table-cell>
          <table:table-cell office:value-type="float" office:value="9942" table:style-name="ce141">
            <text:p><text:s text:c="3"/>9,942</text:p>
          </table:table-cell>
          <table:table-cell office:value-type="float" office:value="9940" table:style-name="ce141">
            <text:p><text:s text:c="3"/>9,94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164" table:style-name="ce141">
            <text:p><text:s text:c="3"/>164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0" table:style-name="ce141">
            <text:p>—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182" table:style-name="ce258">
            <text:p><text:s text:c="3"/>182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420" table:style-name="ce118">
            <text:p><text:s text:c="3"/>15,420</text:p>
          </table:table-cell>
          <table:table-cell office:value-type="float" office:value="14642" table:style-name="ce118">
            <text:p><text:s text:c="3"/>14,642</text:p>
          </table:table-cell>
          <table:table-cell office:value-type="float" office:value="14636" table:style-name="ce118">
            <text:p><text:s text:c="3"/>14,63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173" table:style-name="ce118">
            <text:p><text:s text:c="3"/>173</text:p>
          </table:table-cell>
          <table:table-cell office:value-type="float" office:value="71" table:style-name="ce118">
            <text:p><text:s text:c="3"/>71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13" table:style-name="ce118">
            <text:p><text:s text:c="3"/>413</text:p>
          </table:table-cell>
          <table:table-cell office:value-type="float" office:value="232" table:style-name="ce118">
            <text:p><text:s text:c="3"/>232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250" table:style-name="ce118">
            <text:p><text:s text:c="3"/>25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15162" table:style-name="ce249">
            <text:p><text:s text:c="3"/>15,162</text:p>
          </table:table-cell>
          <table:table-cell office:value-type="float" office:value="14390" table:style-name="ce250">
            <text:p><text:s text:c="3"/>14,390</text:p>
          </table:table-cell>
          <table:table-cell office:value-type="float" office:value="14384" table:style-name="ce250">
            <text:p><text:s text:c="3"/>14,3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173" table:style-name="ce250">
            <text:p><text:s text:c="3"/>173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477" table:style-name="ce250">
            <text:p><text:s text:c="3"/>47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258" table:style-name="ce249">
            <text:p><text:s text:c="3"/>25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7663" table:style-name="ce107">
            <text:p><text:s text:c="3"/>7,663</text:p>
          </table:table-cell>
          <table:table-cell office:value-type="float" office:value="7358" table:style-name="ce107">
            <text:p><text:s text:c="3"/>7,358</text:p>
          </table:table-cell>
          <table:table-cell office:value-type="float" office:value="7354" table:style-name="ce107">
            <text:p><text:s text:c="3"/>7,35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4" table:style-name="ce107">
            <text:p><text:s text:c="3"/>24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7581" table:style-name="ce25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7276" table:style-name="ce132">
            <text:p><text:s text:c="3"/>7,276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253">
            <text:p><text:s text:c="3"/>20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00" table:style-name="ce253">
            <text:p><text:s text:c="3"/>200</text:p>
          </table:table-cell>
          <table:table-cell office:value-type="float" office:value="82" table:style-name="ce25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7757" table:style-name="ce114">
            <text:p><text:s text:c="3"/>7,757</text:p>
          </table:table-cell>
          <table:table-cell office:value-type="float" office:value="7284" table:style-name="ce114">
            <text:p><text:s text:c="3"/>7,284</text:p>
          </table:table-cell>
          <table:table-cell office:value-type="float" office:value="7282" table:style-name="ce114">
            <text:p><text:s text:c="3"/>7,28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6" table:style-name="ce114">
            <text:p><text:s text:c="3"/>196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148" table:style-name="ce114">
            <text:p><text:s text:c="3"/>148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237" table:style-name="ce114">
            <text:p><text:s text:c="3"/>237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7581" table:style-name="ce258">
            <text:p><text:s text:c="3"/>7,581</text:p>
          </table:table-cell>
          <table:table-cell office:value-type="float" office:value="7110" table:style-name="ce141">
            <text:p><text:s text:c="3"/>7,110</text:p>
          </table:table-cell>
          <table:table-cell office:value-type="float" office:value="7108" table:style-name="ce141">
            <text:p><text:s text:c="3"/>7,10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95" table:style-name="ce141">
            <text:p><text:s text:c="3"/>195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48" table:style-name="ce141">
            <text:p><text:s text:c="3"/>148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36" table:style-name="ce141">
            <text:p><text:s text:c="3"/>236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92" table:style-name="ce141">
            <text:p><text:s text:c="3"/>192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0852" table:style-name="ce118">
            <text:p><text:s text:c="3"/>20,852</text:p>
          </table:table-cell>
          <table:table-cell office:value-type="float" office:value="19952" table:style-name="ce118">
            <text:p><text:s text:c="3"/>19,952</text:p>
          </table:table-cell>
          <table:table-cell office:value-type="float" office:value="19947" table:style-name="ce118">
            <text:p><text:s text:c="3"/>19,94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06" table:style-name="ce118">
            <text:p><text:s text:c="3"/>206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121" table:style-name="ce118">
            <text:p><text:s text:c="3"/>12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598" table:style-name="ce118">
            <text:p><text:s text:c="3"/>598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493" table:style-name="ce118">
            <text:p><text:s text:c="3"/>493</text:p>
          </table:table-cell>
          <table:table-cell office:value-type="float" office:value="314" table:style-name="ce118">
            <text:p><text:s text:c="3"/>314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284" table:style-name="ce118">
            <text:p><text:s text:c="3"/>28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83" table:style-name="ce118">
            <text:p><text:s text:c="3"/>283</text:p>
          </table:table-cell>
          <table:table-cell office:value-type="float" office:value="20548" table:style-name="ce249">
            <text:p><text:s text:c="3"/>20,548</text:p>
          </table:table-cell>
          <table:table-cell office:value-type="float" office:value="19656" table:style-name="ce250">
            <text:p><text:s text:c="3"/>19,656</text:p>
          </table:table-cell>
          <table:table-cell office:value-type="float" office:value="19651" table:style-name="ce250">
            <text:p><text:s text:c="3"/>19,6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592" table:style-name="ce250">
            <text:p><text:s text:c="3"/>592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304" table:style-name="ce249">
            <text:p><text:s text:c="3"/>304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0376" table:style-name="ce107">
            <text:p><text:s text:c="3"/>10,376</text:p>
          </table:table-cell>
          <table:table-cell office:value-type="float" office:value="10023" table:style-name="ce107">
            <text:p><text:s text:c="3"/>10,023</text:p>
          </table:table-cell>
          <table:table-cell office:value-type="float" office:value="10020" table:style-name="ce107">
            <text:p><text:s text:c="3"/>10,02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0274" table:style-name="ce25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9923" table:style-name="ce132">
            <text:p><text:s text:c="3"/>9,9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61" table:style-name="ce132">
            <text:p><text:s text:c="3"/>26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20" table:style-name="ce253">
            <text:p><text:s text:c="3"/>2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9" table:style-name="ce253">
            <text:p><text:s text:c="3"/>219</text:p>
          </table:table-cell>
          <table:table-cell office:value-type="float" office:value="102" table:style-name="ce25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476" table:style-name="ce114">
            <text:p><text:s text:c="3"/>10,476</text:p>
          </table:table-cell>
          <table:table-cell office:value-type="float" office:value="9929" table:style-name="ce114">
            <text:p><text:s text:c="3"/>9,929</text:p>
          </table:table-cell>
          <table:table-cell office:value-type="float" office:value="9927" table:style-name="ce114">
            <text:p><text:s text:c="3"/>9,92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327" table:style-name="ce114">
            <text:p><text:s text:c="3"/>327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229" table:style-name="ce114">
            <text:p><text:s text:c="3"/>229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0" table:style-name="ce114">
            <text:p>—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274" table:style-name="ce258">
            <text:p><text:s text:c="3"/>10,274</text:p>
          </table:table-cell>
          <table:table-cell office:value-type="float" office:value="9730" table:style-name="ce141">
            <text:p><text:s text:c="3"/>9,730</text:p>
          </table:table-cell>
          <table:table-cell office:value-type="float" office:value="9728" table:style-name="ce141">
            <text:p><text:s text:c="3"/>9,72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24" table:style-name="ce141">
            <text:p><text:s text:c="3"/>324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227" table:style-name="ce141">
            <text:p><text:s text:c="3"/>227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0" table:style-name="ce259">
            <text:p>—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202" table:style-name="ce258">
            <text:p><text:s text:c="3"/>202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094" table:style-name="ce118">
            <text:p><text:s text:c="3"/>15,094</text:p>
          </table:table-cell>
          <table:table-cell office:value-type="float" office:value="14313" table:style-name="ce118">
            <text:p><text:s text:c="3"/>14,313</text:p>
          </table:table-cell>
          <table:table-cell office:value-type="float" office:value="14307" table:style-name="ce118">
            <text:p><text:s text:c="3"/>14,30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420" table:style-name="ce118">
            <text:p><text:s text:c="3"/>420</text:p>
          </table:table-cell>
          <table:table-cell office:value-type="float" office:value="278" table:style-name="ce118">
            <text:p><text:s text:c="3"/>278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4832" table:style-name="ce249">
            <text:p><text:s text:c="3"/>14,832</text:p>
          </table:table-cell>
          <table:table-cell office:value-type="float" office:value="14058" table:style-name="ce250">
            <text:p><text:s text:c="3"/>14,058</text:p>
          </table:table-cell>
          <table:table-cell office:value-type="float" office:value="14052" table:style-name="ce250">
            <text:p><text:s text:c="3"/>14,05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496" table:style-name="ce250">
            <text:p><text:s text:c="3"/>49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414" table:style-name="ce250">
            <text:p><text:s text:c="3"/>41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16" table:style-name="ce250">
            <text:p><text:s text:c="3"/>216</text:p>
          </table:table-cell>
          <table:table-cell office:value-type="float" office:value="262" table:style-name="ce249">
            <text:p><text:s text:c="3"/>262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7510" table:style-name="ce107">
            <text:p><text:s text:c="3"/>7,510</text:p>
          </table:table-cell>
          <table:table-cell office:value-type="float" office:value="7236" table:style-name="ce107">
            <text:p><text:s text:c="3"/>7,236</text:p>
          </table:table-cell>
          <table:table-cell office:value-type="float" office:value="7230" table:style-name="ce107">
            <text:p><text:s text:c="3"/>7,23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7416" table:style-name="ce25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7140" table:style-name="ce132">
            <text:p><text:s text:c="3"/>7,14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7584" table:style-name="ce114">
            <text:p><text:s text:c="3"/>7,584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0" table:style-name="ce114">
            <text:p>—</text:p>
          </table:table-cell>
          <table:table-cell office:value-type="float" office:value="155" table:style-name="ce114">
            <text:p><text:s text:c="3"/>155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98" table:style-name="ce114">
            <text:p><text:s text:c="3"/>298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248" table:style-name="ce114">
            <text:p><text:s text:c="3"/>248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416" table:style-name="ce258">
            <text:p><text:s text:c="3"/>7,416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0" table:style-name="ce141">
            <text:p>—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5" table:style-name="ce141">
            <text:p><text:s text:c="3"/>295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247" table:style-name="ce141">
            <text:p><text:s text:c="3"/>247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7" table:style-name="ce259">
            <text:p><text:s text:c="3"/>47</text:p>
          </table:table-cell>
          <table:table-cell office:value-type="float" office:value="168" table:style-name="ce258">
            <text:p><text:s text:c="3"/>168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5268" table:style-name="ce118">
            <text:p><text:s text:c="3"/>25,268</text:p>
          </table:table-cell>
          <table:table-cell office:value-type="float" office:value="24459" table:style-name="ce118">
            <text:p><text:s text:c="3"/>24,459</text:p>
          </table:table-cell>
          <table:table-cell office:value-type="float" office:value="24455" table:style-name="ce118">
            <text:p><text:s text:c="3"/>24,45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507" table:style-name="ce118">
            <text:p><text:s text:c="3"/>507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17" table:style-name="ce118">
            <text:p><text:s text:c="3"/>417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226" table:style-name="ce118">
            <text:p><text:s text:c="3"/>22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24814" table:style-name="ce249">
            <text:p><text:s text:c="3"/>24,814</text:p>
          </table:table-cell>
          <table:table-cell office:value-type="float" office:value="24015" table:style-name="ce250">
            <text:p><text:s text:c="3"/>24,015</text:p>
          </table:table-cell>
          <table:table-cell office:value-type="float" office:value="24011" table:style-name="ce250">
            <text:p><text:s text:c="3"/>24,01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498" table:style-name="ce250">
            <text:p><text:s text:c="3"/>49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454" table:style-name="ce249">
            <text:p><text:s text:c="3"/>45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533" table:style-name="ce107">
            <text:p><text:s text:c="3"/>12,533</text:p>
          </table:table-cell>
          <table:table-cell office:value-type="float" office:value="12247" table:style-name="ce107">
            <text:p><text:s text:c="3"/>12,247</text:p>
          </table:table-cell>
          <table:table-cell office:value-type="float" office:value="12244" table:style-name="ce107">
            <text:p><text:s text:c="3"/>12,2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80" table:style-name="ce107">
            <text:p><text:s text:c="3"/>1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2407" table:style-name="ce25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12126" table:style-name="ce132">
            <text:p><text:s text:c="3"/>12,12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3" table:style-name="ce253">
            <text:p><text:s text:c="3"/>17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2" table:style-name="ce253">
            <text:p><text:s text:c="3"/>172</text:p>
          </table:table-cell>
          <table:table-cell office:value-type="float" office:value="126" table:style-name="ce25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2735" table:style-name="ce114">
            <text:p><text:s text:c="3"/>12,735</text:p>
          </table:table-cell>
          <table:table-cell office:value-type="float" office:value="12212" table:style-name="ce114">
            <text:p><text:s text:c="3"/>12,212</text:p>
          </table:table-cell>
          <table:table-cell office:value-type="float" office:value="12211" table:style-name="ce114">
            <text:p><text:s text:c="3"/>12,21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92" table:style-name="ce114">
            <text:p><text:s text:c="3"/>92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88" table:style-name="ce114">
            <text:p><text:s text:c="3"/>88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2407" table:style-name="ce258">
            <text:p><text:s text:c="3"/>12,407</text:p>
          </table:table-cell>
          <table:table-cell office:value-type="float" office:value="11886" table:style-name="ce141">
            <text:p><text:s text:c="3"/>11,886</text:p>
          </table:table-cell>
          <table:table-cell office:value-type="float" office:value="11885" table:style-name="ce141">
            <text:p><text:s text:c="3"/>11,88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87" table:style-name="ce141">
            <text:p><text:s text:c="3"/>87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3" table:style-name="ce259">
            <text:p><text:s text:c="3"/>43</text:p>
          </table:table-cell>
          <table:table-cell office:value-type="float" office:value="328" table:style-name="ce258">
            <text:p><text:s text:c="3"/>328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954" table:style-name="ce118">
            <text:p><text:s text:c="3"/>15,954</text:p>
          </table:table-cell>
          <table:table-cell office:value-type="float" office:value="15376" table:style-name="ce118">
            <text:p><text:s text:c="3"/>15,376</text:p>
          </table:table-cell>
          <table:table-cell office:value-type="float" office:value="15371" table:style-name="ce118">
            <text:p><text:s text:c="3"/>15,37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5" table:style-name="ce118">
            <text:p><text:s text:c="3"/>65</text:p>
          </table:table-cell>
          <table:table-cell office:value-type="float" office:value="410" table:style-name="ce118">
            <text:p><text:s text:c="3"/>410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200" table:style-name="ce118">
            <text:p><text:s text:c="3"/>20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15676" table:style-name="ce249">
            <text:p><text:s text:c="3"/>15,676</text:p>
          </table:table-cell>
          <table:table-cell office:value-type="float" office:value="15102" table:style-name="ce250">
            <text:p><text:s text:c="3"/>15,102</text:p>
          </table:table-cell>
          <table:table-cell office:value-type="float" office:value="15097" table:style-name="ce250">
            <text:p><text:s text:c="3"/>15,09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5" table:style-name="ce250">
            <text:p><text:s text:c="3"/>65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96" table:style-name="ce250">
            <text:p><text:s text:c="3"/>196</text:p>
          </table:table-cell>
          <table:table-cell office:value-type="float" office:value="278" table:style-name="ce249">
            <text:p><text:s text:c="3"/>278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7912" table:style-name="ce107">
            <text:p><text:s text:c="3"/>7,912</text:p>
          </table:table-cell>
          <table:table-cell office:value-type="float" office:value="7694" table:style-name="ce107">
            <text:p><text:s text:c="3"/>7,694</text:p>
          </table:table-cell>
          <table:table-cell office:value-type="float" office:value="7689" table:style-name="ce107">
            <text:p><text:s text:c="3"/>7,68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7838" table:style-name="ce25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7618" table:style-name="ce132">
            <text:p><text:s text:c="3"/>7,618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1" table:style-name="ce253">
            <text:p><text:s text:c="3"/>141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042" table:style-name="ce114">
            <text:p><text:s text:c="3"/>8,04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83" table:style-name="ce114">
            <text:p><text:s text:c="3"/>183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0" table:style-name="ce114">
            <text:p>—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7838" table:style-name="ce258">
            <text:p><text:s text:c="3"/>7,838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238" table:style-name="ce141">
            <text:p><text:s text:c="3"/>238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10" table:style-name="ce141">
            <text:p><text:s text:c="3"/>110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0" table:style-name="ce259">
            <text:p>—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7"/>
          <table:table-cell office:value-type="string" table:style-name="ce144">
            <text:p>計</text:p>
          </table:table-cell>
          <table:table-cell office:value-type="float" office:value="16550" table:style-name="ce118">
            <text:p><text:s text:c="3"/>16,550</text:p>
          </table:table-cell>
          <table:table-cell office:value-type="float" office:value="16036" table:style-name="ce118">
            <text:p><text:s text:c="3"/>16,036</text:p>
          </table:table-cell>
          <table:table-cell office:value-type="float" office:value="16034" table:style-name="ce118">
            <text:p><text:s text:c="3"/>16,03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362" table:style-name="ce118">
            <text:p><text:s text:c="3"/>362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279" table:style-name="ce118">
            <text:p><text:s text:c="3"/>279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92" table:style-name="ce118">
            <text:p><text:s text:c="3"/>192</text:p>
          </table:table-cell>
          <table:table-cell office:value-type="float" office:value="16306" table:style-name="ce249">
            <text:p><text:s text:c="3"/>16,306</text:p>
          </table:table-cell>
          <table:table-cell office:value-type="float" office:value="15795" table:style-name="ce250">
            <text:p><text:s text:c="3"/>15,795</text:p>
          </table:table-cell>
          <table:table-cell office:value-type="float" office:value="15793" table:style-name="ce250">
            <text:p><text:s text:c="3"/>15,79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359" table:style-name="ce250">
            <text:p><text:s text:c="3"/>359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276" table:style-name="ce250">
            <text:p><text:s text:c="3"/>27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9" table:style-name="ce250">
            <text:p><text:s text:c="3"/>189</text:p>
          </table:table-cell>
          <table:table-cell office:value-type="float" office:value="244" table:style-name="ce249">
            <text:p><text:s text:c="3"/>244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23" table:style-name="ce107">
            <text:p><text:s text:c="3"/>8,22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7990" table:style-name="ce107">
            <text:p><text:s text:c="3"/>7,9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50" table:style-name="ce107">
            <text:p><text:s text:c="3"/>1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9" table:style-name="ce107">
            <text:p><text:s text:c="3"/>149</text:p>
          </table:table-cell>
          <table:table-cell office:value-type="float" office:value="8153" table:style-name="ce25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7922" table:style-name="ce132">
            <text:p><text:s text:c="3"/>7,9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48" table:style-name="ce253">
            <text:p><text:s text:c="3"/>148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7" table:style-name="ce253">
            <text:p><text:s text:c="3"/>147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327" table:style-name="ce114">
            <text:p><text:s text:c="3"/>8,327</text:p>
          </table:table-cell>
          <table:table-cell office:value-type="float" office:value="8045" table:style-name="ce114">
            <text:p><text:s text:c="3"/>8,045</text:p>
          </table:table-cell>
          <table:table-cell office:value-type="float" office:value="8044" table:style-name="ce114">
            <text:p><text:s text:c="3"/>8,04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9" table:style-name="ce114">
            <text:p><text:s text:c="3"/>179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0" table:style-name="ce114">
            <text:p>—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8153" table:style-name="ce258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7871" table:style-name="ce141">
            <text:p><text:s text:c="3"/>7,87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24" table:style-name="ce141">
            <text:p><text:s text:c="3"/>2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0" table:style-name="ce259">
            <text:p>—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174" table:style-name="ce258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8546" table:style-name="ce118">
            <text:p><text:s text:c="3"/>8,546</text:p>
          </table:table-cell>
          <table:table-cell office:value-type="float" office:value="8196" table:style-name="ce118">
            <text:p><text:s text:c="3"/>8,196</text:p>
          </table:table-cell>
          <table:table-cell office:value-type="float" office:value="8192" table:style-name="ce118">
            <text:p><text:s text:c="3"/>8,19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35" table:style-name="ce118">
            <text:p><text:s text:c="3"/>3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0" table:style-name="ce118">
            <text:p>—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8324" table:style-name="ce249">
            <text:p><text:s text:c="3"/>8,324</text:p>
          </table:table-cell>
          <table:table-cell office:value-type="float" office:value="7981" table:style-name="ce250">
            <text:p><text:s text:c="3"/>7,981</text:p>
          </table:table-cell>
          <table:table-cell office:value-type="float" office:value="7977" table:style-name="ce250">
            <text:p><text:s text:c="3"/>7,97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5" table:style-name="ce250">
            <text:p><text:s text:c="3"/>3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0" table:style-name="ce250">
            <text:p>—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222" table:style-name="ce249">
            <text:p><text:s text:c="3"/>22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07">
            <text:p><text:s text:c="3"/>4,208</text:p>
          </table:table-cell>
          <table:table-cell office:value-type="float" office:value="4048" table:style-name="ce107">
            <text:p><text:s text:c="3"/>4,048</text:p>
          </table:table-cell>
          <table:table-cell office:value-type="float" office:value="4045" table:style-name="ce107">
            <text:p><text:s text:c="3"/>4,04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0" table:style-name="ce107">
            <text:p>—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0" table:style-name="ce107">
            <text:p>—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0" table:style-name="ce107">
            <text:p>—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4162" table:style-name="ce252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4002" table:style-name="ce132">
            <text:p><text:s text:c="3"/>4,0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0" table:style-name="ce132">
            <text:p>—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0" table:style-name="ce132">
            <text:p>—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0" table:style-name="ce253">
            <text:p>—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4338" table:style-name="ce114">
            <text:p><text:s text:c="3"/>4,338</text:p>
          </table:table-cell>
          <table:table-cell office:value-type="float" office:value="4148" table:style-name="ce114">
            <text:p><text:s text:c="3"/>4,148</text:p>
          </table:table-cell>
          <table:table-cell office:value-type="float" office:value="4147" table:style-name="ce114">
            <text:p><text:s text:c="3"/>4,1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116" table:style-name="ce114">
            <text:p><text:s text:c="3"/>116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0" table:style-name="ce114">
            <text:p>—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4162" table:style-name="ce258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3975" table:style-name="ce141">
            <text:p><text:s text:c="3"/>3,97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0" table:style-name="ce141">
            <text:p>—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0054" table:style-name="ce118">
            <text:p><text:s text:c="3"/>20,054</text:p>
          </table:table-cell>
          <table:table-cell office:value-type="float" office:value="19590" table:style-name="ce118">
            <text:p><text:s text:c="3"/>19,590</text:p>
          </table:table-cell>
          <table:table-cell office:value-type="float" office:value="19587" table:style-name="ce118">
            <text:p><text:s text:c="3"/>19,58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0" table:style-name="ce118">
            <text:p>—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19716" table:style-name="ce249">
            <text:p><text:s text:c="3"/>19,716</text:p>
          </table:table-cell>
          <table:table-cell office:value-type="float" office:value="19252" table:style-name="ce250">
            <text:p><text:s text:c="3"/>19,252</text:p>
          </table:table-cell>
          <table:table-cell office:value-type="float" office:value="19249" table:style-name="ce250">
            <text:p><text:s text:c="3"/>19,24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20" table:style-name="ce250">
            <text:p><text:s text:c="3"/>320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0" table:style-name="ce250">
            <text:p>—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338" table:style-name="ce249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07">
            <text:p><text:s text:c="3"/>9,932</text:p>
          </table:table-cell>
          <table:table-cell office:value-type="float" office:value="9744" table:style-name="ce107">
            <text:p><text:s text:c="3"/>9,744</text:p>
          </table:table-cell>
          <table:table-cell office:value-type="float" office:value="9741" table:style-name="ce107">
            <text:p><text:s text:c="3"/>9,7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0" table:style-name="ce107">
            <text:p>—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9858" table:style-name="ce252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9667" table:style-name="ce132">
            <text:p><text:s text:c="3"/>9,66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0" table:style-name="ce253">
            <text:p>—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0122" table:style-name="ce114">
            <text:p><text:s text:c="3"/>10,122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5" table:style-name="ce114">
            <text:p><text:s text:c="3"/>175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0" table:style-name="ce114">
            <text:p>—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9858" table:style-name="ce258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62" table:style-name="ce141">
            <text:p><text:s text:c="3"/>62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264" table:style-name="ce258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2612" table:style-name="ce118">
            <text:p><text:s text:c="3"/>22,612</text:p>
          </table:table-cell>
          <table:table-cell office:value-type="float" office:value="22009" table:style-name="ce118">
            <text:p><text:s text:c="3"/>22,009</text:p>
          </table:table-cell>
          <table:table-cell office:value-type="float" office:value="22003" table:style-name="ce118">
            <text:p><text:s text:c="3"/>22,00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291" table:style-name="ce118">
            <text:p><text:s text:c="3"/>291</text:p>
          </table:table-cell>
          <table:table-cell office:value-type="float" office:value="215" table:style-name="ce118">
            <text:p><text:s text:c="3"/>215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22312" table:style-name="ce249">
            <text:p><text:s text:c="3"/>22,312</text:p>
          </table:table-cell>
          <table:table-cell office:value-type="float" office:value="21714" table:style-name="ce250">
            <text:p><text:s text:c="3"/>21,714</text:p>
          </table:table-cell>
          <table:table-cell office:value-type="float" office:value="21708" table:style-name="ce250">
            <text:p><text:s text:c="3"/>21,70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93" table:style-name="ce250">
            <text:p><text:s text:c="3"/>393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289" table:style-name="ce250">
            <text:p><text:s text:c="3"/>289</text:p>
          </table:table-cell>
          <table:table-cell office:value-type="float" office:value="213" table:style-name="ce250">
            <text:p><text:s text:c="3"/>2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180" table:style-name="ce250">
            <text:p><text:s text:c="3"/>18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300" table:style-name="ce249">
            <text:p><text:s text:c="3"/>300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07">
            <text:p><text:s text:c="3"/>11,250</text:p>
          </table:table-cell>
          <table:table-cell office:value-type="float" office:value="11020" table:style-name="ce107">
            <text:p><text:s text:c="3"/>11,020</text:p>
          </table:table-cell>
          <table:table-cell office:value-type="float" office:value="11014" table:style-name="ce107">
            <text:p><text:s text:c="3"/>11,01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24" table:style-name="ce107">
            <text:p><text:s text:c="3"/>2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84" table:style-name="ce107">
            <text:p><text:s text:c="3"/>1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11156" table:style-name="ce252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10922" table:style-name="ce132">
            <text:p><text:s text:c="3"/>10,92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77" table:style-name="ce132">
            <text:p><text:s text:c="3"/>177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2" table:style-name="ce253">
            <text:p><text:s text:c="3"/>142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1362" table:style-name="ce114">
            <text:p><text:s text:c="3"/>11,362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0" table:style-name="ce114">
            <text:p>—</text:p>
          </table:table-cell>
          <table:table-cell office:value-type="float" office:value="130" table:style-name="ce114">
            <text:p><text:s text:c="3"/>130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6" table:style-name="ce114">
            <text:p><text:s text:c="3"/>26</text:p>
          </table:table-cell>
          <table:table-cell office:value-type="float" office:value="213" table:style-name="ce114">
            <text:p><text:s text:c="3"/>213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112" table:style-name="ce114">
            <text:p><text:s text:c="3"/>112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0" table:style-name="ce114">
            <text:p>—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11156" table:style-name="ce258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0" table:style-name="ce141">
            <text:p>—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1362" table:style-name="ce118">
            <text:p><text:s text:c="3"/>21,362</text:p>
          </table:table-cell>
          <table:table-cell office:value-type="float" office:value="20581" table:style-name="ce118">
            <text:p><text:s text:c="3"/>20,581</text:p>
          </table:table-cell>
          <table:table-cell office:value-type="float" office:value="20574" table:style-name="ce118">
            <text:p><text:s text:c="3"/>20,574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391" table:style-name="ce118">
            <text:p><text:s text:c="3"/>391</text:p>
          </table:table-cell>
          <table:table-cell office:value-type="float" office:value="242" table:style-name="ce118">
            <text:p><text:s text:c="3"/>242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39" table:style-name="ce118">
            <text:p><text:s text:c="3"/>239</text:p>
          </table:table-cell>
          <table:table-cell office:value-type="float" office:value="21022" table:style-name="ce249">
            <text:p><text:s text:c="3"/>21,022</text:p>
          </table:table-cell>
          <table:table-cell office:value-type="float" office:value="20249" table:style-name="ce250">
            <text:p><text:s text:c="3"/>20,249</text:p>
          </table:table-cell>
          <table:table-cell office:value-type="float" office:value="20243" table:style-name="ce250">
            <text:p><text:s text:c="3"/>20,24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2" table:style-name="ce250">
            <text:p><text:s text:c="3"/>222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75" table:style-name="ce250">
            <text:p><text:s text:c="3"/>475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242" table:style-name="ce250">
            <text:p><text:s text:c="3"/>24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340" table:style-name="ce249">
            <text:p><text:s text:c="3"/>340</text:p>
          </table:table-cell>
          <table:table-cell office:value-type="float" office:value="332" table:style-name="ce250">
            <text:p><text:s text:c="3"/>332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1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0597" table:style-name="ce107">
            <text:p><text:s text:c="3"/>10,597</text:p>
          </table:table-cell>
          <table:table-cell office:value-type="float" office:value="10306" table:style-name="ce107">
            <text:p><text:s text:c="3"/>10,306</text:p>
          </table:table-cell>
          <table:table-cell office:value-type="float" office:value="10299" table:style-name="ce107">
            <text:p><text:s text:c="3"/>10,29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4" table:style-name="ce107">
            <text:p><text:s text:c="3"/>22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5" table:style-name="ce107">
            <text:p><text:s text:c="3"/>185</text:p>
          </table:table-cell>
          <table:table-cell office:value-type="float" office:value="10511" table:style-name="ce252">
            <text:p><text:s text:c="3"/>10,511</text:p>
          </table:table-cell>
          <table:table-cell office:value-type="float" office:value="10227" table:style-name="ce132">
            <text:p><text:s text:c="3"/>10,227</text:p>
          </table:table-cell>
          <table:table-cell office:value-type="float" office:value="10221" table:style-name="ce132">
            <text:p><text:s text:c="3"/>10,22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79" table:style-name="ce253">
            <text:p><text:s text:c="3"/>17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8" table:style-name="ce253">
            <text:p><text:s text:c="3"/>178</text:p>
          </table:table-cell>
          <table:table-cell office:value-type="float" office:value="86" table:style-name="ce252">
            <text:p><text:s text:c="3"/>8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0765" table:style-name="ce114">
            <text:p><text:s text:c="3"/>10,765</text:p>
          </table:table-cell>
          <table:table-cell office:value-type="float" office:value="10275" table:style-name="ce114">
            <text:p><text:s text:c="3"/>10,275</text:p>
          </table:table-cell>
          <table:table-cell office:value-type="float" office:value="10275" table:style-name="ce114">
            <text:p><text:s text:c="3"/>10,275</text:p>
          </table:table-cell>
          <table:table-cell office:value-type="float" office:value="0" table:style-name="ce114">
            <text:p>—</text:p>
          </table:table-cell>
          <table:table-cell office:value-type="float" office:value="189" table:style-name="ce114">
            <text:p><text:s text:c="3"/>189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118" table:style-name="ce114">
            <text:p><text:s text:c="3"/>118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1" table:style-name="ce114">
            <text:p><text:s text:c="3"/>41</text:p>
          </table:table-cell>
          <table:table-cell office:value-type="float" office:value="256" table:style-name="ce114">
            <text:p><text:s text:c="3"/>256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167" table:style-name="ce114">
            <text:p><text:s text:c="3"/>167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0" table:style-name="ce114">
            <text:p>—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10511" table:style-name="ce258">
            <text:p><text:s text:c="3"/>10,511</text:p>
          </table:table-cell>
          <table:table-cell office:value-type="float" office:value="10022" table:style-name="ce141">
            <text:p><text:s text:c="3"/>10,022</text:p>
          </table:table-cell>
          <table:table-cell office:value-type="float" office:value="10022" table:style-name="ce141">
            <text:p><text:s text:c="3"/>10,022</text:p>
          </table:table-cell>
          <table:table-cell office:value-type="float" office:value="0" table:style-name="ce141">
            <text:p>—</text:p>
          </table:table-cell>
          <table:table-cell office:value-type="float" office:value="189" table:style-name="ce141">
            <text:p><text:s text:c="3"/>18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256" table:style-name="ce141">
            <text:p><text:s text:c="3"/>256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167" table:style-name="ce141">
            <text:p><text:s text:c="3"/>167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54" table:style-name="ce259">
            <text:p><text:s text:c="3"/>54</text:p>
          </table:table-cell>
          <table:table-cell office:value-type="float" office:value="0" table:style-name="ce259">
            <text:p>—</text:p>
          </table:table-cell>
          <table:table-cell office:value-type="float" office:value="54" table:style-name="ce259">
            <text:p><text:s text:c="3"/>54</text:p>
          </table:table-cell>
          <table:table-cell office:value-type="float" office:value="254" table:style-name="ce258">
            <text:p><text:s text:c="3"/>254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44"/>
          <table:table-cell table:style-name="ce283"/>
          <table:table-cell office:value-type="string" table:style-name="ce168">
            <text:p>說明：1.本表按登記日期統計，95年以前未有設籍情形統計。</text:p>
          </table:table-cell>
          <table:table-cell table:number-columns-repeated="3" table:style-name="ce284"/>
          <table:table-cell table:number-columns-repeated="4" table:style-name="ce285"/>
          <table:table-cell table:number-columns-spanned="2" table:number-rows-spanned="1" table:style-name="ce306"/>
          <table:covered-table-cell/>
          <table:table-cell table:number-columns-repeated="4" table:style-name="ce284"/>
          <table:table-cell table:number-columns-repeated="2" table:style-name="ce44"/>
          <table:table-cell table:style-name="ce170"/>
          <table:table-cell table:style-name="ce287"/>
          <table:table-cell table:number-columns-repeated="3"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6" table:style-name="ce44"/>
          <table:table-cell office:value-type="string" table:style-name="ce167">
            <text:p>內政部戶政司 民國110年12月10日編製</text:p>
          </table:table-cell>
          <table:table-cell table:number-columns-repeated="16325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     <text:s/>2.本國籍未設籍欄位係指臺灣地區無戶籍國民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style-name="ce44"/>
          <table:table-cell table:style-name="ce199"/>
          <table:table-cell office:value-type="string" table:style-name="ce16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/>
        </table:table-row>
        <table:table-row table:style-name="ro7">
          <table:table-cell table:style-name="ce44"/>
          <table:table-cell table:style-name="ce290"/>
          <table:table-cell office:value-type="string" table:style-name="ce168">
            <text:p><text:s text:c="6"/>6.相同性別2人之結婚資料係自108年5月24日起統計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/>
        </table:table-row>
        <table:table-row table:style-name="ro7">
          <table:table-cell table:number-columns-repeated="2" table:style-name="ce170"/>
          <table:table-cell table:style-name="ce291"/>
          <table:table-cell table:number-columns-repeated="19" table:style-name="ce284"/>
          <table:table-cell table:style-name="ce292"/>
          <table:table-cell table:number-columns-repeated="18" table:style-name="ce288"/>
          <table:table-cell table:style-name="ce292"/>
          <table:table-cell table:number-columns-repeated="10" table:style-name="ce288"/>
          <table:table-cell table:number-columns-repeated="16332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style-name="ro8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4" table:style-name="ro7">
          <table:table-cell table:number-columns-repeated="2" table:style-name="ce44"/>
          <table:table-cell table:number-columns-repeated="17" table:style-name="ce284"/>
          <table:table-cell table:number-columns-repeated="3" table:style-name="ce44"/>
          <table:table-cell table:number-columns-repeated="30" table:style-name="ce288"/>
          <table:table-cell table:number-columns-repeated="16332"/>
        </table:table-row>
        <table:table-row table:number-rows-repeated="6"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32" table:style-name="ro7">
          <table:table-cell table:number-columns-repeated="2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88"/>
          <table:table-cell table:number-columns-repeated="16332"/>
        </table:table-row>
        <table:table-row table:number-rows-repeated="1048261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62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1D0" table:style-name="ta4">
        <table:table-source xlink:href="file:///C:/Users/moi1849/Desktop/123/3/1.月報/06速(月)報套印/11011/上網各月08及09公式(11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1E0" table:style-name="ta4">
        <table:table-source xlink:href="file:///C:/Users/moi1849/Desktop/123/3/1.月報/06速(月)報套印/11011/上網各月08及09公式(11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8結-年月別" table:style-name="ta4">
        <table:table-source xlink:href="file:///C:/Users/moi1849/Desktop/123/3/1.月報/06速(月)報套印/11011/上網各月08及09公式(11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8結-縣市別" table:style-name="ta4">
        <table:table-source xlink:href="file:///C:/Users/moi1849/Desktop/123/3/1.月報/06速(月)報套印/11011/上網各月08及09公式(11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8結-設籍情形" table:style-name="ta4">
        <table:table-source xlink:href="file:///C:/Users/moi1849/Desktop/123/3/1.月報/06速(月)報套印/11011/上網各月08及09公式(11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9離-年月別" table:style-name="ta4">
        <table:table-source xlink:href="file:///C:/Users/moi1849/Desktop/123/3/1.月報/06速(月)報套印/11011/上網各月08及09公式(11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9離-縣市別" table:style-name="ta4">
        <table:table-source xlink:href="file:///C:/Users/moi1849/Desktop/123/3/1.月報/06速(月)報套印/11011/上網各月08及09公式(11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9離-設籍情形" table:style-name="ta4">
        <table:table-source xlink:href="file:///C:/Users/moi1849/Desktop/123/3/1.月報/06速(月)報套印/11011/上網各月08及09公式(11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34:08Z</meta:creation-date>
    <dc:date>2021-12-03T03:35:04Z</dc:date>
  </office:meta>
</office:document-meta>
</file>